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1.4909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7346in"/>
    </style:style>
    <style:style style:name="co6" style:family="table-column">
      <style:table-column-properties fo:break-before="auto" style:column-width="1.30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NCM_5f_rainfall_5f_April14-17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CM_rainfall_April14-17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CM ID</text:p>
          </table:table-cell>
          <table:table-cell office:value-type="string" calcext:value-type="string">
            <text:p>RF_april_14-17</text:p>
          </table:table-cell>
          <table:table-cell table:style-name="ce3" office:value-type="string" calcext:value-type="string">
            <text:p>2024-04-14 00:00</text:p>
          </table:table-cell>
          <table:table-cell table:style-name="ce3" office:value-type="string" calcext:value-type="string">
            <text:p>2024-04-14 01:00</text:p>
          </table:table-cell>
          <table:table-cell table:style-name="ce3" office:value-type="string" calcext:value-type="string">
            <text:p>2024-04-14 02:00</text:p>
          </table:table-cell>
          <table:table-cell table:style-name="ce3" office:value-type="string" calcext:value-type="string">
            <text:p>2024-04-14 03:00</text:p>
          </table:table-cell>
          <table:table-cell table:style-name="ce3" office:value-type="string" calcext:value-type="string">
            <text:p>2024-04-14 04:00</text:p>
          </table:table-cell>
          <table:table-cell table:style-name="ce3" office:value-type="string" calcext:value-type="string">
            <text:p>2024-04-14 05:00</text:p>
          </table:table-cell>
          <table:table-cell table:style-name="ce3" office:value-type="string" calcext:value-type="string">
            <text:p>2024-04-14 06:00</text:p>
          </table:table-cell>
          <table:table-cell table:style-name="ce3" office:value-type="string" calcext:value-type="string">
            <text:p>2024-04-14 07:00</text:p>
          </table:table-cell>
          <table:table-cell table:style-name="ce3" office:value-type="string" calcext:value-type="string">
            <text:p>2024-04-14 08:00</text:p>
          </table:table-cell>
          <table:table-cell table:style-name="ce3" office:value-type="string" calcext:value-type="string">
            <text:p>2024-04-14 09:00</text:p>
          </table:table-cell>
          <table:table-cell table:style-name="ce3" office:value-type="string" calcext:value-type="string">
            <text:p>2024-04-14 10:00</text:p>
          </table:table-cell>
          <table:table-cell table:style-name="ce3" office:value-type="string" calcext:value-type="string">
            <text:p>2024-04-14 11:00</text:p>
          </table:table-cell>
          <table:table-cell table:style-name="ce3" office:value-type="string" calcext:value-type="string">
            <text:p>2024-04-14 12:00</text:p>
          </table:table-cell>
          <table:table-cell table:style-name="ce3" office:value-type="string" calcext:value-type="string">
            <text:p>2024-04-14 13:00</text:p>
          </table:table-cell>
          <table:table-cell table:style-name="ce3" office:value-type="string" calcext:value-type="string">
            <text:p>2024-04-14 14:00</text:p>
          </table:table-cell>
          <table:table-cell table:style-name="ce3" office:value-type="string" calcext:value-type="string">
            <text:p>2024-04-14 15:00</text:p>
          </table:table-cell>
          <table:table-cell table:style-name="ce3" office:value-type="string" calcext:value-type="string">
            <text:p>2024-04-14 16:00</text:p>
          </table:table-cell>
          <table:table-cell table:style-name="ce3" office:value-type="string" calcext:value-type="string">
            <text:p>2024-04-14 17:00</text:p>
          </table:table-cell>
          <table:table-cell table:style-name="ce3" office:value-type="string" calcext:value-type="string">
            <text:p>2024-04-14 18:00</text:p>
          </table:table-cell>
          <table:table-cell table:style-name="ce3" office:value-type="string" calcext:value-type="string">
            <text:p>2024-04-14 19:00</text:p>
          </table:table-cell>
          <table:table-cell table:style-name="ce3" office:value-type="string" calcext:value-type="string">
            <text:p>2024-04-14 20:00</text:p>
          </table:table-cell>
          <table:table-cell table:style-name="ce3" office:value-type="string" calcext:value-type="string">
            <text:p>2024-04-14 21:00</text:p>
          </table:table-cell>
          <table:table-cell table:style-name="ce3" office:value-type="string" calcext:value-type="string">
            <text:p>2024-04-14 22:00</text:p>
          </table:table-cell>
          <table:table-cell table:style-name="ce3" office:value-type="string" calcext:value-type="string">
            <text:p>2024-04-14 23:00</text:p>
          </table:table-cell>
          <table:table-cell table:style-name="ce3" office:value-type="string" calcext:value-type="string">
            <text:p>2024-04-15 00:00</text:p>
          </table:table-cell>
          <table:table-cell table:style-name="ce3" office:value-type="string" calcext:value-type="string">
            <text:p>2024-04-15 01:00</text:p>
          </table:table-cell>
          <table:table-cell table:style-name="ce3" office:value-type="string" calcext:value-type="string">
            <text:p>2024-04-15 02:00</text:p>
          </table:table-cell>
          <table:table-cell table:style-name="ce3" office:value-type="string" calcext:value-type="string">
            <text:p>2024-04-15 03:00</text:p>
          </table:table-cell>
          <table:table-cell table:style-name="ce3" office:value-type="string" calcext:value-type="string">
            <text:p>2024-04-15 04:00</text:p>
          </table:table-cell>
          <table:table-cell table:style-name="ce3" office:value-type="string" calcext:value-type="string">
            <text:p>2024-04-15 05:00</text:p>
          </table:table-cell>
          <table:table-cell table:style-name="ce3" office:value-type="string" calcext:value-type="string">
            <text:p>2024-04-15 06:00</text:p>
          </table:table-cell>
          <table:table-cell table:style-name="ce3" office:value-type="string" calcext:value-type="string">
            <text:p>2024-04-15 07:00</text:p>
          </table:table-cell>
          <table:table-cell table:style-name="ce3" office:value-type="string" calcext:value-type="string">
            <text:p>2024-04-15 08:00</text:p>
          </table:table-cell>
          <table:table-cell table:style-name="ce3" office:value-type="string" calcext:value-type="string">
            <text:p>2024-04-15 09:00</text:p>
          </table:table-cell>
          <table:table-cell table:style-name="ce3" office:value-type="string" calcext:value-type="string">
            <text:p>2024-04-15 10:00</text:p>
          </table:table-cell>
          <table:table-cell table:style-name="ce3" office:value-type="string" calcext:value-type="string">
            <text:p>2024-04-15 11:00</text:p>
          </table:table-cell>
          <table:table-cell table:style-name="ce3" office:value-type="string" calcext:value-type="string">
            <text:p>2024-04-15 12:00</text:p>
          </table:table-cell>
          <table:table-cell table:style-name="ce3" office:value-type="string" calcext:value-type="string">
            <text:p>2024-04-15 13:00</text:p>
          </table:table-cell>
          <table:table-cell table:style-name="ce3" office:value-type="string" calcext:value-type="string">
            <text:p>2024-04-15 14:00</text:p>
          </table:table-cell>
          <table:table-cell table:style-name="ce3" office:value-type="string" calcext:value-type="string">
            <text:p>2024-04-15 15:00</text:p>
          </table:table-cell>
          <table:table-cell table:style-name="ce3" office:value-type="string" calcext:value-type="string">
            <text:p>2024-04-15 16:00</text:p>
          </table:table-cell>
          <table:table-cell table:style-name="ce3" office:value-type="string" calcext:value-type="string">
            <text:p>2024-04-15 17:00</text:p>
          </table:table-cell>
          <table:table-cell table:style-name="ce3" office:value-type="string" calcext:value-type="string">
            <text:p>2024-04-15 18:00</text:p>
          </table:table-cell>
          <table:table-cell table:style-name="ce3" office:value-type="string" calcext:value-type="string">
            <text:p>2024-04-15 19:00</text:p>
          </table:table-cell>
          <table:table-cell table:style-name="ce3" office:value-type="string" calcext:value-type="string">
            <text:p>2024-04-15 20:00</text:p>
          </table:table-cell>
          <table:table-cell table:style-name="ce3" office:value-type="string" calcext:value-type="string">
            <text:p>2024-04-15 21:00</text:p>
          </table:table-cell>
          <table:table-cell table:style-name="ce3" office:value-type="string" calcext:value-type="string">
            <text:p>2024-04-15 22:00</text:p>
          </table:table-cell>
          <table:table-cell table:style-name="ce3" office:value-type="string" calcext:value-type="string">
            <text:p>2024-04-15 23:00</text:p>
          </table:table-cell>
          <table:table-cell table:style-name="ce3" office:value-type="string" calcext:value-type="string">
            <text:p>2024-04-16 00:00</text:p>
          </table:table-cell>
          <table:table-cell table:style-name="ce3" office:value-type="string" calcext:value-type="string">
            <text:p>2024-04-16 01:00</text:p>
          </table:table-cell>
          <table:table-cell table:style-name="ce3" office:value-type="string" calcext:value-type="string">
            <text:p>2024-04-16 02:00</text:p>
          </table:table-cell>
          <table:table-cell table:style-name="ce3" office:value-type="string" calcext:value-type="string">
            <text:p>2024-04-16 03:00</text:p>
          </table:table-cell>
          <table:table-cell table:style-name="ce3" office:value-type="string" calcext:value-type="string">
            <text:p>2024-04-16 04:00</text:p>
          </table:table-cell>
          <table:table-cell table:style-name="ce3" office:value-type="string" calcext:value-type="string">
            <text:p>2024-04-16 05:00</text:p>
          </table:table-cell>
          <table:table-cell table:style-name="ce3" office:value-type="string" calcext:value-type="string">
            <text:p>2024-04-16 06:00</text:p>
          </table:table-cell>
          <table:table-cell table:style-name="ce3" office:value-type="string" calcext:value-type="string">
            <text:p>2024-04-16 07:00</text:p>
          </table:table-cell>
          <table:table-cell table:style-name="ce3" office:value-type="string" calcext:value-type="string">
            <text:p>2024-04-16 08:00</text:p>
          </table:table-cell>
          <table:table-cell table:style-name="ce3" office:value-type="string" calcext:value-type="string">
            <text:p>2024-04-16 09:00</text:p>
          </table:table-cell>
          <table:table-cell table:style-name="ce3" office:value-type="string" calcext:value-type="string">
            <text:p>2024-04-16 10:00</text:p>
          </table:table-cell>
          <table:table-cell table:style-name="ce3" office:value-type="string" calcext:value-type="string">
            <text:p>2024-04-16 11:00</text:p>
          </table:table-cell>
          <table:table-cell table:style-name="ce3" office:value-type="string" calcext:value-type="string">
            <text:p>2024-04-16 12:00</text:p>
          </table:table-cell>
          <table:table-cell table:style-name="ce3" office:value-type="string" calcext:value-type="string">
            <text:p>2024-04-16 13:00</text:p>
          </table:table-cell>
          <table:table-cell table:style-name="ce3" office:value-type="string" calcext:value-type="string">
            <text:p>2024-04-16 14:00</text:p>
          </table:table-cell>
          <table:table-cell table:style-name="ce3" office:value-type="string" calcext:value-type="string">
            <text:p>2024-04-16 15:00</text:p>
          </table:table-cell>
          <table:table-cell table:style-name="ce3" office:value-type="string" calcext:value-type="string">
            <text:p>2024-04-16 16:00</text:p>
          </table:table-cell>
          <table:table-cell table:style-name="ce3" office:value-type="string" calcext:value-type="string">
            <text:p>2024-04-16 17:00</text:p>
          </table:table-cell>
          <table:table-cell table:style-name="ce3" office:value-type="string" calcext:value-type="string">
            <text:p>2024-04-16 18:00</text:p>
          </table:table-cell>
          <table:table-cell table:style-name="ce3" office:value-type="string" calcext:value-type="string">
            <text:p>2024-04-16 19:00</text:p>
          </table:table-cell>
          <table:table-cell table:style-name="ce3" office:value-type="string" calcext:value-type="string">
            <text:p>2024-04-16 20:00</text:p>
          </table:table-cell>
          <table:table-cell table:style-name="ce3" office:value-type="string" calcext:value-type="string">
            <text:p>2024-04-16 21:00</text:p>
          </table:table-cell>
          <table:table-cell table:style-name="ce3" office:value-type="string" calcext:value-type="string">
            <text:p>2024-04-16 22:00</text:p>
          </table:table-cell>
          <table:table-cell table:style-name="ce3" office:value-type="string" calcext:value-type="string">
            <text:p>2024-04-16 23:00</text:p>
          </table:table-cell>
          <table:table-cell table:style-name="ce3" office:value-type="string" calcext:value-type="string">
            <text:p>2024-04-17 00:00</text:p>
          </table:table-cell>
          <table:table-cell table:style-name="ce3" office:value-type="string" calcext:value-type="string">
            <text:p>2024-04-17 01:00</text:p>
          </table:table-cell>
          <table:table-cell table:style-name="ce3" office:value-type="string" calcext:value-type="string">
            <text:p>2024-04-17 02:00</text:p>
          </table:table-cell>
          <table:table-cell table:style-name="ce3" office:value-type="string" calcext:value-type="string">
            <text:p>2024-04-17 03:00</text:p>
          </table:table-cell>
          <table:table-cell table:style-name="ce3" office:value-type="string" calcext:value-type="string">
            <text:p>2024-04-17 04:00</text:p>
          </table:table-cell>
          <table:table-cell table:style-name="ce3" office:value-type="string" calcext:value-type="string">
            <text:p>2024-04-17 05:00</text:p>
          </table:table-cell>
          <table:table-cell table:style-name="ce3" office:value-type="string" calcext:value-type="string">
            <text:p>2024-04-17 06:00</text:p>
          </table:table-cell>
          <table:table-cell table:style-name="ce3" office:value-type="string" calcext:value-type="string">
            <text:p>2024-04-17 07:00</text:p>
          </table:table-cell>
          <table:table-cell table:style-name="ce3" office:value-type="string" calcext:value-type="string">
            <text:p>2024-04-17 08:00</text:p>
          </table:table-cell>
          <table:table-cell table:style-name="ce3" office:value-type="string" calcext:value-type="string">
            <text:p>2024-04-17 09:00</text:p>
          </table:table-cell>
          <table:table-cell table:style-name="ce3" office:value-type="string" calcext:value-type="string">
            <text:p>2024-04-17 10:00</text:p>
          </table:table-cell>
          <table:table-cell table:style-name="ce3" office:value-type="string" calcext:value-type="string">
            <text:p>2024-04-17 11:00</text:p>
          </table:table-cell>
          <table:table-cell table:style-name="ce3" office:value-type="string" calcext:value-type="string">
            <text:p>2024-04-17 12:00</text:p>
          </table:table-cell>
          <table:table-cell table:style-name="ce3" office:value-type="string" calcext:value-type="string">
            <text:p>2024-04-17 13:00</text:p>
          </table:table-cell>
          <table:table-cell table:style-name="ce3" office:value-type="string" calcext:value-type="string">
            <text:p>2024-04-17 14:00</text:p>
          </table:table-cell>
          <table:table-cell table:style-name="ce3" office:value-type="string" calcext:value-type="string">
            <text:p>2024-04-17 15:00</text:p>
          </table:table-cell>
          <table:table-cell table:style-name="ce3" office:value-type="string" calcext:value-type="string">
            <text:p>2024-04-17 16:00</text:p>
          </table:table-cell>
          <table:table-cell table:style-name="ce3" office:value-type="string" calcext:value-type="string">
            <text:p>2024-04-17 17:00</text:p>
          </table:table-cell>
          <table:table-cell table:style-name="ce3" office:value-type="string" calcext:value-type="string">
            <text:p>2024-04-17 18:00</text:p>
          </table:table-cell>
          <table:table-cell table:style-name="ce3" office:value-type="string" calcext:value-type="string">
            <text:p>2024-04-17 19:00</text:p>
          </table:table-cell>
          <table:table-cell table:style-name="ce3" office:value-type="string" calcext:value-type="string">
            <text:p>2024-04-17 20:00</text:p>
          </table:table-cell>
          <table:table-cell table:style-name="ce3" office:value-type="string" calcext:value-type="string">
            <text:p>2024-04-17 21:00</text:p>
          </table:table-cell>
          <table:table-cell table:style-name="ce3" office:value-type="string" calcext:value-type="string">
            <text:p>2024-04-17 22:00</text:p>
          </table:table-cell>
          <table:table-cell table:style-name="ce3" office:value-type="string" calcext:value-type="string">
            <text:p>2024-04-17 23:00</text:p>
          </table:table-cell>
          <table:table-cell table:style-name="ce3" office:value-type="string" calcext:value-type="string">
            <text:p>2024-04-18 00:00</text:p>
          </table:table-cell>
          <table:table-cell table:number-columns-repeated="922"/>
        </table:table-row>
        <table:table-row table:style-name="ro1">
          <table:table-cell office:value-type="float" office:value="55.1333333299999" calcext:value-type="float">
            <text:p>55.1333333299999</text:p>
          </table:table-cell>
          <table:table-cell office:value-type="float" office:value="22.6999999999999" calcext:value-type="float">
            <text:p>22.6999999999999</text:p>
          </table:table-cell>
          <table:table-cell office:value-type="string" calcext:value-type="string">
            <text:p>Um Azimul</text:p>
          </table:table-cell>
          <table:table-cell office:value-type="float" office:value="16" calcext:value-type="float">
            <text:p>16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15" calcext:value-type="float">
            <text:p>0.11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2831" calcext:value-type="float">
            <text:p>2.28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236" calcext:value-type="float">
            <text:p>0.236</text:p>
          </table:table-cell>
          <table:table-cell office:value-type="float" office:value="0.1989" calcext:value-type="float">
            <text:p>0.19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4542" calcext:value-type="float">
            <text:p>3.4542</text:p>
          </table:table-cell>
          <table:table-cell office:value-type="float" office:value="5.8864" calcext:value-type="float">
            <text:p>5.8864</text:p>
          </table:table-cell>
          <table:table-cell office:value-type="float" office:value="7.1911" calcext:value-type="float">
            <text:p>7.1911</text:p>
          </table:table-cell>
          <table:table-cell office:value-type="float" office:value="8.3889" calcext:value-type="float">
            <text:p>8.3889</text:p>
          </table:table-cell>
          <table:table-cell office:value-type="float" office:value="8.8095" calcext:value-type="float">
            <text:p>8.8095</text:p>
          </table:table-cell>
          <table:table-cell office:value-type="float" office:value="5.658" calcext:value-type="float">
            <text:p>5.65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295" calcext:value-type="float">
            <text:p>1.295</text:p>
          </table:table-cell>
          <table:table-cell office:value-type="float" office:value="0.0796" calcext:value-type="float">
            <text:p>0.079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office:value-type="float" office:value="54.8166666699999" calcext:value-type="float">
            <text:p>54.8166666699999</text:p>
          </table:table-cell>
          <table:table-cell office:value-type="float" office:value="22.81666667" calcext:value-type="float">
            <text:p>22.81666667</text:p>
          </table:table-cell>
          <table:table-cell office:value-type="string" calcext:value-type="string">
            <text:p>Gasyoura</text:p>
          </table:table-cell>
          <table:table-cell office:value-type="float" office:value="137" calcext:value-type="float">
            <text:p>137</text:p>
          </table:table-cell>
          <table:table-cell office:value-type="float" office:value="47.2" calcext:value-type="float">
            <text:p>47.2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791" calcext:value-type="float">
            <text:p>0.079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103" calcext:value-type="float">
            <text:p>0.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429" calcext:value-type="float">
            <text:p>1.44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1938" calcext:value-type="float">
            <text:p>0.19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5547" calcext:value-type="float">
            <text:p>3.5547</text:p>
          </table:table-cell>
          <table:table-cell office:value-type="float" office:value="6.3688" calcext:value-type="float">
            <text:p>6.3688</text:p>
          </table:table-cell>
          <table:table-cell office:value-type="float" office:value="8.7037" calcext:value-type="float">
            <text:p>8.7037</text:p>
          </table:table-cell>
          <table:table-cell office:value-type="float" office:value="8.0736" calcext:value-type="float">
            <text:p>8.0736</text:p>
          </table:table-cell>
          <table:table-cell office:value-type="float" office:value="2.2875" calcext:value-type="float">
            <text:p>2.2875</text:p>
          </table:table-cell>
          <table:table-cell office:value-type="float" office:value="1.2819" calcext:value-type="float">
            <text:p>1.281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6715" calcext:value-type="float">
            <text:p>0.671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office:value-type="float" office:value="54.2999999999999" calcext:value-type="float">
            <text:p>54.2999999999999</text:p>
          </table:table-cell>
          <table:table-cell office:value-type="float" office:value="22.9666666699999" calcext:value-type="float">
            <text:p>22.9666666699999</text:p>
          </table:table-cell>
          <table:table-cell office:value-type="string" calcext:value-type="string">
            <text:p>Hamim</text:p>
          </table:table-cell>
          <table:table-cell office:value-type="float" office:value="17" calcext:value-type="float">
            <text:p>17</text:p>
          </table:table-cell>
          <table:table-cell office:value-type="float" office:value="43.9" calcext:value-type="float">
            <text:p>43.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6471" calcext:value-type="float">
            <text:p>0.647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.2472" calcext:value-type="float">
            <text:p>5.2472</text:p>
          </table:table-cell>
          <table:table-cell office:value-type="float" office:value="8.3748" calcext:value-type="float">
            <text:p>8.3748</text:p>
          </table:table-cell>
          <table:table-cell office:value-type="float" office:value="9.2705" calcext:value-type="float">
            <text:p>9.2705</text:p>
          </table:table-cell>
          <table:table-cell office:value-type="float" office:value="8.3718" calcext:value-type="float">
            <text:p>8.3718</text:p>
          </table:table-cell>
          <table:table-cell office:value-type="float" office:value="4.6266" calcext:value-type="float">
            <text:p>4.6266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office:value-type="float" office:value="53.83333333" calcext:value-type="float">
            <text:p>53.83333333</text:p>
          </table:table-cell>
          <table:table-cell office:value-type="float" office:value="23.11666667" calcext:value-type="float">
            <text:p>23.11666667</text:p>
          </table:table-cell>
          <table:table-cell office:value-type="string" calcext:value-type="string">
            <text:p>Mezaira</text:p>
          </table:table-cell>
          <table:table-cell office:value-type="float" office:value="114" calcext:value-type="float">
            <text:p>114</text:p>
          </table:table-cell>
          <table:table-cell office:value-type="float" office:value="85.8" calcext:value-type="float">
            <text:p>85.8</text:p>
          </table:table-cell>
          <table:table-cell office:value-type="float" office:value="0" calcext:value-type="float">
            <text:p>0</text:p>
          </table:table-cell>
          <table:table-cell office:value-type="float" office:value="1.6735" calcext:value-type="float">
            <text:p>1.6735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1031" calcext:value-type="float">
            <text:p>0.1031</text:p>
          </table:table-cell>
          <table:table-cell office:value-type="float" office:value="1.2987" calcext:value-type="float">
            <text:p>1.2987</text:p>
          </table:table-cell>
          <table:table-cell office:value-type="float" office:value="5.2541" calcext:value-type="float">
            <text:p>5.2541</text:p>
          </table:table-cell>
          <table:table-cell office:value-type="float" office:value="8.2009" calcext:value-type="float">
            <text:p>8.2009</text:p>
          </table:table-cell>
          <table:table-cell office:value-type="float" office:value="6.7294" calcext:value-type="float">
            <text:p>6.7294</text:p>
          </table:table-cell>
          <table:table-cell office:value-type="float" office:value="7.5172" calcext:value-type="float">
            <text:p>7.5172</text:p>
          </table:table-cell>
          <table:table-cell office:value-type="float" office:value="6.0834" calcext:value-type="float">
            <text:p>6.0834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office:value-type="float" office:value="52.8833333299999" calcext:value-type="float">
            <text:p>52.8833333299999</text:p>
          </table:table-cell>
          <table:table-cell office:value-type="float" office:value="22.8999999999999" calcext:value-type="float">
            <text:p>22.8999999999999</text:p>
          </table:table-cell>
          <table:table-cell office:value-type="string" calcext:value-type="string">
            <text:p>Mukhariz</text:p>
          </table:table-cell>
          <table:table-cell office:value-type="float" office:value="24" calcext:value-type="float">
            <text:p>24</text:p>
          </table:table-cell>
          <table:table-cell office:value-type="float" office:value="13.9" calcext:value-type="float">
            <text:p>13.9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1502" calcext:value-type="float">
            <text:p>0.1502</text:p>
          </table:table-cell>
          <table:table-cell office:value-type="float" office:value="3.2543" calcext:value-type="float">
            <text:p>3.2543</text:p>
          </table:table-cell>
          <table:table-cell office:value-type="float" office:value="5.5868" calcext:value-type="float">
            <text:p>5.5868</text:p>
          </table:table-cell>
          <table:table-cell office:value-type="float" office:value="9.6992" calcext:value-type="float">
            <text:p>9.6992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office:value-type="float" office:value="52.2833333299999" calcext:value-type="float">
            <text:p>52.2833333299999</text:p>
          </table:table-cell>
          <table:table-cell office:value-type="float" office:value="23.28333333" calcext:value-type="float">
            <text:p>23.28333333</text:p>
          </table:table-cell>
          <table:table-cell office:value-type="string" calcext:value-type="string">
            <text:p>Al Jazeera b.g</text:p>
          </table:table-cell>
          <table:table-cell office:value-type="float" office:value="23" calcext:value-type="float">
            <text:p>23</text:p>
          </table:table-cell>
          <table:table-cell office:value-type="float" office:value="9.1" calcext:value-type="float">
            <text:p>9.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.2265" calcext:value-type="float">
            <text:p>1.2265</text:p>
          </table:table-cell>
          <table:table-cell office:value-type="float" office:value="1.379" calcext:value-type="float">
            <text:p>1.379</text:p>
          </table:table-cell>
          <table:table-cell office:value-type="float" office:value="1.002" calcext:value-type="float">
            <text:p>1.002</text:p>
          </table:table-cell>
          <table:table-cell office:value-type="float" office:value="11.3871" calcext:value-type="float">
            <text:p>11.3871</text:p>
          </table:table-cell>
          <table:table-cell office:value-type="float" office:value="24.3461" calcext:value-type="float">
            <text:p>24.346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23.3833333299999" calcext:value-type="float">
            <text:p>23.3833333299999</text:p>
          </table:table-cell>
          <table:table-cell office:value-type="string" calcext:value-type="string">
            <text:p>Owtaid</text:p>
          </table:table-cell>
          <table:table-cell office:value-type="float" office:value="19" calcext:value-type="float">
            <text:p>19</text:p>
          </table:table-cell>
          <table:table-cell office:value-type="float" office:value="91.9" calcext:value-type="float">
            <text:p>91.9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.1528" calcext:value-type="float">
            <text:p>2.1528</text:p>
          </table:table-cell>
          <table:table-cell office:value-type="float" office:value="3.8133" calcext:value-type="float">
            <text:p>3.8133</text:p>
          </table:table-cell>
          <table:table-cell office:value-type="float" office:value="3.312" calcext:value-type="float">
            <text:p>3.312</text:p>
          </table:table-cell>
          <table:table-cell office:value-type="float" office:value="7.0271" calcext:value-type="float">
            <text:p>7.0271</text:p>
          </table:table-cell>
          <table:table-cell office:value-type="float" office:value="5.1097" calcext:value-type="float">
            <text:p>5.1097</text:p>
          </table:table-cell>
          <table:table-cell office:value-type="float" office:value="2.8078" calcext:value-type="float">
            <text:p>2.8078</text:p>
          </table:table-cell>
          <table:table-cell office:value-type="float" office:value="0.0221" calcext:value-type="float">
            <text:p>0.022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office:value-type="float" office:value="53.1499999999999" calcext:value-type="float">
            <text:p>53.1499999999999</text:p>
          </table:table-cell>
          <table:table-cell office:value-type="float" office:value="23.81666667" calcext:value-type="float">
            <text:p>23.81666667</text:p>
          </table:table-cell>
          <table:table-cell office:value-type="string" calcext:value-type="string">
            <text:p>Bada Dafas</text:p>
          </table:table-cell>
          <table:table-cell office:value-type="float" office:value="479" calcext:value-type="float">
            <text:p>479</text:p>
          </table:table-cell>
          <table:table-cell office:value-type="float" office:value="62.6" calcext:value-type="float">
            <text:p>62.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8.5548" calcext:value-type="float">
            <text:p>8.5548</text:p>
          </table:table-cell>
          <table:table-cell office:value-type="float" office:value="16.0168" calcext:value-type="float">
            <text:p>16.0168</text:p>
          </table:table-cell>
          <table:table-cell office:value-type="float" office:value="23.5264" calcext:value-type="float">
            <text:p>23.5264</text:p>
          </table:table-cell>
          <table:table-cell office:value-type="float" office:value="23.3733" calcext:value-type="float">
            <text:p>23.3733</text:p>
          </table:table-cell>
          <table:table-cell office:value-type="float" office:value="18.5825" calcext:value-type="float">
            <text:p>18.5825</text:p>
          </table:table-cell>
          <table:table-cell office:value-type="float" office:value="5.0201" calcext:value-type="float">
            <text:p>5.0201</text:p>
          </table:table-cell>
          <table:table-cell office:value-type="float" office:value="0.0533" calcext:value-type="float">
            <text:p>0.0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184" calcext:value-type="float">
            <text:p>0.01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2.0309" calcext:value-type="float">
            <text:p>72.0309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office:value-type="float" office:value="53.68333333" calcext:value-type="float">
            <text:p>53.68333333</text:p>
          </table:table-cell>
          <table:table-cell office:value-type="float" office:value="23.68333333" calcext:value-type="float">
            <text:p>23.68333333</text:p>
          </table:table-cell>
          <table:table-cell office:value-type="string" calcext:value-type="string">
            <text:p>Madinat Zayed</text:p>
          </table:table-cell>
          <table:table-cell office:value-type="float" office:value="13" calcext:value-type="float">
            <text:p>13</text:p>
          </table:table-cell>
          <table:table-cell office:value-type="float" office:value="48.9" calcext:value-type="float">
            <text:p>48.9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.036" calcext:value-type="float">
            <text:p>1.036</text:p>
          </table:table-cell>
          <table:table-cell office:value-type="float" office:value="2.004" calcext:value-type="float">
            <text:p>2.004</text:p>
          </table:table-cell>
          <table:table-cell office:value-type="float" office:value="11.7334" calcext:value-type="float">
            <text:p>11.7334</text:p>
          </table:table-cell>
          <table:table-cell office:value-type="float" office:value="34.45" calcext:value-type="float">
            <text:p>34.45</text:p>
          </table:table-cell>
          <table:table-cell office:value-type="float" office:value="21" calcext:value-type="float">
            <text:p>21</text:p>
          </table:table-cell>
          <table:table-cell office:value-type="float" office:value="22.6877" calcext:value-type="float">
            <text:p>22.6877</text:p>
          </table:table-cell>
          <table:table-cell office:value-type="float" office:value="8.0892" calcext:value-type="float">
            <text:p>8.08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53" calcext:value-type="float">
            <text:p>0.02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.6387" calcext:value-type="float">
            <text:p>88.6387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22"/>
        </table:table-row>
        <table:table-row table:style-name="ro1">
          <table:table-cell office:value-type="float" office:value="54.5166666699999" calcext:value-type="float">
            <text:p>54.516666669999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Bu Humrah</text:p>
          </table:table-cell>
          <table:table-cell office:value-type="float" office:value="28" calcext:value-type="float">
            <text:p>28</text:p>
          </table:table-cell>
          <table:table-cell office:value-type="float" office:value="57.2" calcext:value-type="float">
            <text:p>57.2</text:p>
          </table:table-cell>
          <table:table-cell table:number-columns-repeated="1019"/>
        </table:table-row>
        <table:table-row table:style-name="ro1">
          <table:table-cell office:value-type="float" office:value="54.46666667" calcext:value-type="float">
            <text:p>54.46666667</text:p>
          </table:table-cell>
          <table:table-cell office:value-type="float" office:value="23.8333333299999" calcext:value-type="float">
            <text:p>23.8333333299999</text:p>
          </table:table-cell>
          <table:table-cell office:value-type="string" calcext:value-type="string">
            <text:p>Arjan</text:p>
          </table:table-cell>
          <table:table-cell office:value-type="float" office:value="478" calcext:value-type="float">
            <text:p>478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23.68333333" calcext:value-type="float">
            <text:p>23.68333333</text:p>
          </table:table-cell>
          <table:table-cell office:value-type="string" calcext:value-type="string">
            <text:p>Razeen</text:p>
          </table:table-cell>
          <table:table-cell office:value-type="float" office:value="20" calcext:value-type="float">
            <text:p>20</text:p>
          </table:table-cell>
          <table:table-cell office:value-type="float" office:value="75.7" calcext:value-type="float">
            <text:p>75.7</text:p>
          </table:table-cell>
          <table:table-cell table:number-columns-repeated="1019"/>
        </table:table-row>
        <table:table-row table:style-name="ro1">
          <table:table-cell office:value-type="float" office:value="54.71666667" calcext:value-type="float">
            <text:p>54.71666667</text:p>
          </table:table-cell>
          <table:table-cell office:value-type="float" office:value="23.93333333" calcext:value-type="float">
            <text:p>23.93333333</text:p>
          </table:table-cell>
          <table:table-cell office:value-type="string" calcext:value-type="string">
            <text:p>Al Haffar</text:p>
          </table:table-cell>
          <table:table-cell office:value-type="float" office:value="485" calcext:value-type="float">
            <text:p>485</text:p>
          </table:table-cell>
          <table:table-cell office:value-type="float" office:value="92.3" calcext:value-type="float">
            <text:p>92.3</text:p>
          </table:table-cell>
          <table:table-cell table:number-columns-repeated="1019"/>
        </table:table-row>
        <table:table-row table:style-name="ro1">
          <table:table-cell office:value-type="float" office:value="55.4166666699999" calcext:value-type="float">
            <text:p>55.4166666699999</text:p>
          </table:table-cell>
          <table:table-cell office:value-type="float" office:value="23.3833333299999" calcext:value-type="float">
            <text:p>23.3833333299999</text:p>
          </table:table-cell>
          <table:table-cell office:value-type="string" calcext:value-type="string">
            <text:p>Al Quaa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51.61666667" calcext:value-type="float">
            <text:p>51.61666667</text:p>
          </table:table-cell>
          <table:table-cell office:value-type="float" office:value="24.11666667" calcext:value-type="float">
            <text:p>24.11666667</text:p>
          </table:table-cell>
          <table:table-cell office:value-type="string" calcext:value-type="string">
            <text:p>Al Gheweifat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24.3333333299999" calcext:value-type="float">
            <text:p>24.3333333299999</text:p>
          </table:table-cell>
          <table:table-cell office:value-type="string" calcext:value-type="string">
            <text:p>Ras Ghumeis</text:p>
          </table:table-cell>
          <table:table-cell office:value-type="float" office:value="488" calcext:value-type="float">
            <text:p>488</text:p>
          </table:table-cell>
          <table:table-cell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office:value-type="float" office:value="52.61666667" calcext:value-type="float">
            <text:p>52.61666667</text:p>
          </table:table-cell>
          <table:table-cell office:value-type="float" office:value="24.0833333299999" calcext:value-type="float">
            <text:p>24.0833333299999</text:p>
          </table:table-cell>
          <table:table-cell office:value-type="string" calcext:value-type="string">
            <text:p>Al Ruwais</text:p>
          </table:table-cell>
          <table:table-cell office:value-type="float" office:value="143" calcext:value-type="float">
            <text:p>143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office:value-type="float" office:value="52.6333333299999" calcext:value-type="float">
            <text:p>52.6333333299999</text:p>
          </table:table-cell>
          <table:table-cell office:value-type="float" office:value="24.1499999999999" calcext:value-type="float">
            <text:p>24.1499999999999</text:p>
          </table:table-cell>
          <table:table-cell office:value-type="string" calcext:value-type="string">
            <text:p>Jabal Al Dhanna</text:p>
          </table:table-cell>
          <table:table-cell office:value-type="float" office:value="494" calcext:value-type="float">
            <text:p>494</text:p>
          </table:table-cell>
          <table:table-cell office:value-type="float" office:value="13.7" calcext:value-type="float">
            <text:p>13.7</text:p>
          </table:table-cell>
          <table:table-cell table:number-columns-repeated="1019"/>
        </table:table-row>
        <table:table-row table:style-name="ro1">
          <table:table-cell office:value-type="float" office:value="52.58333333" calcext:value-type="float">
            <text:p>52.58333333</text:p>
          </table:table-cell>
          <table:table-cell office:value-type="float" office:value="24.31666667" calcext:value-type="float">
            <text:p>24.31666667</text:p>
          </table:table-cell>
          <table:table-cell office:value-type="string" calcext:value-type="string">
            <text:p>Sir Bani Yas</text:p>
          </table:table-cell>
          <table:table-cell office:value-type="float" office:value="108" calcext:value-type="float">
            <text:p>108</text:p>
          </table:table-cell>
          <table:table-cell office:value-type="float" office:value="5.6" calcext:value-type="float">
            <text:p>5.6</text:p>
          </table:table-cell>
          <table:table-cell table:number-columns-repeated="1019"/>
        </table:table-row>
        <table:table-row table:style-name="ro1">
          <table:table-cell office:value-type="float" office:value="52.96666667" calcext:value-type="float">
            <text:p>52.96666667</text:p>
          </table:table-cell>
          <table:table-cell office:value-type="float" office:value="24.1499999999999" calcext:value-type="float">
            <text:p>24.1499999999999</text:p>
          </table:table-cell>
          <table:table-cell office:value-type="string" calcext:value-type="string">
            <text:p>Al Qlaa</text:p>
          </table:table-cell>
          <table:table-cell office:value-type="float" office:value="491" calcext:value-type="float">
            <text:p>491</text:p>
          </table:table-cell>
          <table:table-cell table:number-columns-repeated="1020"/>
        </table:table-row>
        <table:table-row table:style-name="ro1">
          <table:table-cell office:value-type="float" office:value="53.5333333299999" calcext:value-type="float">
            <text:p>53.5333333299999</text:p>
          </table:table-cell>
          <table:table-cell office:value-type="float" office:value="24.0833333299999" calcext:value-type="float">
            <text:p>24.0833333299999</text:p>
          </table:table-cell>
          <table:table-cell office:value-type="string" calcext:value-type="string">
            <text:p>Al Mirfa</text:p>
          </table:table-cell>
          <table:table-cell office:value-type="float" office:value="493" calcext:value-type="float">
            <text:p>493</text:p>
          </table:table-cell>
          <table:table-cell office:value-type="float" office:value="74.4" calcext:value-type="float">
            <text:p>74.4</text:p>
          </table:table-cell>
          <table:table-cell table:number-columns-repeated="1019"/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24.18333333" calcext:value-type="float">
            <text:p>24.18333333</text:p>
          </table:table-cell>
          <table:table-cell office:value-type="string" calcext:value-type="string">
            <text:p>Abu Al Abyad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float" office:value="54.1666666699999" calcext:value-type="float">
            <text:p>54.166666669999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Al Aryam</text:p>
          </table:table-cell>
          <table:table-cell office:value-type="float" office:value="131" calcext:value-type="float">
            <text:p>131</text:p>
          </table:table-cell>
          <table:table-cell office:value-type="float" office:value="83.2" calcext:value-type="float">
            <text:p>83.2</text:p>
          </table:table-cell>
          <table:table-cell table:number-columns-repeated="1019"/>
        </table:table-row>
        <table:table-row table:style-name="ro1">
          <table:table-cell office:value-type="float" office:value="54.3166666699999" calcext:value-type="float">
            <text:p>54.3166666699999</text:p>
          </table:table-cell>
          <table:table-cell office:value-type="float" office:value="24.4666666699999" calcext:value-type="float">
            <text:p>24.4666666699999</text:p>
          </table:table-cell>
          <table:table-cell office:value-type="string" calcext:value-type="string">
            <text:p>Abu Dhabi Corniche</text:p>
          </table:table-cell>
          <table:table-cell office:value-type="float" office:value="26" calcext:value-type="float">
            <text:p>26</text:p>
          </table:table-cell>
          <table:table-cell office:value-type="float" office:value="91.1" calcext:value-type="float">
            <text:p>91.1</text:p>
          </table:table-cell>
          <table:table-cell table:number-columns-repeated="1019"/>
        </table:table-row>
        <table:table-row table:style-name="ro1">
          <table:table-cell office:value-type="float" office:value="54.46666667" calcext:value-type="float">
            <text:p>54.46666667</text:p>
          </table:table-cell>
          <table:table-cell office:value-type="float" office:value="24.36666667" calcext:value-type="float">
            <text:p>24.36666667</text:p>
          </table:table-cell>
          <table:table-cell office:value-type="string" calcext:value-type="string">
            <text:p>Mussaffah</text:p>
          </table:table-cell>
          <table:table-cell office:value-type="float" office:value="477" calcext:value-type="float">
            <text:p>477</text:p>
          </table:table-cell>
          <table:table-cell office:value-type="float" office:value="110.4" calcext:value-type="float">
            <text:p>110.4</text:p>
          </table:table-cell>
          <table:table-cell table:number-columns-repeated="1019"/>
        </table:table-row>
        <table:table-row table:style-name="ro1">
          <table:table-cell office:value-type="float" office:value="54.6333333299999" calcext:value-type="float">
            <text:p>54.6333333299999</text:p>
          </table:table-cell>
          <table:table-cell office:value-type="float" office:value="24.3333333299999" calcext:value-type="float">
            <text:p>24.3333333299999</text:p>
          </table:table-cell>
          <table:table-cell office:value-type="string" calcext:value-type="string">
            <text:p>Al Shawamekh</text:p>
          </table:table-cell>
          <table:table-cell office:value-type="float" office:value="439" calcext:value-type="float">
            <text:p>439</text:p>
          </table:table-cell>
          <table:table-cell office:value-type="float" office:value="117.2" calcext:value-type="float">
            <text:p>117.2</text:p>
          </table:table-cell>
          <table:table-cell table:number-columns-repeated="1019"/>
        </table:table-row>
        <table:table-row table:style-name="ro1">
          <table:table-cell office:value-type="float" office:value="54.7999999999999" calcext:value-type="float">
            <text:p>54.7999999999999</text:p>
          </table:table-cell>
          <table:table-cell office:value-type="float" office:value="24.3833333299999" calcext:value-type="float">
            <text:p>24.3833333299999</text:p>
          </table:table-cell>
          <table:table-cell office:value-type="string" calcext:value-type="string">
            <text:p>Ashaab</text:p>
          </table:table-cell>
          <table:table-cell office:value-type="float" office:value="381" calcext:value-type="float">
            <text:p>381</text:p>
          </table:table-cell>
          <table:table-cell office:value-type="float" office:value="102.1" calcext:value-type="float">
            <text:p>102.1</text:p>
          </table:table-cell>
          <table:table-cell table:number-columns-repeated="1019"/>
        </table:table-row>
        <table:table-row table:style-name="ro1">
          <table:table-cell office:value-type="float" office:value="54.8833333299999" calcext:value-type="float">
            <text:p>54.8833333299999</text:p>
          </table:table-cell>
          <table:table-cell office:value-type="float" office:value="24.55" calcext:value-type="float">
            <text:p>24.55</text:p>
          </table:table-cell>
          <table:table-cell office:value-type="string" calcext:value-type="string">
            <text:p>Al Ajban</text:p>
          </table:table-cell>
          <table:table-cell office:value-type="float" office:value="410" calcext:value-type="float">
            <text:p>410</text:p>
          </table:table-cell>
          <table:table-cell office:value-type="float" office:value="124.5" calcext:value-type="float">
            <text:p>124.5</text:p>
          </table:table-cell>
          <table:table-cell table:number-columns-repeated="1019"/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24.8333333299999" calcext:value-type="float">
            <text:p>24.8333333299999</text:p>
          </table:table-cell>
          <table:table-cell office:value-type="string" calcext:value-type="string">
            <text:p>Ras Ghanadah</text:p>
          </table:table-cell>
          <table:table-cell office:value-type="float" office:value="123" calcext:value-type="float">
            <text:p>123</text:p>
          </table:table-cell>
          <table:table-cell office:value-type="float" office:value="197.1" calcext:value-type="float">
            <text:p>197.1</text:p>
          </table:table-cell>
          <table:table-cell table:number-columns-repeated="1019"/>
        </table:table-row>
        <table:table-row table:style-name="ro1">
          <table:table-cell office:value-type="float" office:value="55.1499999999999" calcext:value-type="float">
            <text:p>55.1499999999999</text:p>
          </table:table-cell>
          <table:table-cell office:value-type="float" office:value="24.9499999999999" calcext:value-type="float">
            <text:p>24.9499999999999</text:p>
          </table:table-cell>
          <table:table-cell office:value-type="string" calcext:value-type="string">
            <text:p>Expo 2020</text:p>
          </table:table-cell>
          <table:table-cell office:value-type="float" office:value="495" calcext:value-type="float">
            <text:p>495</text:p>
          </table:table-cell>
          <table:table-cell office:value-type="float" office:value="146.2" calcext:value-type="float">
            <text:p>146.2</text:p>
          </table:table-cell>
          <table:table-cell table:number-columns-repeated="1019"/>
        </table:table-row>
        <table:table-row table:style-name="ro1">
          <table:table-cell office:value-type="float" office:value="55.2999999999999" calcext:value-type="float">
            <text:p>55.2999999999999</text:p>
          </table:table-cell>
          <table:table-cell office:value-type="float" office:value="24.81666667" calcext:value-type="float">
            <text:p>24.81666667</text:p>
          </table:table-cell>
          <table:table-cell office:value-type="string" calcext:value-type="string">
            <text:p>Sai al Salem</text:p>
          </table:table-cell>
          <table:table-cell office:value-type="float" office:value="102" calcext:value-type="float">
            <text:p>102</text:p>
          </table:table-cell>
          <table:table-cell office:value-type="float" office:value="200.6" calcext:value-type="float">
            <text:p>200.6</text:p>
          </table:table-cell>
          <table:table-cell table:number-columns-repeated="1019"/>
        </table:table-row>
        <table:table-row table:style-name="ro1">
          <table:table-cell office:value-type="float" office:value="55.1333333299999" calcext:value-type="float">
            <text:p>55.1333333299999</text:p>
          </table:table-cell>
          <table:table-cell office:value-type="float" office:value="25.0833333299999" calcext:value-type="float">
            <text:p>25.0833333299999</text:p>
          </table:table-cell>
          <table:table-cell office:value-type="string" calcext:value-type="string">
            <text:p>Jumeirah</text:p>
          </table:table-cell>
          <table:table-cell office:value-type="float" office:value="437" calcext:value-type="float">
            <text:p>437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 Marmoom</text:p>
          </table:table-cell>
          <table:table-cell office:value-type="float" office:value="490" calcext:value-type="float">
            <text:p>490</text:p>
          </table:table-cell>
          <table:table-cell office:value-type="float" office:value="219.4" calcext:value-type="float">
            <text:p>219.4</text:p>
          </table:table-cell>
          <table:table-cell table:number-columns-repeated="1019"/>
        </table:table-row>
        <table:table-row table:style-name="ro1">
          <table:table-cell office:value-type="float" office:value="55.2666666699999" calcext:value-type="float">
            <text:p>55.2666666699999</text:p>
          </table:table-cell>
          <table:table-cell office:value-type="float" office:value="25.1999999999999" calcext:value-type="float">
            <text:p>25.1999999999999</text:p>
          </table:table-cell>
          <table:table-cell office:value-type="string" calcext:value-type="string">
            <text:p>Burj Khalifa</text:p>
          </table:table-cell>
          <table:table-cell office:value-type="float" office:value="400" calcext:value-type="float">
            <text:p>400</text:p>
          </table:table-cell>
          <table:table-cell office:value-type="float" office:value="77.6" calcext:value-type="float">
            <text:p>77.6</text:p>
          </table:table-cell>
          <table:table-cell table:number-columns-repeated="1019"/>
        </table:table-row>
        <table:table-row table:style-name="ro1">
          <table:table-cell office:value-type="float" office:value="55.43333333" calcext:value-type="float">
            <text:p>55.43333333</text:p>
          </table:table-cell>
          <table:table-cell office:value-type="float" office:value="25.41666667" calcext:value-type="float">
            <text:p>25.41666667</text:p>
          </table:table-cell>
          <table:table-cell office:value-type="string" calcext:value-type="string">
            <text:p>Ajman</text:p>
          </table:table-cell>
          <table:table-cell office:value-type="float" office:value="386" calcext:value-type="float">
            <text:p>386</text:p>
          </table:table-cell>
          <table:table-cell office:value-type="float" office:value="96.4" calcext:value-type="float">
            <text:p>96.4</text:p>
          </table:table-cell>
          <table:table-cell table:number-columns-repeated="1019"/>
        </table:table-row>
        <table:table-row table:style-name="ro1">
          <table:table-cell office:value-type="float" office:value="55.6499999999999" calcext:value-type="float">
            <text:p>55.6499999999999</text:p>
          </table:table-cell>
          <table:table-cell office:value-type="float" office:value="25.5166666699999" calcext:value-type="float">
            <text:p>25.5166666699999</text:p>
          </table:table-cell>
          <table:table-cell office:value-type="string" calcext:value-type="string">
            <text:p>Um al Quwain</text:p>
          </table:table-cell>
          <table:table-cell office:value-type="float" office:value="111" calcext:value-type="float">
            <text:p>111</text:p>
          </table:table-cell>
          <table:table-cell office:value-type="float" office:value="86.8" calcext:value-type="float">
            <text:p>86.8</text:p>
          </table:table-cell>
          <table:table-cell table:number-columns-repeated="1019"/>
        </table:table-row>
        <table:table-row table:style-name="ro1">
          <table:table-cell office:value-type="float" office:value="55.71666667" calcext:value-type="float">
            <text:p>55.71666667</text:p>
          </table:table-cell>
          <table:table-cell office:value-type="float" office:value="25.68333333" calcext:value-type="float">
            <text:p>25.68333333</text:p>
          </table:table-cell>
          <table:table-cell office:value-type="string" calcext:value-type="string">
            <text:p>Al Marjan</text:p>
          </table:table-cell>
          <table:table-cell office:value-type="float" office:value="480" calcext:value-type="float">
            <text:p>480</text:p>
          </table:table-cell>
          <table:table-cell office:value-type="float" office:value="55.2" calcext:value-type="float">
            <text:p>55.2</text:p>
          </table:table-cell>
          <table:table-cell table:number-columns-repeated="1019"/>
        </table:table-row>
        <table:table-row table:style-name="ro1">
          <table:table-cell office:value-type="float" office:value="55.93333333" calcext:value-type="float">
            <text:p>55.93333333</text:p>
          </table:table-cell>
          <table:table-cell office:value-type="float" office:value="25.7666666699999" calcext:value-type="float">
            <text:p>25.7666666699999</text:p>
          </table:table-cell>
          <table:table-cell office:value-type="string" calcext:value-type="string">
            <text:p>Ras Al Khaimah</text:p>
          </table:table-cell>
          <table:table-cell office:value-type="float" office:value="420" calcext:value-type="float">
            <text:p>42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56.0499999999999" calcext:value-type="float">
            <text:p>56.0499999999999</text:p>
          </table:table-cell>
          <table:table-cell office:value-type="float" office:value="25.9666666699999" calcext:value-type="float">
            <text:p>25.9666666699999</text:p>
          </table:table-cell>
          <table:table-cell office:value-type="string" calcext:value-type="string">
            <text:p>Saqr Port</text:p>
          </table:table-cell>
          <table:table-cell office:value-type="float" office:value="383" calcext:value-type="float">
            <text:p>383</text:p>
          </table:table-cell>
          <table:table-cell office:value-type="float" office:value="37.8" calcext:value-type="float">
            <text:p>37.8</text:p>
          </table:table-cell>
          <table:table-cell table:number-columns-repeated="1019"/>
        </table:table-row>
        <table:table-row table:style-name="ro1">
          <table:table-cell office:value-type="float" office:value="56.1333333299999" calcext:value-type="float">
            <text:p>56.1333333299999</text:p>
          </table:table-cell>
          <table:table-cell office:value-type="float" office:value="25.8999999999999" calcext:value-type="float">
            <text:p>25.8999999999999</text:p>
          </table:table-cell>
          <table:table-cell office:value-type="string" calcext:value-type="string">
            <text:p>Ghazla</text:p>
          </table:table-cell>
          <table:table-cell office:value-type="float" office:value="467" calcext:value-type="float">
            <text:p>467</text:p>
          </table:table-cell>
          <table:table-cell office:value-type="float" office:value="96.4" calcext:value-type="float">
            <text:p>96.4</text:p>
          </table:table-cell>
          <table:table-cell table:number-columns-repeated="1019"/>
        </table:table-row>
        <table:table-row table:style-name="ro1">
          <table:table-cell office:value-type="float" office:value="56.08333333" calcext:value-type="float">
            <text:p>56.08333333</text:p>
          </table:table-cell>
          <table:table-cell office:value-type="float" office:value="25.7166666699999" calcext:value-type="float">
            <text:p>25.7166666699999</text:p>
          </table:table-cell>
          <table:table-cell office:value-type="string" calcext:value-type="string">
            <text:p>Yanas Mountain</text:p>
          </table:table-cell>
          <table:table-cell office:value-type="float" office:value="419" calcext:value-type="float">
            <text:p>419</text:p>
          </table:table-cell>
          <table:table-cell office:value-type="float" office:value="83.4" calcext:value-type="float">
            <text:p>83.4</text:p>
          </table:table-cell>
          <table:table-cell table:number-columns-repeated="1019"/>
        </table:table-row>
        <table:table-row table:style-name="ro1">
          <table:table-cell office:value-type="float" office:value="56.0666666699999" calcext:value-type="float">
            <text:p>56.0666666699999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Tawiyen</text:p>
          </table:table-cell>
          <table:table-cell office:value-type="float" office:value="104" calcext:value-type="float">
            <text:p>104</text:p>
          </table:table-cell>
          <table:table-cell office:value-type="float" office:value="95.4" calcext:value-type="float">
            <text:p>95.4</text:p>
          </table:table-cell>
          <table:table-cell table:number-columns-repeated="1019"/>
        </table:table-row>
        <table:table-row table:style-name="ro1">
          <table:table-cell office:value-type="float" office:value="56.11666667" calcext:value-type="float">
            <text:p>56.11666667</text:p>
          </table:table-cell>
          <table:table-cell office:value-type="float" office:value="25.6333333299999" calcext:value-type="float">
            <text:p>25.6333333299999</text:p>
          </table:table-cell>
          <table:table-cell office:value-type="string" calcext:value-type="string">
            <text:p>Mebreh mountain</text:p>
          </table:table-cell>
          <table:table-cell office:value-type="float" office:value="116" calcext:value-type="float">
            <text:p>116</text:p>
          </table:table-cell>
          <table:table-cell office:value-type="float" office:value="87.1" calcext:value-type="float">
            <text:p>87.1</text:p>
          </table:table-cell>
          <table:table-cell table:number-columns-repeated="1019"/>
        </table:table-row>
        <table:table-row table:style-name="ro1">
          <table:table-cell office:value-type="float" office:value="56.23333333" calcext:value-type="float">
            <text:p>56.23333333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Diba</text:p>
          </table:table-cell>
          <table:table-cell office:value-type="float" office:value="41242" calcext:value-type="float">
            <text:p>41242</text:p>
          </table:table-cell>
          <table:table-cell table:number-columns-repeated="1020"/>
        </table:table-row>
        <table:table-row table:style-name="ro1">
          <table:table-cell office:value-type="float" office:value="56.3166666699999" calcext:value-type="float">
            <text:p>56.3166666699999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Dhudna</text:p>
          </table:table-cell>
          <table:table-cell office:value-type="float" office:value="31" calcext:value-type="float">
            <text:p>31</text:p>
          </table:table-cell>
          <table:table-cell office:value-type="float" office:value="94.5" calcext:value-type="float">
            <text:p>94.5</text:p>
          </table:table-cell>
          <table:table-cell table:number-columns-repeated="1019"/>
        </table:table-row>
        <table:table-row table:style-name="ro1">
          <table:table-cell office:value-type="float" office:value="56.35" calcext:value-type="float">
            <text:p>56.35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Khorfakhan</text:p>
          </table:table-cell>
          <table:table-cell office:value-type="float" office:value="474" calcext:value-type="float">
            <text:p>474</text:p>
          </table:table-cell>
          <table:table-cell office:value-type="float" office:value="112.7" calcext:value-type="float">
            <text:p>112.7</text:p>
          </table:table-cell>
          <table:table-cell table:number-columns-repeated="1019"/>
        </table:table-row>
        <table:table-row table:style-name="ro1">
          <table:table-cell office:value-type="float" office:value="56.1499999999999" calcext:value-type="float">
            <text:p>56.1499999999999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Masafi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.31666667" calcext:value-type="float">
            <text:p>25.31666667</text:p>
          </table:table-cell>
          <table:table-cell office:value-type="string" calcext:value-type="string">
            <text:p>Manama</text:p>
          </table:table-cell>
          <table:table-cell office:value-type="float" office:value="105" calcext:value-type="float">
            <text:p>105</text:p>
          </table:table-cell>
          <table:table-cell office:value-type="float" office:value="152.6" calcext:value-type="float">
            <text:p>152.6</text:p>
          </table:table-cell>
          <table:table-cell table:number-columns-repeated="1019"/>
        </table:table-row>
        <table:table-row table:style-name="ro1">
          <table:table-cell office:value-type="float" office:value="55.83333333" calcext:value-type="float">
            <text:p>55.83333333</text:p>
          </table:table-cell>
          <table:table-cell office:value-type="float" office:value="25.3333333299999" calcext:value-type="float">
            <text:p>25.3333333299999</text:p>
          </table:table-cell>
          <table:table-cell office:value-type="string" calcext:value-type="string">
            <text:p>Falaj Al Moall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float" office:value="55.8166666699999" calcext:value-type="float">
            <text:p>55.8166666699999</text:p>
          </table:table-cell>
          <table:table-cell office:value-type="float" office:value="25.23333333" calcext:value-type="float">
            <text:p>25.23333333</text:p>
          </table:table-cell>
          <table:table-cell office:value-type="string" calcext:value-type="string">
            <text:p>Al Dhaid</text:p>
          </table:table-cell>
          <table:table-cell office:value-type="float" office:value="136" calcext:value-type="float">
            <text:p>136</text:p>
          </table:table-cell>
          <table:table-cell office:value-type="float" office:value="153.2" calcext:value-type="float">
            <text:p>153.2</text:p>
          </table:table-cell>
          <table:table-cell table:number-columns-repeated="1019"/>
        </table:table-row>
        <table:table-row table:style-name="ro1">
          <table:table-cell office:value-type="float" office:value="56.35" calcext:value-type="float">
            <text:p>56.35</text:p>
          </table:table-cell>
          <table:table-cell office:value-type="float" office:value="25.16666667" calcext:value-type="float">
            <text:p>25.16666667</text:p>
          </table:table-cell>
          <table:table-cell office:value-type="string" calcext:value-type="string">
            <text:p>Fujairah port</text:p>
          </table:table-cell>
          <table:table-cell office:value-type="float" office:value="413" calcext:value-type="float">
            <text:p>413</text:p>
          </table:table-cell>
          <table:table-cell office:value-type="float" office:value="129.4" calcext:value-type="float">
            <text:p>129.4</text:p>
          </table:table-cell>
          <table:table-cell table:number-columns-repeated="1019"/>
        </table:table-row>
        <table:table-row table:style-name="ro1">
          <table:table-cell office:value-type="float" office:value="56.1666666699999" calcext:value-type="float">
            <text:p>56.1666666699999</text:p>
          </table:table-cell>
          <table:table-cell office:value-type="float" office:value="25.9499999999999" calcext:value-type="float">
            <text:p>25.9499999999999</text:p>
          </table:table-cell>
          <table:table-cell office:value-type="string" calcext:value-type="string">
            <text:p>Jais Mountain</text:p>
          </table:table-cell>
          <table:table-cell office:value-type="float" office:value="110" calcext:value-type="float">
            <text:p>110</text:p>
          </table:table-cell>
          <table:table-cell office:value-type="float" office:value="115.4" calcext:value-type="float">
            <text:p>115.4</text:p>
          </table:table-cell>
          <table:table-cell table:number-columns-repeated="1019"/>
        </table:table-row>
        <table:table-row table:style-name="ro1">
          <table:table-cell office:value-type="float" office:value="56.21666667" calcext:value-type="float">
            <text:p>56.21666667</text:p>
          </table:table-cell>
          <table:table-cell office:value-type="float" office:value="25.56666667" calcext:value-type="float">
            <text:p>25.56666667</text:p>
          </table:table-cell>
          <table:table-cell office:value-type="string" calcext:value-type="string">
            <text:p>Dibba</text:p>
          </table:table-cell>
          <table:table-cell office:value-type="float" office:value="469" calcext:value-type="float">
            <text:p>469</text:p>
          </table:table-cell>
          <table:table-cell office:value-type="float" office:value="91.5" calcext:value-type="float">
            <text:p>91.5</text:p>
          </table:table-cell>
          <table:table-cell table:number-columns-repeated="1019"/>
        </table:table-row>
        <table:table-row table:style-name="ro1">
          <table:table-cell office:value-type="float" office:value="55.8833333299999" calcext:value-type="float">
            <text:p>55.8833333299999</text:p>
          </table:table-cell>
          <table:table-cell office:value-type="float" office:value="25.11666667" calcext:value-type="float">
            <text:p>25.11666667</text:p>
          </table:table-cell>
          <table:table-cell office:value-type="string" calcext:value-type="string">
            <text:p>Al Malaiha</text:p>
          </table:table-cell>
          <table:table-cell office:value-type="float" office:value="109" calcext:value-type="float">
            <text:p>109</text:p>
          </table:table-cell>
          <table:table-cell office:value-type="float" office:value="163.4" calcext:value-type="float">
            <text:p>163.4</text:p>
          </table:table-cell>
          <table:table-cell table:number-columns-repeated="1019"/>
        </table:table-row>
        <table:table-row table:style-name="ro1">
          <table:table-cell office:value-type="float" office:value="56.1666666699999" calcext:value-type="float">
            <text:p>56.1666666699999</text:p>
          </table:table-cell>
          <table:table-cell office:value-type="float" office:value="25.16666667" calcext:value-type="float">
            <text:p>25.16666667</text:p>
          </table:table-cell>
          <table:table-cell office:value-type="string" calcext:value-type="string">
            <text:p>Al Farfar</text:p>
          </table:table-cell>
          <table:table-cell office:value-type="float" office:value="441" calcext:value-type="float">
            <text:p>441</text:p>
          </table:table-cell>
          <table:table-cell office:value-type="float" office:value="91.3" calcext:value-type="float">
            <text:p>91.3</text:p>
          </table:table-cell>
          <table:table-cell table:number-columns-repeated="1019"/>
        </table:table-row>
        <table:table-row table:style-name="ro1">
          <table:table-cell office:value-type="float" office:value="56.1499999999999" calcext:value-type="float">
            <text:p>56.1499999999999</text:p>
          </table:table-cell>
          <table:table-cell office:value-type="float" office:value="25.11666667" calcext:value-type="float">
            <text:p>25.11666667</text:p>
          </table:table-cell>
          <table:table-cell office:value-type="string" calcext:value-type="string">
            <text:p>Al Heben Mountain</text:p>
          </table:table-cell>
          <table:table-cell office:value-type="float" office:value="118" calcext:value-type="float">
            <text:p>118</text:p>
          </table:table-cell>
          <table:table-cell office:value-type="float" office:value="123.9" calcext:value-type="float">
            <text:p>123.9</text:p>
          </table:table-cell>
          <table:table-cell table:number-columns-repeated="1019"/>
        </table:table-row>
        <table:table-row table:style-name="ro1">
          <table:table-cell office:value-type="float" office:value="56.0333333299999" calcext:value-type="float">
            <text:p>56.0333333299999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Shoukah</text:p>
          </table:table-cell>
          <table:table-cell office:value-type="float" office:value="345" calcext:value-type="float">
            <text:p>345</text:p>
          </table:table-cell>
          <table:table-cell office:value-type="float" office:value="155.2" calcext:value-type="float">
            <text:p>155.2</text:p>
          </table:table-cell>
          <table:table-cell table:number-columns-repeated="1019"/>
        </table:table-row>
        <table:table-row table:style-name="ro1">
          <table:table-cell office:value-type="float" office:value="56.33333333" calcext:value-type="float">
            <text:p>56.333333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lba</text:p>
          </table:table-cell>
          <table:table-cell office:value-type="float" office:value="472" calcext:value-type="float">
            <text:p>472</text:p>
          </table:table-cell>
          <table:table-cell office:value-type="float" office:value="239.5" calcext:value-type="float">
            <text:p>239.5</text:p>
          </table:table-cell>
          <table:table-cell table:number-columns-repeated="1019"/>
        </table:table-row>
        <table:table-row table:style-name="ro1">
          <table:table-cell office:value-type="float" office:value="56.11666667" calcext:value-type="float">
            <text:p>56.11666667</text:p>
          </table:table-cell>
          <table:table-cell office:value-type="float" office:value="25.0166666699999" calcext:value-type="float">
            <text:p>25.0166666699999</text:p>
          </table:table-cell>
          <table:table-cell office:value-type="string" calcext:value-type="string">
            <text:p>Wadi Al Tuwa</text:p>
          </table:table-cell>
          <table:table-cell office:value-type="float" office:value="382" calcext:value-type="float">
            <text:p>382</text:p>
          </table:table-cell>
          <table:table-cell office:value-type="float" office:value="205.6" calcext:value-type="float">
            <text:p>205.6</text:p>
          </table:table-cell>
          <table:table-cell table:number-columns-repeated="1019"/>
        </table:table-row>
        <table:table-row table:style-name="ro1">
          <table:table-cell office:value-type="float" office:value="56.1499999999999" calcext:value-type="float">
            <text:p>56.1499999999999</text:p>
          </table:table-cell>
          <table:table-cell office:value-type="float" office:value="24.8999999999999" calcext:value-type="float">
            <text:p>24.8999999999999</text:p>
          </table:table-cell>
          <table:table-cell office:value-type="string" calcext:value-type="string">
            <text:p>Al Qor</text:p>
          </table:table-cell>
          <table:table-cell office:value-type="float" office:value="183" calcext:value-type="float">
            <text:p>183</text:p>
          </table:table-cell>
          <table:table-cell office:value-type="float" office:value="124.2" calcext:value-type="float">
            <text:p>124.2</text:p>
          </table:table-cell>
          <table:table-cell table:number-columns-repeated="1019"/>
        </table:table-row>
        <table:table-row table:style-name="ro1">
          <table:table-cell office:value-type="float" office:value="56.1333333299999" calcext:value-type="float">
            <text:p>56.133333329999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Hatta</text:p>
          </table:table-cell>
          <table:table-cell office:value-type="float" office:value="107" calcext:value-type="float">
            <text:p>107</text:p>
          </table:table-cell>
          <table:table-cell office:value-type="float" office:value="103.7" calcext:value-type="float">
            <text:p>103.7</text:p>
          </table:table-cell>
          <table:table-cell table:number-columns-repeated="1019"/>
        </table:table-row>
        <table:table-row table:style-name="ro1">
          <table:table-cell office:value-type="float" office:value="56.2666666699999" calcext:value-type="float">
            <text:p>56.2666666699999</text:p>
          </table:table-cell>
          <table:table-cell office:value-type="float" office:value="24.86666667" calcext:value-type="float">
            <text:p>24.86666667</text:p>
          </table:table-cell>
          <table:table-cell office:value-type="string" calcext:value-type="string">
            <text:p>Umm al Gaf</text:p>
          </table:table-cell>
          <table:table-cell office:value-type="float" office:value="481" calcext:value-type="float">
            <text:p>481</text:p>
          </table:table-cell>
          <table:table-cell office:value-type="float" office:value="178.1" calcext:value-type="float">
            <text:p>178.1</text:p>
          </table:table-cell>
          <table:table-cell table:number-columns-repeated="1019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25.0166666699999" calcext:value-type="float">
            <text:p>25.0166666699999</text:p>
          </table:table-cell>
          <table:table-cell office:value-type="string" calcext:value-type="string">
            <text:p>Lahbab</text:p>
          </table:table-cell>
          <table:table-cell office:value-type="float" office:value="473" calcext:value-type="float">
            <text:p>473</text:p>
          </table:table-cell>
          <table:table-cell office:value-type="float" office:value="173.5" calcext:value-type="float">
            <text:p>173.5</text:p>
          </table:table-cell>
          <table:table-cell table:number-columns-repeated="1019"/>
        </table:table-row>
        <table:table-row table:style-name="ro1">
          <table:table-cell office:value-type="float" office:value="55.5499999999999" calcext:value-type="float">
            <text:p>55.5499999999999</text:p>
          </table:table-cell>
          <table:table-cell office:value-type="float" office:value="24.8833333299999" calcext:value-type="float">
            <text:p>24.8833333299999</text:p>
          </table:table-cell>
          <table:table-cell office:value-type="string" calcext:value-type="string">
            <text:p>Margham</text:p>
          </table:table-cell>
          <table:table-cell office:value-type="float" office:value="438" calcext:value-type="float">
            <text:p>438</text:p>
          </table:table-cell>
          <table:table-cell office:value-type="float" office:value="198.6" calcext:value-type="float">
            <text:p>198.6</text:p>
          </table:table-cell>
          <table:table-cell table:number-columns-repeated="1019"/>
        </table:table-row>
        <table:table-row table:style-name="ro1">
          <table:table-cell office:value-type="float" office:value="55.61666667" calcext:value-type="float">
            <text:p>55.61666667</text:p>
          </table:table-cell>
          <table:table-cell office:value-type="float" office:value="24.7166666699999" calcext:value-type="float">
            <text:p>24.7166666699999</text:p>
          </table:table-cell>
          <table:table-cell office:value-type="string" calcext:value-type="string">
            <text:p>Al Faqa</text:p>
          </table:table-cell>
          <table:table-cell office:value-type="float" office:value="5" calcext:value-type="float">
            <text:p>5</text:p>
          </table:table-cell>
          <table:table-cell office:value-type="float" office:value="189.8" calcext:value-type="float">
            <text:p>189.8</text:p>
          </table:table-cell>
          <table:table-cell table:number-columns-repeated="1019"/>
        </table:table-row>
        <table:table-row table:style-name="ro1">
          <table:table-cell office:value-type="float" office:value="55.7833333299999" calcext:value-type="float">
            <text:p>55.7833333299999</text:p>
          </table:table-cell>
          <table:table-cell office:value-type="float" office:value="24.7666666699999" calcext:value-type="float">
            <text:p>24.7666666699999</text:p>
          </table:table-cell>
          <table:table-cell office:value-type="string" calcext:value-type="string">
            <text:p>Al Shiweb</text:p>
          </table:table-cell>
          <table:table-cell office:value-type="float" office:value="12" calcext:value-type="float">
            <text:p>12</text:p>
          </table:table-cell>
          <table:table-cell office:value-type="float" office:value="141.5" calcext:value-type="float">
            <text:p>141.5</text:p>
          </table:table-cell>
          <table:table-cell table:number-columns-repeated="1019"/>
        </table:table-row>
        <table:table-row table:style-name="ro1">
          <table:table-cell office:value-type="float" office:value="55.3166666699999" calcext:value-type="float">
            <text:p>55.3166666699999</text:p>
          </table:table-cell>
          <table:table-cell office:value-type="float" office:value="24.4666666699999" calcext:value-type="float">
            <text:p>24.4666666699999</text:p>
          </table:table-cell>
          <table:table-cell office:value-type="string" calcext:value-type="string">
            <text:p>Sweihan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office:value-type="float" office:value="54.7999999999999" calcext:value-type="float">
            <text:p>54.7999999999999</text:p>
          </table:table-cell>
          <table:table-cell office:value-type="float" office:value="24.11666667" calcext:value-type="float">
            <text:p>24.11666667</text:p>
          </table:table-cell>
          <table:table-cell office:value-type="string" calcext:value-type="string">
            <text:p>Al Wathbah</text:p>
          </table:table-cell>
          <table:table-cell office:value-type="float" office:value="186" calcext:value-type="float">
            <text:p>186</text:p>
          </table:table-cell>
          <table:table-cell office:value-type="float" office:value="98.2" calcext:value-type="float">
            <text:p>98.2</text:p>
          </table:table-cell>
          <table:table-cell table:number-columns-repeated="1019"/>
        </table:table-row>
        <table:table-row table:style-name="ro1">
          <table:table-cell office:value-type="float" office:value="55.3999999999999" calcext:value-type="float">
            <text:p>55.3999999999999</text:p>
          </table:table-cell>
          <table:table-cell office:value-type="float" office:value="24.16666667" calcext:value-type="float">
            <text:p>24.16666667</text:p>
          </table:table-cell>
          <table:table-cell office:value-type="string" calcext:value-type="string">
            <text:p>Damtha</text:p>
          </table:table-cell>
          <table:table-cell office:value-type="float" office:value="132" calcext:value-type="float">
            <text:p>132</text:p>
          </table:table-cell>
          <table:table-cell office:value-type="float" office:value="98.5" calcext:value-type="float">
            <text:p>98.5</text:p>
          </table:table-cell>
          <table:table-cell table:number-columns-repeated="1019"/>
        </table:table-row>
        <table:table-row table:style-name="ro1">
          <table:table-cell office:value-type="float" office:value="55.5333333299999" calcext:value-type="float">
            <text:p>55.5333333299999</text:p>
          </table:table-cell>
          <table:table-cell office:value-type="float" office:value="24.23333333" calcext:value-type="float">
            <text:p>24.23333333</text:p>
          </table:table-cell>
          <table:table-cell office:value-type="string" calcext:value-type="string">
            <text:p>Al Aamerah</text:p>
          </table:table-cell>
          <table:table-cell office:value-type="float" office:value="487" calcext:value-type="float">
            <text:p>487</text:p>
          </table:table-cell>
          <table:table-cell office:value-type="float" office:value="111.1" calcext:value-type="float">
            <text:p>111.1</text:p>
          </table:table-cell>
          <table:table-cell table:number-columns-repeated="1019"/>
        </table:table-row>
        <table:table-row table:style-name="ro1">
          <table:table-cell office:value-type="float" office:value="55.6666666699999" calcext:value-type="float">
            <text:p>55.6666666699999</text:p>
          </table:table-cell>
          <table:table-cell office:value-type="float" office:value="24.18333333" calcext:value-type="float">
            <text:p>24.18333333</text:p>
          </table:table-cell>
          <table:table-cell office:value-type="string" calcext:value-type="string">
            <text:p>UAE Uni</text:p>
          </table:table-cell>
          <table:table-cell office:value-type="float" office:value="414" calcext:value-type="float">
            <text:p>414</text:p>
          </table:table-cell>
          <table:table-cell office:value-type="float" office:value="142.9" calcext:value-type="float">
            <text:p>142.9</text:p>
          </table:table-cell>
          <table:table-cell table:number-columns-repeated="1019"/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24.2666666699999" calcext:value-type="float">
            <text:p>24.2666666699999</text:p>
          </table:table-cell>
          <table:table-cell office:value-type="string" calcext:value-type="string">
            <text:p>Al Qattara</text:p>
          </table:table-cell>
          <table:table-cell office:value-type="float" office:value="128" calcext:value-type="float">
            <text:p>128</text:p>
          </table:table-cell>
          <table:table-cell office:value-type="float" office:value="186.1" calcext:value-type="float">
            <text:p>186.1</text:p>
          </table:table-cell>
          <table:table-cell table:number-columns-repeated="1019"/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24.3333333299999" calcext:value-type="float">
            <text:p>24.3333333299999</text:p>
          </table:table-cell>
          <table:table-cell office:value-type="string" calcext:value-type="string">
            <text:p>Raknah</text:p>
          </table:table-cell>
          <table:table-cell office:value-type="float" office:value="34" calcext:value-type="float">
            <text:p>34</text:p>
          </table:table-cell>
          <table:table-cell office:value-type="float" office:value="186.1" calcext:value-type="float">
            <text:p>186.1</text:p>
          </table:table-cell>
          <table:table-cell table:number-columns-repeated="1019"/>
        </table:table-row>
        <table:table-row table:style-name="ro1">
          <table:table-cell office:value-type="float" office:value="55.8999999999999" calcext:value-type="float">
            <text:p>55.8999999999999</text:p>
          </table:table-cell>
          <table:table-cell office:value-type="float" office:value="24.23333333" calcext:value-type="float">
            <text:p>24.23333333</text:p>
          </table:table-cell>
          <table:table-cell office:value-type="string" calcext:value-type="string">
            <text:p>Buraimi</text:p>
          </table:table-cell>
          <table:table-cell office:value-type="float" office:value="41244" calcext:value-type="float">
            <text:p>41244</text:p>
          </table:table-cell>
          <table:table-cell table:number-columns-repeated="1020"/>
        </table:table-row>
        <table:table-row table:style-name="ro1">
          <table:table-cell office:value-type="float" office:value="55.93333333" calcext:value-type="float">
            <text:p>55.93333333</text:p>
          </table:table-cell>
          <table:table-cell office:value-type="float" office:value="24.06666667" calcext:value-type="float">
            <text:p>24.06666667</text:p>
          </table:table-cell>
          <table:table-cell office:value-type="string" calcext:value-type="string">
            <text:p>Um ghafa</text:p>
          </table:table-cell>
          <table:table-cell office:value-type="float" office:value="129" calcext:value-type="float">
            <text:p>129</text:p>
          </table:table-cell>
          <table:table-cell office:value-type="float" office:value="99.5" calcext:value-type="float">
            <text:p>99.5</text:p>
          </table:table-cell>
          <table:table-cell table:number-columns-repeated="1019"/>
        </table:table-row>
        <table:table-row table:style-name="ro1">
          <table:table-cell office:value-type="float" office:value="55.83333333" calcext:value-type="float">
            <text:p>55.83333333</text:p>
          </table:table-cell>
          <table:table-cell office:value-type="float" office:value="24.0166666699999" calcext:value-type="float">
            <text:p>24.0166666699999</text:p>
          </table:table-cell>
          <table:table-cell office:value-type="string" calcext:value-type="string">
            <text:p>Mezyed</text:p>
          </table:table-cell>
          <table:table-cell office:value-type="float" office:value="8" calcext:value-type="float">
            <text:p>8</text:p>
          </table:table-cell>
          <table:table-cell office:value-type="float" office:value="87.5" calcext:value-type="float">
            <text:p>87.5</text:p>
          </table:table-cell>
          <table:table-cell table:number-columns-repeated="1019"/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24.1499999999999" calcext:value-type="float">
            <text:p>24.1499999999999</text:p>
          </table:table-cell>
          <table:table-cell office:value-type="string" calcext:value-type="string">
            <text:p>Al Khazna</text:p>
          </table:table-cell>
          <table:table-cell office:value-type="float" office:value="6" calcext:value-type="float">
            <text:p>6</text:p>
          </table:table-cell>
          <table:table-cell office:value-type="float" office:value="162.9" calcext:value-type="float">
            <text:p>162.9</text:p>
          </table:table-cell>
          <table:table-cell table:number-columns-repeated="1019"/>
        </table:table-row>
        <table:table-row table:style-name="ro1">
          <table:table-cell office:value-type="float" office:value="55.5166666699999" calcext:value-type="float">
            <text:p>55.5166666699999</text:p>
          </table:table-cell>
          <table:table-cell office:value-type="float" office:value="23.8333333299999" calcext:value-type="float">
            <text:p>23.8333333299999</text:p>
          </table:table-cell>
          <table:table-cell office:value-type="string" calcext:value-type="string">
            <text:p>Al Arad</text:p>
          </table:table-cell>
          <table:table-cell office:value-type="float" office:value="14" calcext:value-type="float">
            <text:p>14</text:p>
          </table:table-cell>
          <table:table-cell office:value-type="float" office:value="107.9" calcext:value-type="float">
            <text:p>107.9</text:p>
          </table:table-cell>
          <table:table-cell table:number-columns-repeated="1019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Al Shuaibah</text:p>
          </table:table-cell>
          <table:table-cell office:value-type="float" office:value="412" calcext:value-type="float">
            <text:p>412</text:p>
          </table:table-cell>
          <table:table-cell office:value-type="float" office:value="176.2" calcext:value-type="float">
            <text:p>176.2</text:p>
          </table:table-cell>
          <table:table-cell table:number-columns-repeated="1019"/>
        </table:table-row>
        <table:table-row table:style-name="ro1">
          <table:table-cell office:value-type="float" office:value="55.7666666699999" calcext:value-type="float">
            <text:p>55.7666666699999</text:p>
          </table:table-cell>
          <table:table-cell office:value-type="float" office:value="24.05" calcext:value-type="float">
            <text:p>24.05</text:p>
          </table:table-cell>
          <table:table-cell office:value-type="string" calcext:value-type="string">
            <text:p>Hafeet mountain</text:p>
          </table:table-cell>
          <table:table-cell office:value-type="float" office:value="421" calcext:value-type="float">
            <text:p>421</text:p>
          </table:table-cell>
          <table:table-cell office:value-type="float" office:value="57.9" calcext:value-type="float">
            <text:p>57.9</text:p>
          </table:table-cell>
          <table:table-cell table:number-columns-repeated="1019"/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23.9499999999999" calcext:value-type="float">
            <text:p>23.9499999999999</text:p>
          </table:table-cell>
          <table:table-cell office:value-type="string" calcext:value-type="string">
            <text:p>Barakah 2</text:p>
          </table:table-cell>
          <table:table-cell office:value-type="float" office:value="428" calcext:value-type="float">
            <text:p>428</text:p>
          </table:table-cell>
          <table:table-cell office:value-type="float" office:value="20.1" calcext:value-type="float">
            <text:p>20.1</text:p>
          </table:table-cell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SMaP" table:style-name="ta2">
        <office:forms form:automatic-focus="false" form:apply-design-mode="false"/>
        <table:table-column table:style-name="co6" table:default-cell-style-name="Default"/>
        <table:table-column table:style-name="co7" table:number-columns-repeated="82" table:default-cell-style-name="Default"/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longitude</text:p>
          </table:table-cell>
          <table:table-cell office:value-type="float" office:value="55.1333333299999" calcext:value-type="float">
            <text:p>55.1333333299999</text:p>
          </table:table-cell>
          <table:table-cell office:value-type="float" office:value="54.8166666699999" calcext:value-type="float">
            <text:p>54.8166666699999</text:p>
          </table:table-cell>
          <table:table-cell office:value-type="float" office:value="54.2999999999999" calcext:value-type="float">
            <text:p>54.2999999999999</text:p>
          </table:table-cell>
          <table:table-cell office:value-type="float" office:value="53.83333333" calcext:value-type="float">
            <text:p>53.83333333</text:p>
          </table:table-cell>
          <table:table-cell office:value-type="float" office:value="52.8833333299999" calcext:value-type="float">
            <text:p>52.8833333299999</text:p>
          </table:table-cell>
          <table:table-cell office:value-type="float" office:value="52.2833333299999" calcext:value-type="float">
            <text:p>52.2833333299999</text:p>
          </table:table-cell>
          <table:table-cell office:value-type="float" office:value="53.1" calcext:value-type="float">
            <text:p>53.1</text:p>
          </table:table-cell>
          <table:table-cell office:value-type="float" office:value="53.1499999999999" calcext:value-type="float">
            <text:p>53.1499999999999</text:p>
          </table:table-cell>
          <table:table-cell office:value-type="float" office:value="53.68333333" calcext:value-type="float">
            <text:p>53.68333333</text:p>
          </table:table-cell>
          <table:table-cell office:value-type="float" office:value="54.5166666699999" calcext:value-type="float">
            <text:p>54.5166666699999</text:p>
          </table:table-cell>
          <table:table-cell office:value-type="float" office:value="54.46666667" calcext:value-type="float">
            <text:p>54.46666667</text:p>
          </table:table-cell>
          <table:table-cell office:value-type="float" office:value="54.75" calcext:value-type="float">
            <text:p>54.75</text:p>
          </table:table-cell>
          <table:table-cell office:value-type="float" office:value="54.71666667" calcext:value-type="float">
            <text:p>54.71666667</text:p>
          </table:table-cell>
          <table:table-cell office:value-type="float" office:value="55.4166666699999" calcext:value-type="float">
            <text:p>55.4166666699999</text:p>
          </table:table-cell>
          <table:table-cell office:value-type="float" office:value="51.61666667" calcext:value-type="float">
            <text:p>51.61666667</text:p>
          </table:table-cell>
          <table:table-cell office:value-type="float" office:value="51.6" calcext:value-type="float">
            <text:p>51.6</text:p>
          </table:table-cell>
          <table:table-cell office:value-type="float" office:value="52.61666667" calcext:value-type="float">
            <text:p>52.61666667</text:p>
          </table:table-cell>
          <table:table-cell office:value-type="float" office:value="52.6333333299999" calcext:value-type="float">
            <text:p>52.6333333299999</text:p>
          </table:table-cell>
          <table:table-cell office:value-type="float" office:value="52.58333333" calcext:value-type="float">
            <text:p>52.58333333</text:p>
          </table:table-cell>
          <table:table-cell office:value-type="float" office:value="52.96666667" calcext:value-type="float">
            <text:p>52.96666667</text:p>
          </table:table-cell>
          <table:table-cell office:value-type="float" office:value="53.5333333299999" calcext:value-type="float">
            <text:p>53.5333333299999</text:p>
          </table:table-cell>
          <table:table-cell office:value-type="float" office:value="53.85" calcext:value-type="float">
            <text:p>53.85</text:p>
          </table:table-cell>
          <table:table-cell office:value-type="float" office:value="54.1666666699999" calcext:value-type="float">
            <text:p>54.1666666699999</text:p>
          </table:table-cell>
          <table:table-cell office:value-type="float" office:value="54.3166666699999" calcext:value-type="float">
            <text:p>54.3166666699999</text:p>
          </table:table-cell>
          <table:table-cell office:value-type="float" office:value="54.46666667" calcext:value-type="float">
            <text:p>54.46666667</text:p>
          </table:table-cell>
          <table:table-cell office:value-type="float" office:value="54.6333333299999" calcext:value-type="float">
            <text:p>54.6333333299999</text:p>
          </table:table-cell>
          <table:table-cell office:value-type="float" office:value="54.7999999999999" calcext:value-type="float">
            <text:p>54.7999999999999</text:p>
          </table:table-cell>
          <table:table-cell office:value-type="float" office:value="54.8833333299999" calcext:value-type="float">
            <text:p>54.8833333299999</text:p>
          </table:table-cell>
          <table:table-cell office:value-type="float" office:value="54.75" calcext:value-type="float">
            <text:p>54.75</text:p>
          </table:table-cell>
          <table:table-cell office:value-type="float" office:value="55.1499999999999" calcext:value-type="float">
            <text:p>55.1499999999999</text:p>
          </table:table-cell>
          <table:table-cell office:value-type="float" office:value="55.2999999999999" calcext:value-type="float">
            <text:p>55.2999999999999</text:p>
          </table:table-cell>
          <table:table-cell office:value-type="float" office:value="55.1333333299999" calcext:value-type="float">
            <text:p>55.1333333299999</text:p>
          </table:table-cell>
          <table:table-cell office:value-type="float" office:value="55.5" calcext:value-type="float">
            <text:p>55.5</text:p>
          </table:table-cell>
          <table:table-cell office:value-type="float" office:value="55.2666666699999" calcext:value-type="float">
            <text:p>55.2666666699999</text:p>
          </table:table-cell>
          <table:table-cell office:value-type="float" office:value="55.43333333" calcext:value-type="float">
            <text:p>55.43333333</text:p>
          </table:table-cell>
          <table:table-cell office:value-type="float" office:value="55.6499999999999" calcext:value-type="float">
            <text:p>55.6499999999999</text:p>
          </table:table-cell>
          <table:table-cell office:value-type="float" office:value="55.71666667" calcext:value-type="float">
            <text:p>55.71666667</text:p>
          </table:table-cell>
          <table:table-cell office:value-type="float" office:value="55.93333333" calcext:value-type="float">
            <text:p>55.93333333</text:p>
          </table:table-cell>
          <table:table-cell office:value-type="float" office:value="56.0499999999999" calcext:value-type="float">
            <text:p>56.0499999999999</text:p>
          </table:table-cell>
          <table:table-cell office:value-type="float" office:value="56.1333333299999" calcext:value-type="float">
            <text:p>56.1333333299999</text:p>
          </table:table-cell>
          <table:table-cell office:value-type="float" office:value="56.08333333" calcext:value-type="float">
            <text:p>56.08333333</text:p>
          </table:table-cell>
          <table:table-cell office:value-type="float" office:value="56.0666666699999" calcext:value-type="float">
            <text:p>56.0666666699999</text:p>
          </table:table-cell>
          <table:table-cell office:value-type="float" office:value="56.11666667" calcext:value-type="float">
            <text:p>56.11666667</text:p>
          </table:table-cell>
          <table:table-cell office:value-type="float" office:value="56.23333333" calcext:value-type="float">
            <text:p>56.23333333</text:p>
          </table:table-cell>
          <table:table-cell office:value-type="float" office:value="56.3166666699999" calcext:value-type="float">
            <text:p>56.3166666699999</text:p>
          </table:table-cell>
          <table:table-cell office:value-type="float" office:value="56.35" calcext:value-type="float">
            <text:p>56.35</text:p>
          </table:table-cell>
          <table:table-cell office:value-type="float" office:value="56.1499999999999" calcext:value-type="float">
            <text:p>56.1499999999999</text:p>
          </table:table-cell>
          <table:table-cell office:value-type="float" office:value="56" calcext:value-type="float">
            <text:p>56</text:p>
          </table:table-cell>
          <table:table-cell office:value-type="float" office:value="55.83333333" calcext:value-type="float">
            <text:p>55.83333333</text:p>
          </table:table-cell>
          <table:table-cell office:value-type="float" office:value="55.8166666699999" calcext:value-type="float">
            <text:p>55.8166666699999</text:p>
          </table:table-cell>
          <table:table-cell office:value-type="float" office:value="56.35" calcext:value-type="float">
            <text:p>56.35</text:p>
          </table:table-cell>
          <table:table-cell office:value-type="float" office:value="56.1666666699999" calcext:value-type="float">
            <text:p>56.1666666699999</text:p>
          </table:table-cell>
          <table:table-cell office:value-type="float" office:value="56.21666667" calcext:value-type="float">
            <text:p>56.21666667</text:p>
          </table:table-cell>
          <table:table-cell office:value-type="float" office:value="55.8833333299999" calcext:value-type="float">
            <text:p>55.8833333299999</text:p>
          </table:table-cell>
          <table:table-cell office:value-type="float" office:value="56.1666666699999" calcext:value-type="float">
            <text:p>56.1666666699999</text:p>
          </table:table-cell>
          <table:table-cell office:value-type="float" office:value="56.1499999999999" calcext:value-type="float">
            <text:p>56.1499999999999</text:p>
          </table:table-cell>
          <table:table-cell office:value-type="float" office:value="56.0333333299999" calcext:value-type="float">
            <text:p>56.0333333299999</text:p>
          </table:table-cell>
          <table:table-cell office:value-type="float" office:value="56.33333333" calcext:value-type="float">
            <text:p>56.33333333</text:p>
          </table:table-cell>
          <table:table-cell office:value-type="float" office:value="56.11666667" calcext:value-type="float">
            <text:p>56.11666667</text:p>
          </table:table-cell>
          <table:table-cell office:value-type="float" office:value="56.1499999999999" calcext:value-type="float">
            <text:p>56.1499999999999</text:p>
          </table:table-cell>
          <table:table-cell office:value-type="float" office:value="56.1333333299999" calcext:value-type="float">
            <text:p>56.1333333299999</text:p>
          </table:table-cell>
          <table:table-cell office:value-type="float" office:value="56.2666666699999" calcext:value-type="float">
            <text:p>56.2666666699999</text:p>
          </table:table-cell>
          <table:table-cell office:value-type="float" office:value="55.6" calcext:value-type="float">
            <text:p>55.6</text:p>
          </table:table-cell>
          <table:table-cell office:value-type="float" office:value="55.5499999999999" calcext:value-type="float">
            <text:p>55.5499999999999</text:p>
          </table:table-cell>
          <table:table-cell office:value-type="float" office:value="55.61666667" calcext:value-type="float">
            <text:p>55.61666667</text:p>
          </table:table-cell>
          <table:table-cell office:value-type="float" office:value="55.7833333299999" calcext:value-type="float">
            <text:p>55.7833333299999</text:p>
          </table:table-cell>
          <table:table-cell office:value-type="float" office:value="55.3166666699999" calcext:value-type="float">
            <text:p>55.3166666699999</text:p>
          </table:table-cell>
          <table:table-cell office:value-type="float" office:value="54.7999999999999" calcext:value-type="float">
            <text:p>54.7999999999999</text:p>
          </table:table-cell>
          <table:table-cell office:value-type="float" office:value="55.3999999999999" calcext:value-type="float">
            <text:p>55.3999999999999</text:p>
          </table:table-cell>
          <table:table-cell office:value-type="float" office:value="55.5333333299999" calcext:value-type="float">
            <text:p>55.5333333299999</text:p>
          </table:table-cell>
          <table:table-cell office:value-type="float" office:value="55.6666666699999" calcext:value-type="float">
            <text:p>55.6666666699999</text:p>
          </table:table-cell>
          <table:table-cell office:value-type="float" office:value="55.75" calcext:value-type="float">
            <text:p>55.75</text:p>
          </table:table-cell>
          <table:table-cell office:value-type="float" office:value="55.7" calcext:value-type="float">
            <text:p>55.7</text:p>
          </table:table-cell>
          <table:table-cell office:value-type="float" office:value="55.8999999999999" calcext:value-type="float">
            <text:p>55.8999999999999</text:p>
          </table:table-cell>
          <table:table-cell office:value-type="float" office:value="55.93333333" calcext:value-type="float">
            <text:p>55.93333333</text:p>
          </table:table-cell>
          <table:table-cell office:value-type="float" office:value="55.83333333" calcext:value-type="float">
            <text:p>55.83333333</text:p>
          </table:table-cell>
          <table:table-cell office:value-type="float" office:value="55.1" calcext:value-type="float">
            <text:p>55.1</text:p>
          </table:table-cell>
          <table:table-cell office:value-type="float" office:value="55.5166666699999" calcext:value-type="float">
            <text:p>55.5166666699999</text:p>
          </table:table-cell>
          <table:table-cell office:value-type="float" office:value="55.6" calcext:value-type="float">
            <text:p>55.6</text:p>
          </table:table-cell>
          <table:table-cell office:value-type="float" office:value="55.7666666699999" calcext:value-type="float">
            <text:p>55.7666666699999</text:p>
          </table:table-cell>
          <table:table-cell office:value-type="float" office:value="52.25" calcext:value-type="float">
            <text:p>52.25</text:p>
          </table:table-cell>
        </table:table-row>
        <table:table-row table:style-name="ro1">
          <table:table-cell/>
          <table:table-cell office:value-type="string" calcext:value-type="string">
            <text:p>latitude</text:p>
          </table:table-cell>
          <table:table-cell office:value-type="float" office:value="22.6999999999999" calcext:value-type="float">
            <text:p>22.6999999999999</text:p>
          </table:table-cell>
          <table:table-cell office:value-type="float" office:value="22.81666667" calcext:value-type="float">
            <text:p>22.81666667</text:p>
          </table:table-cell>
          <table:table-cell office:value-type="float" office:value="22.9666666699999" calcext:value-type="float">
            <text:p>22.9666666699999</text:p>
          </table:table-cell>
          <table:table-cell office:value-type="float" office:value="23.11666667" calcext:value-type="float">
            <text:p>23.11666667</text:p>
          </table:table-cell>
          <table:table-cell office:value-type="float" office:value="22.8999999999999" calcext:value-type="float">
            <text:p>22.8999999999999</text:p>
          </table:table-cell>
          <table:table-cell office:value-type="float" office:value="23.28333333" calcext:value-type="float">
            <text:p>23.28333333</text:p>
          </table:table-cell>
          <table:table-cell office:value-type="float" office:value="23.3833333299999" calcext:value-type="float">
            <text:p>23.3833333299999</text:p>
          </table:table-cell>
          <table:table-cell office:value-type="float" office:value="23.81666667" calcext:value-type="float">
            <text:p>23.81666667</text:p>
          </table:table-cell>
          <table:table-cell office:value-type="float" office:value="23.68333333" calcext:value-type="float">
            <text:p>23.68333333</text:p>
          </table:table-cell>
          <table:table-cell office:value-type="float" office:value="23.5" calcext:value-type="float">
            <text:p>23.5</text:p>
          </table:table-cell>
          <table:table-cell office:value-type="float" office:value="23.8333333299999" calcext:value-type="float">
            <text:p>23.8333333299999</text:p>
          </table:table-cell>
          <table:table-cell office:value-type="float" office:value="23.68333333" calcext:value-type="float">
            <text:p>23.68333333</text:p>
          </table:table-cell>
          <table:table-cell office:value-type="float" office:value="23.93333333" calcext:value-type="float">
            <text:p>23.93333333</text:p>
          </table:table-cell>
          <table:table-cell office:value-type="float" office:value="23.3833333299999" calcext:value-type="float">
            <text:p>23.3833333299999</text:p>
          </table:table-cell>
          <table:table-cell office:value-type="float" office:value="24.11666667" calcext:value-type="float">
            <text:p>24.11666667</text:p>
          </table:table-cell>
          <table:table-cell office:value-type="float" office:value="24.3333333299999" calcext:value-type="float">
            <text:p>24.3333333299999</text:p>
          </table:table-cell>
          <table:table-cell office:value-type="float" office:value="24.0833333299999" calcext:value-type="float">
            <text:p>24.0833333299999</text:p>
          </table:table-cell>
          <table:table-cell office:value-type="float" office:value="24.1499999999999" calcext:value-type="float">
            <text:p>24.1499999999999</text:p>
          </table:table-cell>
          <table:table-cell office:value-type="float" office:value="24.31666667" calcext:value-type="float">
            <text:p>24.31666667</text:p>
          </table:table-cell>
          <table:table-cell office:value-type="float" office:value="24.1499999999999" calcext:value-type="float">
            <text:p>24.1499999999999</text:p>
          </table:table-cell>
          <table:table-cell office:value-type="float" office:value="24.0833333299999" calcext:value-type="float">
            <text:p>24.0833333299999</text:p>
          </table:table-cell>
          <table:table-cell office:value-type="float" office:value="24.18333333" calcext:value-type="float">
            <text:p>24.18333333</text:p>
          </table:table-cell>
          <table:table-cell office:value-type="float" office:value="24.3" calcext:value-type="float">
            <text:p>24.3</text:p>
          </table:table-cell>
          <table:table-cell office:value-type="float" office:value="24.4666666699999" calcext:value-type="float">
            <text:p>24.4666666699999</text:p>
          </table:table-cell>
          <table:table-cell office:value-type="float" office:value="24.36666667" calcext:value-type="float">
            <text:p>24.36666667</text:p>
          </table:table-cell>
          <table:table-cell office:value-type="float" office:value="24.3333333299999" calcext:value-type="float">
            <text:p>24.3333333299999</text:p>
          </table:table-cell>
          <table:table-cell office:value-type="float" office:value="24.3833333299999" calcext:value-type="float">
            <text:p>24.3833333299999</text:p>
          </table:table-cell>
          <table:table-cell office:value-type="float" office:value="24.55" calcext:value-type="float">
            <text:p>24.55</text:p>
          </table:table-cell>
          <table:table-cell office:value-type="float" office:value="24.8333333299999" calcext:value-type="float">
            <text:p>24.8333333299999</text:p>
          </table:table-cell>
          <table:table-cell office:value-type="float" office:value="24.9499999999999" calcext:value-type="float">
            <text:p>24.9499999999999</text:p>
          </table:table-cell>
          <table:table-cell office:value-type="float" office:value="24.81666667" calcext:value-type="float">
            <text:p>24.81666667</text:p>
          </table:table-cell>
          <table:table-cell office:value-type="float" office:value="25.0833333299999" calcext:value-type="float">
            <text:p>25.0833333299999</text:p>
          </table:table-cell>
          <table:table-cell office:value-type="float" office:value="25" calcext:value-type="float">
            <text:p>25</text:p>
          </table:table-cell>
          <table:table-cell office:value-type="float" office:value="25.1999999999999" calcext:value-type="float">
            <text:p>25.1999999999999</text:p>
          </table:table-cell>
          <table:table-cell office:value-type="float" office:value="25.41666667" calcext:value-type="float">
            <text:p>25.41666667</text:p>
          </table:table-cell>
          <table:table-cell office:value-type="float" office:value="25.5166666699999" calcext:value-type="float">
            <text:p>25.5166666699999</text:p>
          </table:table-cell>
          <table:table-cell office:value-type="float" office:value="25.68333333" calcext:value-type="float">
            <text:p>25.68333333</text:p>
          </table:table-cell>
          <table:table-cell office:value-type="float" office:value="25.7666666699999" calcext:value-type="float">
            <text:p>25.7666666699999</text:p>
          </table:table-cell>
          <table:table-cell office:value-type="float" office:value="25.9666666699999" calcext:value-type="float">
            <text:p>25.9666666699999</text:p>
          </table:table-cell>
          <table:table-cell office:value-type="float" office:value="25.8999999999999" calcext:value-type="float">
            <text:p>25.8999999999999</text:p>
          </table:table-cell>
          <table:table-cell office:value-type="float" office:value="25.7166666699999" calcext:value-type="float">
            <text:p>25.7166666699999</text:p>
          </table:table-cell>
          <table:table-cell office:value-type="float" office:value="25.55" calcext:value-type="float">
            <text:p>25.55</text:p>
          </table:table-cell>
          <table:table-cell office:value-type="float" office:value="25.6333333299999" calcext:value-type="float">
            <text:p>25.6333333299999</text:p>
          </table:table-cell>
          <table:table-cell office:value-type="float" office:value="25.6" calcext:value-type="float">
            <text:p>25.6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25.35" calcext:value-type="float">
            <text:p>25.35</text:p>
          </table:table-cell>
          <table:table-cell office:value-type="float" office:value="25.31666667" calcext:value-type="float">
            <text:p>25.31666667</text:p>
          </table:table-cell>
          <table:table-cell office:value-type="float" office:value="25.3333333299999" calcext:value-type="float">
            <text:p>25.3333333299999</text:p>
          </table:table-cell>
          <table:table-cell office:value-type="float" office:value="25.23333333" calcext:value-type="float">
            <text:p>25.23333333</text:p>
          </table:table-cell>
          <table:table-cell office:value-type="float" office:value="25.16666667" calcext:value-type="float">
            <text:p>25.16666667</text:p>
          </table:table-cell>
          <table:table-cell office:value-type="float" office:value="25.9499999999999" calcext:value-type="float">
            <text:p>25.9499999999999</text:p>
          </table:table-cell>
          <table:table-cell office:value-type="float" office:value="25.56666667" calcext:value-type="float">
            <text:p>25.56666667</text:p>
          </table:table-cell>
          <table:table-cell office:value-type="float" office:value="25.11666667" calcext:value-type="float">
            <text:p>25.11666667</text:p>
          </table:table-cell>
          <table:table-cell office:value-type="float" office:value="25.16666667" calcext:value-type="float">
            <text:p>25.16666667</text:p>
          </table:table-cell>
          <table:table-cell office:value-type="float" office:value="25.11666667" calcext:value-type="float">
            <text:p>25.11666667</text:p>
          </table:table-cell>
          <table:table-cell office:value-type="float" office:value="25.1" calcext:value-type="float">
            <text:p>25.1</text:p>
          </table:table-cell>
          <table:table-cell office:value-type="float" office:value="25" calcext:value-type="float">
            <text:p>25</text:p>
          </table:table-cell>
          <table:table-cell office:value-type="float" office:value="25.0166666699999" calcext:value-type="float">
            <text:p>25.0166666699999</text:p>
          </table:table-cell>
          <table:table-cell office:value-type="float" office:value="24.8999999999999" calcext:value-type="float">
            <text:p>24.8999999999999</text:p>
          </table:table-cell>
          <table:table-cell office:value-type="float" office:value="24.8" calcext:value-type="float">
            <text:p>24.8</text:p>
          </table:table-cell>
          <table:table-cell office:value-type="float" office:value="24.86666667" calcext:value-type="float">
            <text:p>24.86666667</text:p>
          </table:table-cell>
          <table:table-cell office:value-type="float" office:value="25.0166666699999" calcext:value-type="float">
            <text:p>25.0166666699999</text:p>
          </table:table-cell>
          <table:table-cell office:value-type="float" office:value="24.8833333299999" calcext:value-type="float">
            <text:p>24.8833333299999</text:p>
          </table:table-cell>
          <table:table-cell office:value-type="float" office:value="24.7166666699999" calcext:value-type="float">
            <text:p>24.7166666699999</text:p>
          </table:table-cell>
          <table:table-cell office:value-type="float" office:value="24.7666666699999" calcext:value-type="float">
            <text:p>24.7666666699999</text:p>
          </table:table-cell>
          <table:table-cell office:value-type="float" office:value="24.4666666699999" calcext:value-type="float">
            <text:p>24.4666666699999</text:p>
          </table:table-cell>
          <table:table-cell office:value-type="float" office:value="24.11666667" calcext:value-type="float">
            <text:p>24.11666667</text:p>
          </table:table-cell>
          <table:table-cell office:value-type="float" office:value="24.16666667" calcext:value-type="float">
            <text:p>24.16666667</text:p>
          </table:table-cell>
          <table:table-cell office:value-type="float" office:value="24.23333333" calcext:value-type="float">
            <text:p>24.23333333</text:p>
          </table:table-cell>
          <table:table-cell office:value-type="float" office:value="24.18333333" calcext:value-type="float">
            <text:p>24.18333333</text:p>
          </table:table-cell>
          <table:table-cell office:value-type="float" office:value="24.2666666699999" calcext:value-type="float">
            <text:p>24.2666666699999</text:p>
          </table:table-cell>
          <table:table-cell office:value-type="float" office:value="24.3333333299999" calcext:value-type="float">
            <text:p>24.3333333299999</text:p>
          </table:table-cell>
          <table:table-cell office:value-type="float" office:value="24.23333333" calcext:value-type="float">
            <text:p>24.23333333</text:p>
          </table:table-cell>
          <table:table-cell office:value-type="float" office:value="24.06666667" calcext:value-type="float">
            <text:p>24.06666667</text:p>
          </table:table-cell>
          <table:table-cell office:value-type="float" office:value="24.0166666699999" calcext:value-type="float">
            <text:p>24.0166666699999</text:p>
          </table:table-cell>
          <table:table-cell office:value-type="float" office:value="24.1499999999999" calcext:value-type="float">
            <text:p>24.1499999999999</text:p>
          </table:table-cell>
          <table:table-cell office:value-type="float" office:value="23.8333333299999" calcext:value-type="float">
            <text:p>23.8333333299999</text:p>
          </table:table-cell>
          <table:table-cell office:value-type="float" office:value="24.1" calcext:value-type="float">
            <text:p>24.1</text:p>
          </table:table-cell>
          <table:table-cell office:value-type="float" office:value="24.05" calcext:value-type="float">
            <text:p>24.05</text:p>
          </table:table-cell>
          <table:table-cell office:value-type="float" office:value="23.9499999999999" calcext:value-type="float">
            <text:p>23.9499999999999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Um Azimul</text:p>
          </table:table-cell>
          <table:table-cell office:value-type="string" calcext:value-type="string">
            <text:p>Gasyoura</text:p>
          </table:table-cell>
          <table:table-cell office:value-type="string" calcext:value-type="string">
            <text:p>Hamim</text:p>
          </table:table-cell>
          <table:table-cell office:value-type="string" calcext:value-type="string">
            <text:p>Mezaira</text:p>
          </table:table-cell>
          <table:table-cell office:value-type="string" calcext:value-type="string">
            <text:p>Mukhariz</text:p>
          </table:table-cell>
          <table:table-cell office:value-type="string" calcext:value-type="string">
            <text:p>Al Jazeera b.g</text:p>
          </table:table-cell>
          <table:table-cell office:value-type="string" calcext:value-type="string">
            <text:p>Owtaid</text:p>
          </table:table-cell>
          <table:table-cell office:value-type="string" calcext:value-type="string">
            <text:p>Bada Dafas</text:p>
          </table:table-cell>
          <table:table-cell office:value-type="string" calcext:value-type="string">
            <text:p>Madinat Zayed</text:p>
          </table:table-cell>
          <table:table-cell office:value-type="string" calcext:value-type="string">
            <text:p>Bu Humrah</text:p>
          </table:table-cell>
          <table:table-cell office:value-type="string" calcext:value-type="string">
            <text:p>Arjan</text:p>
          </table:table-cell>
          <table:table-cell office:value-type="string" calcext:value-type="string">
            <text:p>Razeen</text:p>
          </table:table-cell>
          <table:table-cell office:value-type="string" calcext:value-type="string">
            <text:p>Al Haffar</text:p>
          </table:table-cell>
          <table:table-cell office:value-type="string" calcext:value-type="string">
            <text:p>Al Quaa</text:p>
          </table:table-cell>
          <table:table-cell office:value-type="string" calcext:value-type="string">
            <text:p>Al Gheweifat</text:p>
          </table:table-cell>
          <table:table-cell office:value-type="string" calcext:value-type="string">
            <text:p>Ras Ghumeis</text:p>
          </table:table-cell>
          <table:table-cell office:value-type="string" calcext:value-type="string">
            <text:p>Al Ruwais</text:p>
          </table:table-cell>
          <table:table-cell office:value-type="string" calcext:value-type="string">
            <text:p>Jabal Al Dhanna</text:p>
          </table:table-cell>
          <table:table-cell office:value-type="string" calcext:value-type="string">
            <text:p>Sir Bani Yas</text:p>
          </table:table-cell>
          <table:table-cell office:value-type="string" calcext:value-type="string">
            <text:p>Al Qlaa</text:p>
          </table:table-cell>
          <table:table-cell office:value-type="string" calcext:value-type="string">
            <text:p>Al Mirfa</text:p>
          </table:table-cell>
          <table:table-cell office:value-type="string" calcext:value-type="string">
            <text:p>Abu Al Abyad</text:p>
          </table:table-cell>
          <table:table-cell office:value-type="string" calcext:value-type="string">
            <text:p>Al Aryam</text:p>
          </table:table-cell>
          <table:table-cell office:value-type="string" calcext:value-type="string">
            <text:p>Abu Dhabi Corniche</text:p>
          </table:table-cell>
          <table:table-cell office:value-type="string" calcext:value-type="string">
            <text:p>Mussaffah</text:p>
          </table:table-cell>
          <table:table-cell office:value-type="string" calcext:value-type="string">
            <text:p>Al Shawamekh</text:p>
          </table:table-cell>
          <table:table-cell office:value-type="string" calcext:value-type="string">
            <text:p>Ashaab</text:p>
          </table:table-cell>
          <table:table-cell office:value-type="string" calcext:value-type="string">
            <text:p>Al Ajban</text:p>
          </table:table-cell>
          <table:table-cell office:value-type="string" calcext:value-type="string">
            <text:p>Ras Ghanadah</text:p>
          </table:table-cell>
          <table:table-cell office:value-type="string" calcext:value-type="string">
            <text:p>Expo 2020</text:p>
          </table:table-cell>
          <table:table-cell office:value-type="string" calcext:value-type="string">
            <text:p>Sai al Salem</text:p>
          </table:table-cell>
          <table:table-cell office:value-type="string" calcext:value-type="string">
            <text:p>Jumeirah</text:p>
          </table:table-cell>
          <table:table-cell office:value-type="string" calcext:value-type="string">
            <text:p>Al Marmoom</text:p>
          </table:table-cell>
          <table:table-cell office:value-type="string" calcext:value-type="string">
            <text:p>Burj Khalifa</text:p>
          </table:table-cell>
          <table:table-cell office:value-type="string" calcext:value-type="string">
            <text:p>Ajman</text:p>
          </table:table-cell>
          <table:table-cell office:value-type="string" calcext:value-type="string">
            <text:p>Um al Quwain</text:p>
          </table:table-cell>
          <table:table-cell office:value-type="string" calcext:value-type="string">
            <text:p>Al Marjan</text:p>
          </table:table-cell>
          <table:table-cell office:value-type="string" calcext:value-type="string">
            <text:p>Ras Al Khaimah</text:p>
          </table:table-cell>
          <table:table-cell office:value-type="string" calcext:value-type="string">
            <text:p>Saqr Port</text:p>
          </table:table-cell>
          <table:table-cell office:value-type="string" calcext:value-type="string">
            <text:p>Ghazla</text:p>
          </table:table-cell>
          <table:table-cell office:value-type="string" calcext:value-type="string">
            <text:p>Yanas Mountain</text:p>
          </table:table-cell>
          <table:table-cell office:value-type="string" calcext:value-type="string">
            <text:p>Tawiyen</text:p>
          </table:table-cell>
          <table:table-cell office:value-type="string" calcext:value-type="string">
            <text:p>Mebreh mountain</text:p>
          </table:table-cell>
          <table:table-cell office:value-type="string" calcext:value-type="string">
            <text:p>Diba</text:p>
          </table:table-cell>
          <table:table-cell office:value-type="string" calcext:value-type="string">
            <text:p>Dhudna</text:p>
          </table:table-cell>
          <table:table-cell office:value-type="string" calcext:value-type="string">
            <text:p>Khorfakhan</text:p>
          </table:table-cell>
          <table:table-cell office:value-type="string" calcext:value-type="string">
            <text:p>Masafi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Falaj Al Moalla</text:p>
          </table:table-cell>
          <table:table-cell office:value-type="string" calcext:value-type="string">
            <text:p>Al Dhaid</text:p>
          </table:table-cell>
          <table:table-cell office:value-type="string" calcext:value-type="string">
            <text:p>Fujairah port</text:p>
          </table:table-cell>
          <table:table-cell office:value-type="string" calcext:value-type="string">
            <text:p>Jais Mountain</text:p>
          </table:table-cell>
          <table:table-cell office:value-type="string" calcext:value-type="string">
            <text:p>Dibba</text:p>
          </table:table-cell>
          <table:table-cell office:value-type="string" calcext:value-type="string">
            <text:p>Al Malaiha</text:p>
          </table:table-cell>
          <table:table-cell office:value-type="string" calcext:value-type="string">
            <text:p>Al Farfar</text:p>
          </table:table-cell>
          <table:table-cell office:value-type="string" calcext:value-type="string">
            <text:p>Al Heben Mountain</text:p>
          </table:table-cell>
          <table:table-cell office:value-type="string" calcext:value-type="string">
            <text:p>Shoukah</text:p>
          </table:table-cell>
          <table:table-cell office:value-type="string" calcext:value-type="string">
            <text:p>Kalba</text:p>
          </table:table-cell>
          <table:table-cell office:value-type="string" calcext:value-type="string">
            <text:p>Wadi Al Tuwa</text:p>
          </table:table-cell>
          <table:table-cell office:value-type="string" calcext:value-type="string">
            <text:p>Al Qor</text:p>
          </table:table-cell>
          <table:table-cell office:value-type="string" calcext:value-type="string">
            <text:p>Hatta</text:p>
          </table:table-cell>
          <table:table-cell office:value-type="string" calcext:value-type="string">
            <text:p>Umm al Gaf</text:p>
          </table:table-cell>
          <table:table-cell office:value-type="string" calcext:value-type="string">
            <text:p>Lahbab</text:p>
          </table:table-cell>
          <table:table-cell office:value-type="string" calcext:value-type="string">
            <text:p>Margham</text:p>
          </table:table-cell>
          <table:table-cell office:value-type="string" calcext:value-type="string">
            <text:p>Al Faqa</text:p>
          </table:table-cell>
          <table:table-cell office:value-type="string" calcext:value-type="string">
            <text:p>Al Shiweb</text:p>
          </table:table-cell>
          <table:table-cell office:value-type="string" calcext:value-type="string">
            <text:p>Sweihan</text:p>
          </table:table-cell>
          <table:table-cell office:value-type="string" calcext:value-type="string">
            <text:p>Al Wathbah</text:p>
          </table:table-cell>
          <table:table-cell office:value-type="string" calcext:value-type="string">
            <text:p>Damtha</text:p>
          </table:table-cell>
          <table:table-cell office:value-type="string" calcext:value-type="string">
            <text:p>Al Aamerah</text:p>
          </table:table-cell>
          <table:table-cell office:value-type="string" calcext:value-type="string">
            <text:p>UAE Uni</text:p>
          </table:table-cell>
          <table:table-cell office:value-type="string" calcext:value-type="string">
            <text:p>Al Qattara</text:p>
          </table:table-cell>
          <table:table-cell office:value-type="string" calcext:value-type="string">
            <text:p>Raknah</text:p>
          </table:table-cell>
          <table:table-cell office:value-type="string" calcext:value-type="string">
            <text:p>Buraimi</text:p>
          </table:table-cell>
          <table:table-cell office:value-type="string" calcext:value-type="string">
            <text:p>Um ghafa</text:p>
          </table:table-cell>
          <table:table-cell office:value-type="string" calcext:value-type="string">
            <text:p>Mezyed</text:p>
          </table:table-cell>
          <table:table-cell office:value-type="string" calcext:value-type="string">
            <text:p>Al Khazna</text:p>
          </table:table-cell>
          <table:table-cell office:value-type="string" calcext:value-type="string">
            <text:p>Al Arad</text:p>
          </table:table-cell>
          <table:table-cell office:value-type="string" calcext:value-type="string">
            <text:p>Al Shuaibah</text:p>
          </table:table-cell>
          <table:table-cell office:value-type="string" calcext:value-type="string">
            <text:p>Hafeet mountain</text:p>
          </table:table-cell>
          <table:table-cell office:value-type="string" calcext:value-type="string">
            <text:p>Barakah 2</text:p>
          </table:table-cell>
        </table:table-row>
        <table:table-row table:style-name="ro1">
          <table:table-cell/>
          <table:table-cell office:value-type="string" calcext:value-type="string">
            <text:p>ncm_id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79" calcext:value-type="float">
            <text:p>47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office:value-type="float" office:value="485" calcext:value-type="float">
            <text:p>48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88" calcext:value-type="float">
            <text:p>488</text:p>
          </table:table-cell>
          <table:table-cell office:value-type="float" office:value="143" calcext:value-type="float">
            <text:p>143</text:p>
          </table:table-cell>
          <table:table-cell office:value-type="float" office:value="494" calcext:value-type="float">
            <text:p>494</text:p>
          </table:table-cell>
          <table:table-cell office:value-type="float" office:value="108" calcext:value-type="float">
            <text:p>108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  <table:table-cell office:value-type="float" office:value="477" calcext:value-type="float">
            <text:p>477</text:p>
          </table:table-cell>
          <table:table-cell office:value-type="float" office:value="439" calcext:value-type="float">
            <text:p>439</text:p>
          </table:table-cell>
          <table:table-cell office:value-type="float" office:value="381" calcext:value-type="float">
            <text:p>381</text:p>
          </table:table-cell>
          <table:table-cell office:value-type="float" office:value="410" calcext:value-type="float">
            <text:p>410</text:p>
          </table:table-cell>
          <table:table-cell office:value-type="float" office:value="123" calcext:value-type="float">
            <text:p>123</text:p>
          </table:table-cell>
          <table:table-cell office:value-type="float" office:value="495" calcext:value-type="float">
            <text:p>495</text:p>
          </table:table-cell>
          <table:table-cell office:value-type="float" office:value="102" calcext:value-type="float">
            <text:p>102</text:p>
          </table:table-cell>
          <table:table-cell office:value-type="float" office:value="437" calcext:value-type="float">
            <text:p>437</text:p>
          </table:table-cell>
          <table:table-cell office:value-type="float" office:value="490" calcext:value-type="float">
            <text:p>490</text:p>
          </table:table-cell>
          <table:table-cell office:value-type="float" office:value="400" calcext:value-type="float">
            <text:p>400</text:p>
          </table:table-cell>
          <table:table-cell office:value-type="float" office:value="386" calcext:value-type="float">
            <text:p>386</text:p>
          </table:table-cell>
          <table:table-cell office:value-type="float" office:value="111" calcext:value-type="float">
            <text:p>111</text:p>
          </table:table-cell>
          <table:table-cell office:value-type="float" office:value="480" calcext:value-type="float">
            <text:p>480</text:p>
          </table:table-cell>
          <table:table-cell office:value-type="float" office:value="420" calcext:value-type="float">
            <text:p>420</text:p>
          </table:table-cell>
          <table:table-cell office:value-type="float" office:value="383" calcext:value-type="float">
            <text:p>383</text:p>
          </table:table-cell>
          <table:table-cell office:value-type="float" office:value="467" calcext:value-type="float">
            <text:p>467</text:p>
          </table:table-cell>
          <table:table-cell office:value-type="float" office:value="419" calcext:value-type="float">
            <text:p>419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41242" calcext:value-type="float">
            <text:p>41242</text:p>
          </table:table-cell>
          <table:table-cell office:value-type="float" office:value="31" calcext:value-type="float">
            <text:p>31</text:p>
          </table:table-cell>
          <table:table-cell office:value-type="float" office:value="474" calcext:value-type="float">
            <text:p>47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413" calcext:value-type="float">
            <text:p>413</text:p>
          </table:table-cell>
          <table:table-cell office:value-type="float" office:value="110" calcext:value-type="float">
            <text:p>110</text:p>
          </table:table-cell>
          <table:table-cell office:value-type="float" office:value="469" calcext:value-type="float">
            <text:p>469</text:p>
          </table:table-cell>
          <table:table-cell office:value-type="float" office:value="109" calcext:value-type="float">
            <text:p>109</text:p>
          </table:table-cell>
          <table:table-cell office:value-type="float" office:value="441" calcext:value-type="float">
            <text:p>441</text:p>
          </table:table-cell>
          <table:table-cell office:value-type="float" office:value="118" calcext:value-type="float">
            <text:p>118</text:p>
          </table:table-cell>
          <table:table-cell office:value-type="float" office:value="345" calcext:value-type="float">
            <text:p>345</text:p>
          </table:table-cell>
          <table:table-cell office:value-type="float" office:value="472" calcext:value-type="float">
            <text:p>472</text:p>
          </table:table-cell>
          <table:table-cell office:value-type="float" office:value="382" calcext:value-type="float">
            <text:p>382</text:p>
          </table:table-cell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  <table:table-cell office:value-type="float" office:value="481" calcext:value-type="float">
            <text:p>481</text:p>
          </table:table-cell>
          <table:table-cell office:value-type="float" office:value="473" calcext:value-type="float">
            <text:p>473</text:p>
          </table:table-cell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32" calcext:value-type="float">
            <text:p>132</text:p>
          </table:table-cell>
          <table:table-cell office:value-type="float" office:value="487" calcext:value-type="float">
            <text:p>487</text:p>
          </table:table-cell>
          <table:table-cell office:value-type="float" office:value="414" calcext:value-type="float">
            <text:p>414</text:p>
          </table:table-cell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41244" calcext:value-type="float">
            <text:p>41244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12" calcext:value-type="float">
            <text:p>412</text:p>
          </table:table-cell>
          <table:table-cell office:value-type="float" office:value="421" calcext:value-type="float">
            <text:p>42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string" calcext:value-type="string">
            <text:p>cumulative_rainfall_14_to_17_april_2024</text:p>
          </table:table-cell>
          <table:table-cell office:value-type="float" office:value="13.4" calcext:value-type="float">
            <text:p>13.4</text:p>
          </table:table-cell>
          <table:table-cell office:value-type="float" office:value="47.2" calcext:value-type="float">
            <text:p>47.2</text:p>
          </table:table-cell>
          <table:table-cell office:value-type="float" office:value="43.9" calcext:value-type="float">
            <text:p>43.9</text:p>
          </table:table-cell>
          <table:table-cell office:value-type="float" office:value="85.8" calcext:value-type="float">
            <text:p>85.8</text:p>
          </table:table-cell>
          <table:table-cell office:value-type="float" office:value="13.9" calcext:value-type="float">
            <text:p>13.9</text:p>
          </table:table-cell>
          <table:table-cell office:value-type="float" office:value="9.1" calcext:value-type="float">
            <text:p>9.1</text:p>
          </table:table-cell>
          <table:table-cell office:value-type="float" office:value="91.9" calcext:value-type="float">
            <text:p>91.9</text:p>
          </table:table-cell>
          <table:table-cell office:value-type="float" office:value="62.6" calcext:value-type="float">
            <text:p>62.6</text:p>
          </table:table-cell>
          <table:table-cell office:value-type="float" office:value="48.9" calcext:value-type="float">
            <text:p>48.9</text:p>
          </table:table-cell>
          <table:table-cell office:value-type="float" office:value="57.2" calcext:value-type="float">
            <text:p>57.2</text:p>
          </table:table-cell>
          <table:table-cell office:value-type="float" office:value="82" calcext:value-type="float">
            <text:p>82</text:p>
          </table:table-cell>
          <table:table-cell office:value-type="float" office:value="75.7" calcext:value-type="float">
            <text:p>75.7</text:p>
          </table:table-cell>
          <table:table-cell office:value-type="float" office:value="92.3" calcext:value-type="float">
            <text:p>92.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5.4" calcext:value-type="float">
            <text:p>5.4</text:p>
          </table:table-cell>
          <table:table-cell office:value-type="float" office:value="13.7" calcext:value-type="float">
            <text:p>13.7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74.4" calcext:value-type="float">
            <text:p>74.4</text:p>
          </table:table-cell>
          <table:table-cell office:value-type="float" office:value="83" calcext:value-type="float">
            <text:p>83</text:p>
          </table:table-cell>
          <table:table-cell office:value-type="float" office:value="83.2" calcext:value-type="float">
            <text:p>83.2</text:p>
          </table:table-cell>
          <table:table-cell office:value-type="float" office:value="91.1" calcext:value-type="float">
            <text:p>9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17.2" calcext:value-type="float">
            <text:p>117.2</text:p>
          </table:table-cell>
          <table:table-cell office:value-type="float" office:value="102.1" calcext:value-type="float">
            <text:p>102.1</text:p>
          </table:table-cell>
          <table:table-cell office:value-type="float" office:value="124.5" calcext:value-type="float">
            <text:p>124.5</text:p>
          </table:table-cell>
          <table:table-cell office:value-type="float" office:value="197.1" calcext:value-type="float">
            <text:p>197.1</text:p>
          </table:table-cell>
          <table:table-cell office:value-type="float" office:value="146.2" calcext:value-type="float">
            <text:p>146.2</text:p>
          </table:table-cell>
          <table:table-cell office:value-type="float" office:value="200.6" calcext:value-type="float">
            <text:p>200.6</text:p>
          </table:table-cell>
          <table:table-cell office:value-type="float" office:value="168" calcext:value-type="float">
            <text:p>168</text:p>
          </table:table-cell>
          <table:table-cell office:value-type="float" office:value="219.4" calcext:value-type="float">
            <text:p>219.4</text:p>
          </table:table-cell>
          <table:table-cell office:value-type="float" office:value="77.6" calcext:value-type="float">
            <text:p>77.6</text:p>
          </table:table-cell>
          <table:table-cell office:value-type="float" office:value="96.4" calcext:value-type="float">
            <text:p>96.4</text:p>
          </table:table-cell>
          <table:table-cell office:value-type="float" office:value="86.8" calcext:value-type="float">
            <text:p>86.8</text:p>
          </table:table-cell>
          <table:table-cell office:value-type="float" office:value="55.2" calcext:value-type="float">
            <text:p>55.2</text:p>
          </table:table-cell>
          <table:table-cell office:value-type="float" office:value="63" calcext:value-type="float">
            <text:p>63</text:p>
          </table:table-cell>
          <table:table-cell office:value-type="float" office:value="37.8" calcext:value-type="float">
            <text:p>37.8</text:p>
          </table:table-cell>
          <table:table-cell office:value-type="float" office:value="96.4" calcext:value-type="float">
            <text:p>96.4</text:p>
          </table:table-cell>
          <table:table-cell office:value-type="float" office:value="83.4" calcext:value-type="float">
            <text:p>83.4</text:p>
          </table:table-cell>
          <table:table-cell office:value-type="float" office:value="95.4" calcext:value-type="float">
            <text:p>95.4</text:p>
          </table:table-cell>
          <table:table-cell office:value-type="float" office:value="87.1" calcext:value-type="float">
            <text:p>87.1</text:p>
          </table:table-cell>
          <table:table-cell/>
          <table:table-cell office:value-type="float" office:value="94.5" calcext:value-type="float">
            <text:p>94.5</text:p>
          </table:table-cell>
          <table:table-cell office:value-type="float" office:value="112.7" calcext:value-type="float">
            <text:p>112.7</text:p>
          </table:table-cell>
          <table:table-cell office:value-type="float" office:value="121" calcext:value-type="float">
            <text:p>121</text:p>
          </table:table-cell>
          <table:table-cell office:value-type="float" office:value="152.6" calcext:value-type="float">
            <text:p>152.6</text:p>
          </table:table-cell>
          <table:table-cell office:value-type="float" office:value="110" calcext:value-type="float">
            <text:p>110</text:p>
          </table:table-cell>
          <table:table-cell office:value-type="float" office:value="153.2" calcext:value-type="float">
            <text:p>153.2</text:p>
          </table:table-cell>
          <table:table-cell office:value-type="float" office:value="129.4" calcext:value-type="float">
            <text:p>129.4</text:p>
          </table:table-cell>
          <table:table-cell office:value-type="float" office:value="115.4" calcext:value-type="float">
            <text:p>115.4</text:p>
          </table:table-cell>
          <table:table-cell office:value-type="float" office:value="91.5" calcext:value-type="float">
            <text:p>91.5</text:p>
          </table:table-cell>
          <table:table-cell office:value-type="float" office:value="163.4" calcext:value-type="float">
            <text:p>163.4</text:p>
          </table:table-cell>
          <table:table-cell office:value-type="float" office:value="91.3" calcext:value-type="float">
            <text:p>91.3</text:p>
          </table:table-cell>
          <table:table-cell office:value-type="float" office:value="123.9" calcext:value-type="float">
            <text:p>123.9</text:p>
          </table:table-cell>
          <table:table-cell office:value-type="float" office:value="155.2" calcext:value-type="float">
            <text:p>155.2</text:p>
          </table:table-cell>
          <table:table-cell office:value-type="float" office:value="239.5" calcext:value-type="float">
            <text:p>239.5</text:p>
          </table:table-cell>
          <table:table-cell office:value-type="float" office:value="205.6" calcext:value-type="float">
            <text:p>205.6</text:p>
          </table:table-cell>
          <table:table-cell office:value-type="float" office:value="124.2" calcext:value-type="float">
            <text:p>124.2</text:p>
          </table:table-cell>
          <table:table-cell office:value-type="float" office:value="103.7" calcext:value-type="float">
            <text:p>103.7</text:p>
          </table:table-cell>
          <table:table-cell office:value-type="float" office:value="178.1" calcext:value-type="float">
            <text:p>178.1</text:p>
          </table:table-cell>
          <table:table-cell office:value-type="float" office:value="173.5" calcext:value-type="float">
            <text:p>173.5</text:p>
          </table:table-cell>
          <table:table-cell office:value-type="float" office:value="198.6" calcext:value-type="float">
            <text:p>198.6</text:p>
          </table:table-cell>
          <table:table-cell office:value-type="float" office:value="189.8" calcext:value-type="float">
            <text:p>189.8</text:p>
          </table:table-cell>
          <table:table-cell office:value-type="float" office:value="141.5" calcext:value-type="float">
            <text:p>141.5</text:p>
          </table:table-cell>
          <table:table-cell office:value-type="float" office:value="116" calcext:value-type="float">
            <text:p>116</text:p>
          </table:table-cell>
          <table:table-cell office:value-type="float" office:value="98.2" calcext:value-type="float">
            <text:p>98.2</text:p>
          </table:table-cell>
          <table:table-cell office:value-type="float" office:value="98.5" calcext:value-type="float">
            <text:p>98.5</text:p>
          </table:table-cell>
          <table:table-cell office:value-type="float" office:value="111.1" calcext:value-type="float">
            <text:p>111.1</text:p>
          </table:table-cell>
          <table:table-cell office:value-type="float" office:value="142.9" calcext:value-type="float">
            <text:p>142.9</text:p>
          </table:table-cell>
          <table:table-cell table:number-columns-repeated="2" office:value-type="float" office:value="186.1" calcext:value-type="float">
            <text:p>186.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87.5" calcext:value-type="float">
            <text:p>87.5</text:p>
          </table:table-cell>
          <table:table-cell office:value-type="float" office:value="162.9" calcext:value-type="float">
            <text:p>162.9</text:p>
          </table:table-cell>
          <table:table-cell office:value-type="float" office:value="107.9" calcext:value-type="float">
            <text:p>107.9</text:p>
          </table:table-cell>
          <table:table-cell office:value-type="float" office:value="176.2" calcext:value-type="float">
            <text:p>176.2</text:p>
          </table:table-cell>
          <table:table-cell office:value-type="float" office:value="57.9" calcext:value-type="float">
            <text:p>57.9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table:style-name="ce3" office:value-type="string" calcext:value-type="string">
            <text:p>2024-04-14 00:0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0.0389" calcext:value-type="float">
            <text:p>0.03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552" calcext:value-type="float">
            <text:p>0.0552</text:p>
          </table:table-cell>
          <table:table-cell office:value-type="float" office:value="0" calcext:value-type="float">
            <text:p>0</text:p>
          </table:table-cell>
          <table:table-cell office:value-type="float" office:value="0.0123" calcext:value-type="float">
            <text:p>0.012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0644" calcext:value-type="float">
            <text:p>0.064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3047" calcext:value-type="float">
            <text:p>0.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01:00</text:p>
          </table:table-cell>
          <table:table-cell table:style-name="ce3"/>
          <table:table-cell office:value-type="float" office:value="0.0462" calcext:value-type="float">
            <text:p>0.0462</text:p>
          </table:table-cell>
          <table:table-cell office:value-type="float" office:value="0.0791" calcext:value-type="float">
            <text:p>0.0791</text:p>
          </table:table-cell>
          <table:table-cell office:value-type="float" office:value="0" calcext:value-type="float">
            <text:p>0</text:p>
          </table:table-cell>
          <table:table-cell office:value-type="float" office:value="1.6735" calcext:value-type="float">
            <text:p>1.67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0102" calcext:value-type="float">
            <text:p>0.0102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2589" calcext:value-type="float">
            <text:p>0.2589</text:p>
          </table:table-cell>
          <table:table-cell office:value-type="float" office:value="0" calcext:value-type="float">
            <text:p>0</text:p>
          </table:table-cell>
          <table:table-cell office:value-type="float" office:value="0.7846" calcext:value-type="float">
            <text:p>0.7846</text:p>
          </table:table-cell>
          <table:table-cell office:value-type="float" office:value="0" calcext:value-type="float">
            <text:p>0</text:p>
          </table:table-cell>
          <table:table-cell office:value-type="float" office:value="0.2159" calcext:value-type="float">
            <text:p>0.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02:00</text:p>
          </table:table-cell>
          <table:table-cell table:style-name="ce3"/>
          <table:table-cell office:value-type="float" office:value="0.115" calcext:value-type="float">
            <text:p>0.1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09" calcext:value-type="float">
            <text:p>0.0309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0.854" calcext:value-type="float">
            <text:p>0.8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03:00</text:p>
          </table:table-cell>
          <table:table-cell table:style-name="ce3"/>
          <table:table-cell table:number-columns-repeated="13"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04:00</text:p>
          </table:table-cell>
          <table:table-cell table:style-name="ce3"/>
          <table:table-cell table:number-columns-repeated="13" office:value-type="float" office:value="0" calcext:value-type="float">
            <text:p>0</text:p>
          </table:table-cell>
          <table:table-cell office:value-type="float" office:value="0.0554" calcext:value-type="float">
            <text:p>0.0554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05:00</text:p>
          </table:table-cell>
          <table:table-cell table:style-name="ce3"/>
          <table:table-cell table:number-columns-repeated="13" office:value-type="float" office:value="0" calcext:value-type="float">
            <text:p>0</text:p>
          </table:table-cell>
          <table:table-cell office:value-type="float" office:value="0.2523" calcext:value-type="float">
            <text:p>0.2523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06:00</text:p>
          </table:table-cell>
          <table:table-cell table:style-name="ce3"/>
          <table:table-cell table:number-columns-repeated="13" office:value-type="float" office:value="0" calcext:value-type="float">
            <text:p>0</text:p>
          </table:table-cell>
          <table:table-cell office:value-type="float" office:value="0.0206" calcext:value-type="float">
            <text:p>0.0206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07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08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09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10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11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12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13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14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15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16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17:0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0.0862" calcext:value-type="float">
            <text:p>0.0862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18:0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0.1201" calcext:value-type="float">
            <text:p>0.120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19:0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20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21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22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4 23:00</text:p>
          </table:table-cell>
          <table:table-cell table:style-name="ce3"/>
          <table:table-cell table:number-columns-repeated="2" office:value-type="float" office:value="0" calcext:value-type="float">
            <text:p>0</text:p>
          </table:table-cell>
          <table:table-cell office:value-type="float" office:value="0.6471" calcext:value-type="float">
            <text:p>0.647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00:00</text:p>
          </table:table-cell>
          <table:table-cell table:style-name="ce3"/>
          <table:table-cell office:value-type="float" office:value="2.2831" calcext:value-type="float">
            <text:p>2.2831</text:p>
          </table:table-cell>
          <table:table-cell office:value-type="float" office:value="1.4429" calcext:value-type="float">
            <text:p>1.4429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01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02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03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04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05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06:00</text:p>
          </table:table-cell>
          <table:table-cell table:style-name="ce3"/>
          <table:table-cell office:value-type="float" office:value="0.0462" calcext:value-type="float">
            <text:p>0.0462</text:p>
          </table:table-cell>
          <table:table-cell office:value-type="float" office:value="0.0292" calcext:value-type="float">
            <text:p>0.0292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07:00</text:p>
          </table:table-cell>
          <table:table-cell table:style-name="ce3"/>
          <table:table-cell office:value-type="float" office:value="0.236" calcext:value-type="float">
            <text:p>0.236</text:p>
          </table:table-cell>
          <table:table-cell office:value-type="float" office:value="0.1938" calcext:value-type="float">
            <text:p>0.193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409" calcext:value-type="float">
            <text:p>0.0409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08:00</text:p>
          </table:table-cell>
          <table:table-cell table:style-name="ce3"/>
          <table:table-cell office:value-type="float" office:value="0.1989" calcext:value-type="float">
            <text:p>0.1989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42" calcext:value-type="float">
            <text:p>0.0142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09:00</text:p>
          </table:table-cell>
          <table:table-cell table:style-name="ce3"/>
          <table:table-cell table:number-columns-repeated="30" office:value-type="float" office:value="0" calcext:value-type="float">
            <text:p>0</text:p>
          </table:table-cell>
          <table:table-cell office:value-type="float" office:value="0.0591" calcext:value-type="float">
            <text:p>0.0591</text:p>
          </table:table-cell>
          <table:table-cell office:value-type="float" office:value="0" calcext:value-type="float">
            <text:p>0</text:p>
          </table:table-cell>
          <table:table-cell office:value-type="float" office:value="0.5939" calcext:value-type="float">
            <text:p>0.593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34" calcext:value-type="float">
            <text:p>0.0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418" calcext:value-type="float">
            <text:p>0.1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5" calcext:value-type="float">
            <text:p>0.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10:00</text:p>
          </table:table-cell>
          <table:table-cell table:style-name="ce3"/>
          <table:table-cell table:number-columns-repeated="32"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587" calcext:value-type="float">
            <text:p>0.4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3" calcext:value-type="float">
            <text:p>0.04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0373" calcext:value-type="float">
            <text:p>0.037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11:00</text:p>
          </table:table-cell>
          <table:table-cell table:style-name="ce3"/>
          <table:table-cell table:number-columns-repeated="32" office:value-type="float" office:value="0" calcext:value-type="float">
            <text:p>0</text:p>
          </table:table-cell>
          <table:table-cell office:value-type="float" office:value="0.267" calcext:value-type="float">
            <text:p>0.2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6524" calcext:value-type="float">
            <text:p>1.6524</text:p>
          </table:table-cell>
          <table:table-cell office:value-type="float" office:value="1.9713" calcext:value-type="float">
            <text:p>1.9713</text:p>
          </table:table-cell>
          <table:table-cell office:value-type="float" office:value="0.3699" calcext:value-type="float">
            <text:p>0.3699</text:p>
          </table:table-cell>
          <table:table-cell office:value-type="float" office:value="1.9039" calcext:value-type="float">
            <text:p>1.9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485" calcext:value-type="float">
            <text:p>1.4485</text:p>
          </table:table-cell>
          <table:table-cell office:value-type="float" office:value="1.7869" calcext:value-type="float">
            <text:p>1.7869</text:p>
          </table:table-cell>
          <table:table-cell office:value-type="float" office:value="1.8641" calcext:value-type="float">
            <text:p>1.8641</text:p>
          </table:table-cell>
          <table:table-cell office:value-type="float" office:value="1.4952" calcext:value-type="float">
            <text:p>1.49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944" calcext:value-type="float">
            <text:p>0.694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12:00</text:p>
          </table:table-cell>
          <table:table-cell table:style-name="ce3"/>
          <table:table-cell table:number-columns-repeated="41" office:value-type="float" office:value="0" calcext:value-type="float">
            <text:p>0</text:p>
          </table:table-cell>
          <table:table-cell office:value-type="float" office:value="0.3259" calcext:value-type="float">
            <text:p>0.3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978" calcext:value-type="float">
            <text:p>0.7978</text:p>
          </table:table-cell>
          <table:table-cell office:value-type="float" office:value="1.5442" calcext:value-type="float">
            <text:p>1.5442</text:p>
          </table:table-cell>
          <table:table-cell office:value-type="float" office:value="1.4023" calcext:value-type="float">
            <text:p>1.4023</text:p>
          </table:table-cell>
          <table:table-cell office:value-type="float" office:value="0.669" calcext:value-type="float">
            <text:p>0.669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13:00</text:p>
          </table:table-cell>
          <table:table-cell table:style-name="ce3"/>
          <table:table-cell table:number-columns-repeated="18" office:value-type="float" office:value="0" calcext:value-type="float">
            <text:p>0</text:p>
          </table:table-cell>
          <table:table-cell office:value-type="float" office:value="1.0872" calcext:value-type="float">
            <text:p>1.087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7462" calcext:value-type="float">
            <text:p>0.7462</text:p>
          </table:table-cell>
          <table:table-cell office:value-type="float" office:value="1.3761" calcext:value-type="float">
            <text:p>1.3761</text:p>
          </table:table-cell>
          <table:table-cell office:value-type="float" office:value="0" calcext:value-type="float">
            <text:p>0</text:p>
          </table:table-cell>
          <table:table-cell office:value-type="float" office:value="1.0787" calcext:value-type="float">
            <text:p>1.0787</text:p>
          </table:table-cell>
          <table:table-cell office:value-type="float" office:value="2.1019" calcext:value-type="float">
            <text:p>2.1019</text:p>
          </table:table-cell>
          <table:table-cell office:value-type="float" office:value="0.3817" calcext:value-type="float">
            <text:p>0.3817</text:p>
          </table:table-cell>
          <table:table-cell office:value-type="float" office:value="0.2179" calcext:value-type="float">
            <text:p>0.2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62" calcext:value-type="float">
            <text:p>0.7462</text:p>
          </table:table-cell>
          <table:table-cell office:value-type="float" office:value="0" calcext:value-type="float">
            <text:p>0</text:p>
          </table:table-cell>
          <table:table-cell office:value-type="float" office:value="0.574" calcext:value-type="float">
            <text:p>0.574</text:p>
          </table:table-cell>
          <table:table-cell office:value-type="float" office:value="0" calcext:value-type="float">
            <text:p>0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556" calcext:value-type="float">
            <text:p>0.0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7" calcext:value-type="float">
            <text:p>0.018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table:style-name="ce3" office:value-type="string" calcext:value-type="string">
            <text:p>2024-04-15 14:00</text:p>
          </table:table-cell>
          <table:table-cell table:style-name="ce3"/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0.2971" calcext:value-type="float">
            <text:p>10.2971</text:p>
          </table:table-cell>
          <table:table-cell office:value-type="float" office:value="34.9767" calcext:value-type="float">
            <text:p>34.9767</text:p>
          </table:table-cell>
          <table:table-cell office:value-type="float" office:value="5.4986" calcext:value-type="float">
            <text:p>5.498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6116" calcext:value-type="float">
            <text:p>0.6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681" calcext:value-type="float">
            <text:p>1.3681</text:p>
          </table:table-cell>
          <table:table-cell office:value-type="float" office:value="1.6923" calcext:value-type="float">
            <text:p>1.6923</text:p>
          </table:table-cell>
          <table:table-cell office:value-type="float" office:value="0.6193" calcext:value-type="float">
            <text:p>0.61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164" calcext:value-type="float">
            <text:p>0.4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9" calcext:value-type="float">
            <text:p>0.1789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15:00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  <table:table-cell office:value-type="float" office:value="0.1031" calcext:value-type="float">
            <text:p>0.1031</text:p>
          </table:table-cell>
          <table:table-cell office:value-type="float" office:value="0" calcext:value-type="float">
            <text:p>0</text:p>
          </table:table-cell>
          <table:table-cell office:value-type="float" office:value="1.2265" calcext:value-type="float">
            <text:p>1.2265</text:p>
          </table:table-cell>
          <table:table-cell office:value-type="float" office:value="2.1528" calcext:value-type="float">
            <text:p>2.1528</text:p>
          </table:table-cell>
          <table:table-cell office:value-type="float" office:value="8.5548" calcext:value-type="float">
            <text:p>8.5548</text:p>
          </table:table-cell>
          <table:table-cell office:value-type="float" office:value="1.036" calcext:value-type="float">
            <text:p>1.0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3928" calcext:value-type="float">
            <text:p>3.3928</text:p>
          </table:table-cell>
          <table:table-cell office:value-type="float" office:value="0.6157" calcext:value-type="float">
            <text:p>0.6157</text:p>
          </table:table-cell>
          <table:table-cell table:number-columns-repeated="2" office:value-type="float" office:value="10.4579" calcext:value-type="float">
            <text:p>10.4579</text:p>
          </table:table-cell>
          <table:table-cell office:value-type="float" office:value="16.1247" calcext:value-type="float">
            <text:p>16.1247</text:p>
          </table:table-cell>
          <table:table-cell office:value-type="float" office:value="12.7033" calcext:value-type="float">
            <text:p>12.7033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9317" calcext:value-type="float">
            <text:p>0.9317</text:p>
          </table:table-cell>
          <table:table-cell office:value-type="float" office:value="1.9678" calcext:value-type="float">
            <text:p>1.9678</text:p>
          </table:table-cell>
          <table:table-cell office:value-type="float" office:value="1.9415" calcext:value-type="float">
            <text:p>1.9415</text:p>
          </table:table-cell>
          <table:table-cell office:value-type="float" office:value="1.7985" calcext:value-type="float">
            <text:p>1.7985</text:p>
          </table:table-cell>
          <table:table-cell office:value-type="float" office:value="1.3425" calcext:value-type="float">
            <text:p>1.34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.3684" calcext:value-type="float">
            <text:p>1.3684</text:p>
          </table:table-cell>
          <table:table-cell office:value-type="float" office:value="1.031" calcext:value-type="float">
            <text:p>1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9" calcext:value-type="float">
            <text:p>0.17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684" calcext:value-type="float">
            <text:p>1.368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0.3386" calcext:value-type="float">
            <text:p>10.3386</text:p>
          </table:table-cell>
        </table:table-row>
        <table:table-row table:style-name="ro1">
          <table:table-cell table:style-name="ce3" office:value-type="string" calcext:value-type="string">
            <text:p>2024-04-15 16:00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  <table:table-cell office:value-type="float" office:value="1.2987" calcext:value-type="float">
            <text:p>1.2987</text:p>
          </table:table-cell>
          <table:table-cell office:value-type="float" office:value="0" calcext:value-type="float">
            <text:p>0</text:p>
          </table:table-cell>
          <table:table-cell office:value-type="float" office:value="1.379" calcext:value-type="float">
            <text:p>1.379</text:p>
          </table:table-cell>
          <table:table-cell office:value-type="float" office:value="3.8133" calcext:value-type="float">
            <text:p>3.8133</text:p>
          </table:table-cell>
          <table:table-cell office:value-type="float" office:value="16.0168" calcext:value-type="float">
            <text:p>16.0168</text:p>
          </table:table-cell>
          <table:table-cell office:value-type="float" office:value="2.004" calcext:value-type="float">
            <text:p>2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8356" calcext:value-type="float">
            <text:p>6.8356</text:p>
          </table:table-cell>
          <table:table-cell office:value-type="float" office:value="7.9163" calcext:value-type="float">
            <text:p>7.9163</text:p>
          </table:table-cell>
          <table:table-cell table:number-columns-repeated="2" office:value-type="float" office:value="13.7324" calcext:value-type="float">
            <text:p>13.7324</text:p>
          </table:table-cell>
          <table:table-cell office:value-type="float" office:value="32.0894" calcext:value-type="float">
            <text:p>32.0894</text:p>
          </table:table-cell>
          <table:table-cell office:value-type="float" office:value="24.6078" calcext:value-type="float">
            <text:p>24.6078</text:p>
          </table:table-cell>
          <table:table-cell office:value-type="float" office:value="3.9435" calcext:value-type="float">
            <text:p>3.9435</text:p>
          </table:table-cell>
          <table:table-cell office:value-type="float" office:value="3.7309" calcext:value-type="float">
            <text:p>3.7309</text:p>
          </table:table-cell>
          <table:table-cell office:value-type="float" office:value="3.697" calcext:value-type="float">
            <text:p>3.697</text:p>
          </table:table-cell>
          <table:table-cell office:value-type="float" office:value="3.6776" calcext:value-type="float">
            <text:p>3.6776</text:p>
          </table:table-cell>
          <table:table-cell office:value-type="float" office:value="3.3453" calcext:value-type="float">
            <text:p>3.3453</text:p>
          </table:table-cell>
          <table:table-cell office:value-type="float" office:value="1.5204" calcext:value-type="float">
            <text:p>1.520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3354" calcext:value-type="float">
            <text:p>0.335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9.4318" calcext:value-type="float">
            <text:p>19.4318</text:p>
          </table:table-cell>
        </table:table-row>
        <table:table-row table:style-name="ro1">
          <table:table-cell table:style-name="ce3" office:value-type="string" calcext:value-type="string">
            <text:p>2024-04-15 17:00</text:p>
          </table:table-cell>
          <table:table-cell table:style-name="ce3"/>
          <table:table-cell table:number-columns-repeated="3" office:value-type="float" office:value="0" calcext:value-type="float">
            <text:p>0</text:p>
          </table:table-cell>
          <table:table-cell office:value-type="float" office:value="5.2541" calcext:value-type="float">
            <text:p>5.2541</text:p>
          </table:table-cell>
          <table:table-cell office:value-type="float" office:value="0.1502" calcext:value-type="float">
            <text:p>0.1502</text:p>
          </table:table-cell>
          <table:table-cell office:value-type="float" office:value="1.002" calcext:value-type="float">
            <text:p>1.002</text:p>
          </table:table-cell>
          <table:table-cell office:value-type="float" office:value="3.312" calcext:value-type="float">
            <text:p>3.312</text:p>
          </table:table-cell>
          <table:table-cell office:value-type="float" office:value="23.5264" calcext:value-type="float">
            <text:p>23.5264</text:p>
          </table:table-cell>
          <table:table-cell office:value-type="float" office:value="11.7334" calcext:value-type="float">
            <text:p>11.7334</text:p>
          </table:table-cell>
          <table:table-cell office:value-type="float" office:value="0.5079" calcext:value-type="float">
            <text:p>0.5079</text:p>
          </table:table-cell>
          <table:table-cell office:value-type="float" office:value="4.6075" calcext:value-type="float">
            <text:p>4.6075</text:p>
          </table:table-cell>
          <table:table-cell office:value-type="float" office:value="0.3154" calcext:value-type="float">
            <text:p>0.3154</text:p>
          </table:table-cell>
          <table:table-cell office:value-type="float" office:value="4.689" calcext:value-type="float">
            <text:p>4.689</text:p>
          </table:table-cell>
          <table:table-cell office:value-type="float" office:value="0" calcext:value-type="float">
            <text:p>0</text:p>
          </table:table-cell>
          <table:table-cell office:value-type="float" office:value="13.2298" calcext:value-type="float">
            <text:p>13.2298</text:p>
          </table:table-cell>
          <table:table-cell office:value-type="float" office:value="9.9807" calcext:value-type="float">
            <text:p>9.9807</text:p>
          </table:table-cell>
          <table:table-cell table:number-columns-repeated="2" office:value-type="float" office:value="57.3068" calcext:value-type="float">
            <text:p>57.3068</text:p>
          </table:table-cell>
          <table:table-cell office:value-type="float" office:value="15.722" calcext:value-type="float">
            <text:p>15.722</text:p>
          </table:table-cell>
          <table:table-cell office:value-type="float" office:value="107.5231" calcext:value-type="float">
            <text:p>107.5231</text:p>
          </table:table-cell>
          <table:table-cell office:value-type="float" office:value="12.4639" calcext:value-type="float">
            <text:p>12.4639</text:p>
          </table:table-cell>
          <table:table-cell office:value-type="float" office:value="6.3694" calcext:value-type="float">
            <text:p>6.3694</text:p>
          </table:table-cell>
          <table:table-cell office:value-type="float" office:value="3.7786" calcext:value-type="float">
            <text:p>3.7786</text:p>
          </table:table-cell>
          <table:table-cell office:value-type="float" office:value="2.7604" calcext:value-type="float">
            <text:p>2.7604</text:p>
          </table:table-cell>
          <table:table-cell office:value-type="float" office:value="1.7877" calcext:value-type="float">
            <text:p>1.7877</text:p>
          </table:table-cell>
          <table:table-cell office:value-type="float" office:value="1.135" calcext:value-type="float">
            <text:p>1.135</text:p>
          </table:table-cell>
          <table:table-cell office:value-type="float" office:value="5.0835" calcext:value-type="float">
            <text:p>5.0835</text:p>
          </table:table-cell>
          <table:table-cell office:value-type="float" office:value="5.0897" calcext:value-type="float">
            <text:p>5.0897</text:p>
          </table:table-cell>
          <table:table-cell office:value-type="float" office:value="11.5931" calcext:value-type="float">
            <text:p>11.593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1299" calcext:value-type="float">
            <text:p>0.12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2.3748" calcext:value-type="float">
            <text:p>22.3748</text:p>
          </table:table-cell>
        </table:table-row>
        <table:table-row table:style-name="ro1">
          <table:table-cell table:style-name="ce3" office:value-type="string" calcext:value-type="string">
            <text:p>2024-04-15 18:00</text:p>
          </table:table-cell>
          <table:table-cell table:style-name="ce3"/>
          <table:table-cell office:value-type="float" office:value="3.4542" calcext:value-type="float">
            <text:p>3.4542</text:p>
          </table:table-cell>
          <table:table-cell office:value-type="float" office:value="3.5547" calcext:value-type="float">
            <text:p>3.5547</text:p>
          </table:table-cell>
          <table:table-cell office:value-type="float" office:value="5.2472" calcext:value-type="float">
            <text:p>5.2472</text:p>
          </table:table-cell>
          <table:table-cell office:value-type="float" office:value="8.2009" calcext:value-type="float">
            <text:p>8.2009</text:p>
          </table:table-cell>
          <table:table-cell office:value-type="float" office:value="3.2543" calcext:value-type="float">
            <text:p>3.2543</text:p>
          </table:table-cell>
          <table:table-cell office:value-type="float" office:value="11.3871" calcext:value-type="float">
            <text:p>11.3871</text:p>
          </table:table-cell>
          <table:table-cell office:value-type="float" office:value="7.0271" calcext:value-type="float">
            <text:p>7.0271</text:p>
          </table:table-cell>
          <table:table-cell office:value-type="float" office:value="23.3733" calcext:value-type="float">
            <text:p>23.3733</text:p>
          </table:table-cell>
          <table:table-cell office:value-type="float" office:value="34.45" calcext:value-type="float">
            <text:p>34.45</text:p>
          </table:table-cell>
          <table:table-cell office:value-type="float" office:value="5.4346" calcext:value-type="float">
            <text:p>5.4346</text:p>
          </table:table-cell>
          <table:table-cell office:value-type="float" office:value="5.5194" calcext:value-type="float">
            <text:p>5.5194</text:p>
          </table:table-cell>
          <table:table-cell office:value-type="float" office:value="5.6385" calcext:value-type="float">
            <text:p>5.6385</text:p>
          </table:table-cell>
          <table:table-cell office:value-type="float" office:value="6.2738" calcext:value-type="float">
            <text:p>6.2738</text:p>
          </table:table-cell>
          <table:table-cell office:value-type="float" office:value="1.9998" calcext:value-type="float">
            <text:p>1.9998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4686" calcext:value-type="float">
            <text:p>0.4686</text:p>
          </table:table-cell>
          <table:table-cell table:number-columns-repeated="2" office:value-type="float" office:value="19.633" calcext:value-type="float">
            <text:p>19.633</text:p>
          </table:table-cell>
          <table:table-cell office:value-type="float" office:value="12.3767" calcext:value-type="float">
            <text:p>12.3767</text:p>
          </table:table-cell>
          <table:table-cell office:value-type="float" office:value="32.1617" calcext:value-type="float">
            <text:p>32.1617</text:p>
          </table:table-cell>
          <table:table-cell office:value-type="float" office:value="23.7791" calcext:value-type="float">
            <text:p>23.7791</text:p>
          </table:table-cell>
          <table:table-cell office:value-type="float" office:value="13.2354" calcext:value-type="float">
            <text:p>13.2354</text:p>
          </table:table-cell>
          <table:table-cell office:value-type="float" office:value="11.8739" calcext:value-type="float">
            <text:p>11.8739</text:p>
          </table:table-cell>
          <table:table-cell office:value-type="float" office:value="9.8719" calcext:value-type="float">
            <text:p>9.8719</text:p>
          </table:table-cell>
          <table:table-cell office:value-type="float" office:value="6.3314" calcext:value-type="float">
            <text:p>6.3314</text:p>
          </table:table-cell>
          <table:table-cell office:value-type="float" office:value="6.2718" calcext:value-type="float">
            <text:p>6.2718</text:p>
          </table:table-cell>
          <table:table-cell office:value-type="float" office:value="11.3375" calcext:value-type="float">
            <text:p>11.3375</text:p>
          </table:table-cell>
          <table:table-cell office:value-type="float" office:value="11.5819" calcext:value-type="float">
            <text:p>11.5819</text:p>
          </table:table-cell>
          <table:table-cell office:value-type="float" office:value="2.7064" calcext:value-type="float">
            <text:p>2.7064</text:p>
          </table:table-cell>
          <table:table-cell office:value-type="float" office:value="2.7896" calcext:value-type="float">
            <text:p>2.7896</text:p>
          </table:table-cell>
          <table:table-cell office:value-type="float" office:value="2.6087" calcext:value-type="float">
            <text:p>2.6087</text:p>
          </table:table-cell>
          <table:table-cell office:value-type="float" office:value="4.2829" calcext:value-type="float">
            <text:p>4.2829</text:p>
          </table:table-cell>
          <table:table-cell office:value-type="float" office:value="4.1208" calcext:value-type="float">
            <text:p>4.1208</text:p>
          </table:table-cell>
          <table:table-cell office:value-type="float" office:value="4.4237" calcext:value-type="float">
            <text:p>4.4237</text:p>
          </table:table-cell>
          <table:table-cell office:value-type="float" office:value="4.4514" calcext:value-type="float">
            <text:p>4.4514</text:p>
          </table:table-cell>
          <table:table-cell office:value-type="float" office:value="2.8539" calcext:value-type="float">
            <text:p>2.8539</text:p>
          </table:table-cell>
          <table:table-cell office:value-type="float" office:value="2.3308" calcext:value-type="float">
            <text:p>2.3308</text:p>
          </table:table-cell>
          <table:table-cell office:value-type="float" office:value="2.0703" calcext:value-type="float">
            <text:p>2.0703</text:p>
          </table:table-cell>
          <table:table-cell office:value-type="float" office:value="1.7692" calcext:value-type="float">
            <text:p>1.7692</text:p>
          </table:table-cell>
          <table:table-cell office:value-type="float" office:value="1.9187" calcext:value-type="float">
            <text:p>1.9187</text:p>
          </table:table-cell>
          <table:table-cell office:value-type="float" office:value="2.0767" calcext:value-type="float">
            <text:p>2.0767</text:p>
          </table:table-cell>
          <table:table-cell office:value-type="float" office:value="2.403" calcext:value-type="float">
            <text:p>2.403</text:p>
          </table:table-cell>
          <table:table-cell office:value-type="float" office:value="2.2267" calcext:value-type="float">
            <text:p>2.2267</text:p>
          </table:table-cell>
          <table:table-cell office:value-type="float" office:value="2.016" calcext:value-type="float">
            <text:p>2.016</text:p>
          </table:table-cell>
          <table:table-cell office:value-type="float" office:value="1.9646" calcext:value-type="float">
            <text:p>1.9646</text:p>
          </table:table-cell>
          <table:table-cell office:value-type="float" office:value="2.173" calcext:value-type="float">
            <text:p>2.173</text:p>
          </table:table-cell>
          <table:table-cell office:value-type="float" office:value="2.6697" calcext:value-type="float">
            <text:p>2.6697</text:p>
          </table:table-cell>
          <table:table-cell office:value-type="float" office:value="2.8005" calcext:value-type="float">
            <text:p>2.8005</text:p>
          </table:table-cell>
          <table:table-cell office:value-type="float" office:value="2.9819" calcext:value-type="float">
            <text:p>2.9819</text:p>
          </table:table-cell>
          <table:table-cell office:value-type="float" office:value="2.9139" calcext:value-type="float">
            <text:p>2.9139</text:p>
          </table:table-cell>
          <table:table-cell office:value-type="float" office:value="2.3943" calcext:value-type="float">
            <text:p>2.3943</text:p>
          </table:table-cell>
          <table:table-cell office:value-type="float" office:value="1.9187" calcext:value-type="float">
            <text:p>1.9187</text:p>
          </table:table-cell>
          <table:table-cell office:value-type="float" office:value="2.016" calcext:value-type="float">
            <text:p>2.016</text:p>
          </table:table-cell>
          <table:table-cell office:value-type="float" office:value="3.2232" calcext:value-type="float">
            <text:p>3.2232</text:p>
          </table:table-cell>
          <table:table-cell office:value-type="float" office:value="2.9822" calcext:value-type="float">
            <text:p>2.9822</text:p>
          </table:table-cell>
          <table:table-cell office:value-type="float" office:value="2.7915" calcext:value-type="float">
            <text:p>2.7915</text:p>
          </table:table-cell>
          <table:table-cell office:value-type="float" office:value="2.8692" calcext:value-type="float">
            <text:p>2.8692</text:p>
          </table:table-cell>
          <table:table-cell office:value-type="float" office:value="2.4021" calcext:value-type="float">
            <text:p>2.4021</text:p>
          </table:table-cell>
          <table:table-cell office:value-type="float" office:value="2.6809" calcext:value-type="float">
            <text:p>2.6809</text:p>
          </table:table-cell>
          <table:table-cell office:value-type="float" office:value="2.3469" calcext:value-type="float">
            <text:p>2.3469</text:p>
          </table:table-cell>
          <table:table-cell office:value-type="float" office:value="2.1264" calcext:value-type="float">
            <text:p>2.1264</text:p>
          </table:table-cell>
          <table:table-cell office:value-type="float" office:value="2.1619" calcext:value-type="float">
            <text:p>2.1619</text:p>
          </table:table-cell>
          <table:table-cell office:value-type="float" office:value="4.1507" calcext:value-type="float">
            <text:p>4.1507</text:p>
          </table:table-cell>
          <table:table-cell office:value-type="float" office:value="3.1356" calcext:value-type="float">
            <text:p>3.1356</text:p>
          </table:table-cell>
          <table:table-cell office:value-type="float" office:value="2.2565" calcext:value-type="float">
            <text:p>2.2565</text:p>
          </table:table-cell>
          <table:table-cell office:value-type="float" office:value="2.365" calcext:value-type="float">
            <text:p>2.365</text:p>
          </table:table-cell>
          <table:table-cell office:value-type="float" office:value="5.5253" calcext:value-type="float">
            <text:p>5.5253</text:p>
          </table:table-cell>
          <table:table-cell office:value-type="float" office:value="5.3415" calcext:value-type="float">
            <text:p>5.3415</text:p>
          </table:table-cell>
          <table:table-cell office:value-type="float" office:value="3.6287" calcext:value-type="float">
            <text:p>3.6287</text:p>
          </table:table-cell>
          <table:table-cell office:value-type="float" office:value="1.9926" calcext:value-type="float">
            <text:p>1.9926</text:p>
          </table:table-cell>
          <table:table-cell office:value-type="float" office:value="1.9923" calcext:value-type="float">
            <text:p>1.9923</text:p>
          </table:table-cell>
          <table:table-cell table:number-columns-repeated="2" office:value-type="float" office:value="2.0167" calcext:value-type="float">
            <text:p>2.0167</text:p>
          </table:table-cell>
          <table:table-cell office:value-type="float" office:value="2.0788" calcext:value-type="float">
            <text:p>2.0788</text:p>
          </table:table-cell>
          <table:table-cell office:value-type="float" office:value="1.9412" calcext:value-type="float">
            <text:p>1.9412</text:p>
          </table:table-cell>
          <table:table-cell office:value-type="float" office:value="2.0559" calcext:value-type="float">
            <text:p>2.0559</text:p>
          </table:table-cell>
          <table:table-cell office:value-type="float" office:value="6.3765" calcext:value-type="float">
            <text:p>6.3765</text:p>
          </table:table-cell>
          <table:table-cell office:value-type="float" office:value="2.1286" calcext:value-type="float">
            <text:p>2.1286</text:p>
          </table:table-cell>
          <table:table-cell office:value-type="float" office:value="2.0671" calcext:value-type="float">
            <text:p>2.0671</text:p>
          </table:table-cell>
          <table:table-cell office:value-type="float" office:value="1.971" calcext:value-type="float">
            <text:p>1.971</text:p>
          </table:table-cell>
          <table:table-cell office:value-type="float" office:value="12.5839" calcext:value-type="float">
            <text:p>12.5839</text:p>
          </table:table-cell>
        </table:table-row>
        <table:table-row table:style-name="ro1">
          <table:table-cell table:style-name="ce3" office:value-type="string" calcext:value-type="string">
            <text:p>2024-04-15 19:00</text:p>
          </table:table-cell>
          <table:table-cell table:style-name="ce3"/>
          <table:table-cell office:value-type="float" office:value="5.8864" calcext:value-type="float">
            <text:p>5.8864</text:p>
          </table:table-cell>
          <table:table-cell office:value-type="float" office:value="6.3688" calcext:value-type="float">
            <text:p>6.3688</text:p>
          </table:table-cell>
          <table:table-cell office:value-type="float" office:value="8.3748" calcext:value-type="float">
            <text:p>8.3748</text:p>
          </table:table-cell>
          <table:table-cell office:value-type="float" office:value="6.7294" calcext:value-type="float">
            <text:p>6.7294</text:p>
          </table:table-cell>
          <table:table-cell office:value-type="float" office:value="5.5868" calcext:value-type="float">
            <text:p>5.5868</text:p>
          </table:table-cell>
          <table:table-cell office:value-type="float" office:value="24.3461" calcext:value-type="float">
            <text:p>24.3461</text:p>
          </table:table-cell>
          <table:table-cell office:value-type="float" office:value="5.1097" calcext:value-type="float">
            <text:p>5.1097</text:p>
          </table:table-cell>
          <table:table-cell office:value-type="float" office:value="18.5825" calcext:value-type="float">
            <text:p>18.5825</text:p>
          </table:table-cell>
          <table:table-cell office:value-type="float" office:value="21" calcext:value-type="float">
            <text:p>21</text:p>
          </table:table-cell>
          <table:table-cell office:value-type="float" office:value="7.1436" calcext:value-type="float">
            <text:p>7.1436</text:p>
          </table:table-cell>
          <table:table-cell office:value-type="float" office:value="9.5976" calcext:value-type="float">
            <text:p>9.5976</text:p>
          </table:table-cell>
          <table:table-cell office:value-type="float" office:value="6.0581" calcext:value-type="float">
            <text:p>6.0581</text:p>
          </table:table-cell>
          <table:table-cell office:value-type="float" office:value="7.2683" calcext:value-type="float">
            <text:p>7.2683</text:p>
          </table:table-cell>
          <table:table-cell office:value-type="float" office:value="4.0029" calcext:value-type="float">
            <text:p>4.0029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893" calcext:value-type="float">
            <text:p>0.0893</text:p>
          </table:table-cell>
          <table:table-cell table:number-columns-repeated="2" office:value-type="float" office:value="8.9746" calcext:value-type="float">
            <text:p>8.9746</text:p>
          </table:table-cell>
          <table:table-cell office:value-type="float" office:value="8.6925" calcext:value-type="float">
            <text:p>8.6925</text:p>
          </table:table-cell>
          <table:table-cell office:value-type="float" office:value="18.1107" calcext:value-type="float">
            <text:p>18.1107</text:p>
          </table:table-cell>
          <table:table-cell office:value-type="float" office:value="80.6745" calcext:value-type="float">
            <text:p>80.6745</text:p>
          </table:table-cell>
          <table:table-cell office:value-type="float" office:value="16.71" calcext:value-type="float">
            <text:p>16.71</text:p>
          </table:table-cell>
          <table:table-cell office:value-type="float" office:value="13.4929" calcext:value-type="float">
            <text:p>13.4929</text:p>
          </table:table-cell>
          <table:table-cell office:value-type="float" office:value="11.9346" calcext:value-type="float">
            <text:p>11.9346</text:p>
          </table:table-cell>
          <table:table-cell office:value-type="float" office:value="11.1207" calcext:value-type="float">
            <text:p>11.1207</text:p>
          </table:table-cell>
          <table:table-cell office:value-type="float" office:value="9.5682" calcext:value-type="float">
            <text:p>9.5682</text:p>
          </table:table-cell>
          <table:table-cell office:value-type="float" office:value="7.735" calcext:value-type="float">
            <text:p>7.735</text:p>
          </table:table-cell>
          <table:table-cell office:value-type="float" office:value="8.2873" calcext:value-type="float">
            <text:p>8.2873</text:p>
          </table:table-cell>
          <table:table-cell office:value-type="float" office:value="5.116" calcext:value-type="float">
            <text:p>5.116</text:p>
          </table:table-cell>
          <table:table-cell office:value-type="float" office:value="5.6468" calcext:value-type="float">
            <text:p>5.6468</text:p>
          </table:table-cell>
          <table:table-cell office:value-type="float" office:value="4.6847" calcext:value-type="float">
            <text:p>4.6847</text:p>
          </table:table-cell>
          <table:table-cell office:value-type="float" office:value="7.8856" calcext:value-type="float">
            <text:p>7.8856</text:p>
          </table:table-cell>
          <table:table-cell office:value-type="float" office:value="7.853" calcext:value-type="float">
            <text:p>7.853</text:p>
          </table:table-cell>
          <table:table-cell office:value-type="float" office:value="8.8222" calcext:value-type="float">
            <text:p>8.8222</text:p>
          </table:table-cell>
          <table:table-cell office:value-type="float" office:value="11.4804" calcext:value-type="float">
            <text:p>11.4804</text:p>
          </table:table-cell>
          <table:table-cell office:value-type="float" office:value="6.0569" calcext:value-type="float">
            <text:p>6.0569</text:p>
          </table:table-cell>
          <table:table-cell office:value-type="float" office:value="4.7563" calcext:value-type="float">
            <text:p>4.7563</text:p>
          </table:table-cell>
          <table:table-cell office:value-type="float" office:value="4.2446" calcext:value-type="float">
            <text:p>4.2446</text:p>
          </table:table-cell>
          <table:table-cell office:value-type="float" office:value="3.8383" calcext:value-type="float">
            <text:p>3.8383</text:p>
          </table:table-cell>
          <table:table-cell office:value-type="float" office:value="3.7908" calcext:value-type="float">
            <text:p>3.7908</text:p>
          </table:table-cell>
          <table:table-cell office:value-type="float" office:value="4.7784" calcext:value-type="float">
            <text:p>4.7784</text:p>
          </table:table-cell>
          <table:table-cell office:value-type="float" office:value="5.106" calcext:value-type="float">
            <text:p>5.106</text:p>
          </table:table-cell>
          <table:table-cell office:value-type="float" office:value="4.6468" calcext:value-type="float">
            <text:p>4.6468</text:p>
          </table:table-cell>
          <table:table-cell office:value-type="float" office:value="4.2555" calcext:value-type="float">
            <text:p>4.2555</text:p>
          </table:table-cell>
          <table:table-cell office:value-type="float" office:value="3.9636" calcext:value-type="float">
            <text:p>3.9636</text:p>
          </table:table-cell>
          <table:table-cell office:value-type="float" office:value="5.347" calcext:value-type="float">
            <text:p>5.347</text:p>
          </table:table-cell>
          <table:table-cell office:value-type="float" office:value="5.5517" calcext:value-type="float">
            <text:p>5.5517</text:p>
          </table:table-cell>
          <table:table-cell office:value-type="float" office:value="5.6392" calcext:value-type="float">
            <text:p>5.6392</text:p>
          </table:table-cell>
          <table:table-cell office:value-type="float" office:value="6.8083" calcext:value-type="float">
            <text:p>6.8083</text:p>
          </table:table-cell>
          <table:table-cell office:value-type="float" office:value="7.038" calcext:value-type="float">
            <text:p>7.038</text:p>
          </table:table-cell>
          <table:table-cell office:value-type="float" office:value="5.4351" calcext:value-type="float">
            <text:p>5.4351</text:p>
          </table:table-cell>
          <table:table-cell office:value-type="float" office:value="3.7908" calcext:value-type="float">
            <text:p>3.7908</text:p>
          </table:table-cell>
          <table:table-cell office:value-type="float" office:value="4.2555" calcext:value-type="float">
            <text:p>4.2555</text:p>
          </table:table-cell>
          <table:table-cell office:value-type="float" office:value="7.8922" calcext:value-type="float">
            <text:p>7.8922</text:p>
          </table:table-cell>
          <table:table-cell office:value-type="float" office:value="5.6057" calcext:value-type="float">
            <text:p>5.6057</text:p>
          </table:table-cell>
          <table:table-cell office:value-type="float" office:value="5.3855" calcext:value-type="float">
            <text:p>5.3855</text:p>
          </table:table-cell>
          <table:table-cell office:value-type="float" office:value="5.4157" calcext:value-type="float">
            <text:p>5.4157</text:p>
          </table:table-cell>
          <table:table-cell office:value-type="float" office:value="4.4619" calcext:value-type="float">
            <text:p>4.4619</text:p>
          </table:table-cell>
          <table:table-cell office:value-type="float" office:value="5.0926" calcext:value-type="float">
            <text:p>5.0926</text:p>
          </table:table-cell>
          <table:table-cell office:value-type="float" office:value="4.3984" calcext:value-type="float">
            <text:p>4.3984</text:p>
          </table:table-cell>
          <table:table-cell office:value-type="float" office:value="3.9552" calcext:value-type="float">
            <text:p>3.9552</text:p>
          </table:table-cell>
          <table:table-cell office:value-type="float" office:value="3.9735" calcext:value-type="float">
            <text:p>3.9735</text:p>
          </table:table-cell>
          <table:table-cell office:value-type="float" office:value="7.848" calcext:value-type="float">
            <text:p>7.848</text:p>
          </table:table-cell>
          <table:table-cell office:value-type="float" office:value="5.815" calcext:value-type="float">
            <text:p>5.815</text:p>
          </table:table-cell>
          <table:table-cell office:value-type="float" office:value="4.058" calcext:value-type="float">
            <text:p>4.058</text:p>
          </table:table-cell>
          <table:table-cell office:value-type="float" office:value="4.4687" calcext:value-type="float">
            <text:p>4.4687</text:p>
          </table:table-cell>
          <table:table-cell office:value-type="float" office:value="6.5097" calcext:value-type="float">
            <text:p>6.5097</text:p>
          </table:table-cell>
          <table:table-cell office:value-type="float" office:value="8.0688" calcext:value-type="float">
            <text:p>8.0688</text:p>
          </table:table-cell>
          <table:table-cell office:value-type="float" office:value="6.8518" calcext:value-type="float">
            <text:p>6.8518</text:p>
          </table:table-cell>
          <table:table-cell office:value-type="float" office:value="5.9997" calcext:value-type="float">
            <text:p>5.9997</text:p>
          </table:table-cell>
          <table:table-cell office:value-type="float" office:value="3.7379" calcext:value-type="float">
            <text:p>3.7379</text:p>
          </table:table-cell>
          <table:table-cell table:number-columns-repeated="2" office:value-type="float" office:value="5.9977" calcext:value-type="float">
            <text:p>5.9977</text:p>
          </table:table-cell>
          <table:table-cell office:value-type="float" office:value="3.6309" calcext:value-type="float">
            <text:p>3.6309</text:p>
          </table:table-cell>
          <table:table-cell office:value-type="float" office:value="3.4396" calcext:value-type="float">
            <text:p>3.4396</text:p>
          </table:table-cell>
          <table:table-cell office:value-type="float" office:value="3.5196" calcext:value-type="float">
            <text:p>3.5196</text:p>
          </table:table-cell>
          <table:table-cell office:value-type="float" office:value="7.3837" calcext:value-type="float">
            <text:p>7.3837</text:p>
          </table:table-cell>
          <table:table-cell office:value-type="float" office:value="3.8213" calcext:value-type="float">
            <text:p>3.8213</text:p>
          </table:table-cell>
          <table:table-cell office:value-type="float" office:value="3.8352" calcext:value-type="float">
            <text:p>3.8352</text:p>
          </table:table-cell>
          <table:table-cell office:value-type="float" office:value="3.5221" calcext:value-type="float">
            <text:p>3.5221</text:p>
          </table:table-cell>
          <table:table-cell office:value-type="float" office:value="37.3045" calcext:value-type="float">
            <text:p>37.3045</text:p>
          </table:table-cell>
        </table:table-row>
        <table:table-row table:style-name="ro1">
          <table:table-cell table:style-name="ce3" office:value-type="string" calcext:value-type="string">
            <text:p>2024-04-15 20:00</text:p>
          </table:table-cell>
          <table:table-cell table:style-name="ce3"/>
          <table:table-cell office:value-type="float" office:value="7.1911" calcext:value-type="float">
            <text:p>7.1911</text:p>
          </table:table-cell>
          <table:table-cell office:value-type="float" office:value="8.7037" calcext:value-type="float">
            <text:p>8.7037</text:p>
          </table:table-cell>
          <table:table-cell office:value-type="float" office:value="9.2705" calcext:value-type="float">
            <text:p>9.2705</text:p>
          </table:table-cell>
          <table:table-cell office:value-type="float" office:value="7.5172" calcext:value-type="float">
            <text:p>7.5172</text:p>
          </table:table-cell>
          <table:table-cell office:value-type="float" office:value="9.6992" calcext:value-type="float">
            <text:p>9.6992</text:p>
          </table:table-cell>
          <table:table-cell office:value-type="float" office:value="0" calcext:value-type="float">
            <text:p>0</text:p>
          </table:table-cell>
          <table:table-cell office:value-type="float" office:value="2.8078" calcext:value-type="float">
            <text:p>2.8078</text:p>
          </table:table-cell>
          <table:table-cell office:value-type="float" office:value="5.0201" calcext:value-type="float">
            <text:p>5.0201</text:p>
          </table:table-cell>
          <table:table-cell office:value-type="float" office:value="22.6877" calcext:value-type="float">
            <text:p>22.6877</text:p>
          </table:table-cell>
          <table:table-cell office:value-type="float" office:value="11.4338" calcext:value-type="float">
            <text:p>11.4338</text:p>
          </table:table-cell>
          <table:table-cell office:value-type="float" office:value="15.702" calcext:value-type="float">
            <text:p>15.702</text:p>
          </table:table-cell>
          <table:table-cell office:value-type="float" office:value="9.3895" calcext:value-type="float">
            <text:p>9.3895</text:p>
          </table:table-cell>
          <table:table-cell office:value-type="float" office:value="9.5292" calcext:value-type="float">
            <text:p>9.5292</text:p>
          </table:table-cell>
          <table:table-cell office:value-type="float" office:value="7.3094" calcext:value-type="float">
            <text:p>7.3094</text:p>
          </table:table-cell>
          <table:table-cell office:value-type="float" office:value="0.0115" calcext:value-type="float">
            <text:p>0.01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023" calcext:value-type="float">
            <text:p>7.023</text:p>
          </table:table-cell>
          <table:table-cell office:value-type="float" office:value="0.4181" calcext:value-type="float">
            <text:p>0.4181</text:p>
          </table:table-cell>
          <table:table-cell office:value-type="float" office:value="5.5776" calcext:value-type="float">
            <text:p>5.5776</text:p>
          </table:table-cell>
          <table:table-cell office:value-type="float" office:value="21.4288" calcext:value-type="float">
            <text:p>21.4288</text:p>
          </table:table-cell>
          <table:table-cell office:value-type="float" office:value="36.238" calcext:value-type="float">
            <text:p>36.238</text:p>
          </table:table-cell>
          <table:table-cell office:value-type="float" office:value="15.8477" calcext:value-type="float">
            <text:p>15.8477</text:p>
          </table:table-cell>
          <table:table-cell office:value-type="float" office:value="13.3783" calcext:value-type="float">
            <text:p>13.3783</text:p>
          </table:table-cell>
          <table:table-cell office:value-type="float" office:value="12.5487" calcext:value-type="float">
            <text:p>12.5487</text:p>
          </table:table-cell>
          <table:table-cell office:value-type="float" office:value="13.3539" calcext:value-type="float">
            <text:p>13.3539</text:p>
          </table:table-cell>
          <table:table-cell office:value-type="float" office:value="10.9158" calcext:value-type="float">
            <text:p>10.9158</text:p>
          </table:table-cell>
          <table:table-cell office:value-type="float" office:value="10.9806" calcext:value-type="float">
            <text:p>10.9806</text:p>
          </table:table-cell>
          <table:table-cell office:value-type="float" office:value="5.5845" calcext:value-type="float">
            <text:p>5.5845</text:p>
          </table:table-cell>
          <table:table-cell office:value-type="float" office:value="6.5944" calcext:value-type="float">
            <text:p>6.5944</text:p>
          </table:table-cell>
          <table:table-cell office:value-type="float" office:value="8.2628" calcext:value-type="float">
            <text:p>8.2628</text:p>
          </table:table-cell>
          <table:table-cell office:value-type="float" office:value="7.3722" calcext:value-type="float">
            <text:p>7.3722</text:p>
          </table:table-cell>
          <table:table-cell office:value-type="float" office:value="11.1106" calcext:value-type="float">
            <text:p>11.1106</text:p>
          </table:table-cell>
          <table:table-cell office:value-type="float" office:value="7.5326" calcext:value-type="float">
            <text:p>7.5326</text:p>
          </table:table-cell>
          <table:table-cell office:value-type="float" office:value="8.6401" calcext:value-type="float">
            <text:p>8.6401</text:p>
          </table:table-cell>
          <table:table-cell office:value-type="float" office:value="23.5182" calcext:value-type="float">
            <text:p>23.5182</text:p>
          </table:table-cell>
          <table:table-cell office:value-type="float" office:value="10.0469" calcext:value-type="float">
            <text:p>10.0469</text:p>
          </table:table-cell>
          <table:table-cell office:value-type="float" office:value="7.0855" calcext:value-type="float">
            <text:p>7.0855</text:p>
          </table:table-cell>
          <table:table-cell office:value-type="float" office:value="6.1158" calcext:value-type="float">
            <text:p>6.1158</text:p>
          </table:table-cell>
          <table:table-cell office:value-type="float" office:value="6.1761" calcext:value-type="float">
            <text:p>6.1761</text:p>
          </table:table-cell>
          <table:table-cell office:value-type="float" office:value="7.4506" calcext:value-type="float">
            <text:p>7.4506</text:p>
          </table:table-cell>
          <table:table-cell office:value-type="float" office:value="8.5362" calcext:value-type="float">
            <text:p>8.5362</text:p>
          </table:table-cell>
          <table:table-cell office:value-type="float" office:value="7.577" calcext:value-type="float">
            <text:p>7.577</text:p>
          </table:table-cell>
          <table:table-cell office:value-type="float" office:value="6.8388" calcext:value-type="float">
            <text:p>6.8388</text:p>
          </table:table-cell>
          <table:table-cell office:value-type="float" office:value="6.2736" calcext:value-type="float">
            <text:p>6.2736</text:p>
          </table:table-cell>
          <table:table-cell office:value-type="float" office:value="7.6496" calcext:value-type="float">
            <text:p>7.6496</text:p>
          </table:table-cell>
          <table:table-cell office:value-type="float" office:value="7.9134" calcext:value-type="float">
            <text:p>7.9134</text:p>
          </table:table-cell>
          <table:table-cell office:value-type="float" office:value="9.7366" calcext:value-type="float">
            <text:p>9.7366</text:p>
          </table:table-cell>
          <table:table-cell office:value-type="float" office:value="8.5785" calcext:value-type="float">
            <text:p>8.5785</text:p>
          </table:table-cell>
          <table:table-cell office:value-type="float" office:value="12.1118" calcext:value-type="float">
            <text:p>12.1118</text:p>
          </table:table-cell>
          <table:table-cell office:value-type="float" office:value="7.7262" calcext:value-type="float">
            <text:p>7.7262</text:p>
          </table:table-cell>
          <table:table-cell office:value-type="float" office:value="6.1761" calcext:value-type="float">
            <text:p>6.1761</text:p>
          </table:table-cell>
          <table:table-cell office:value-type="float" office:value="6.8388" calcext:value-type="float">
            <text:p>6.8388</text:p>
          </table:table-cell>
          <table:table-cell office:value-type="float" office:value="11.8213" calcext:value-type="float">
            <text:p>11.8213</text:p>
          </table:table-cell>
          <table:table-cell office:value-type="float" office:value="7.581" calcext:value-type="float">
            <text:p>7.581</text:p>
          </table:table-cell>
          <table:table-cell office:value-type="float" office:value="9.3482" calcext:value-type="float">
            <text:p>9.3482</text:p>
          </table:table-cell>
          <table:table-cell office:value-type="float" office:value="11.7893" calcext:value-type="float">
            <text:p>11.7893</text:p>
          </table:table-cell>
          <table:table-cell office:value-type="float" office:value="6.9788" calcext:value-type="float">
            <text:p>6.9788</text:p>
          </table:table-cell>
          <table:table-cell office:value-type="float" office:value="10.8572" calcext:value-type="float">
            <text:p>10.8572</text:p>
          </table:table-cell>
          <table:table-cell office:value-type="float" office:value="9.6657" calcext:value-type="float">
            <text:p>9.6657</text:p>
          </table:table-cell>
          <table:table-cell office:value-type="float" office:value="6.7391" calcext:value-type="float">
            <text:p>6.7391</text:p>
          </table:table-cell>
          <table:table-cell office:value-type="float" office:value="7.658" calcext:value-type="float">
            <text:p>7.658</text:p>
          </table:table-cell>
          <table:table-cell office:value-type="float" office:value="11.0672" calcext:value-type="float">
            <text:p>11.0672</text:p>
          </table:table-cell>
          <table:table-cell office:value-type="float" office:value="9.7735" calcext:value-type="float">
            <text:p>9.7735</text:p>
          </table:table-cell>
          <table:table-cell office:value-type="float" office:value="6.5418" calcext:value-type="float">
            <text:p>6.5418</text:p>
          </table:table-cell>
          <table:table-cell office:value-type="float" office:value="8.0463" calcext:value-type="float">
            <text:p>8.0463</text:p>
          </table:table-cell>
          <table:table-cell office:value-type="float" office:value="7.7447" calcext:value-type="float">
            <text:p>7.7447</text:p>
          </table:table-cell>
          <table:table-cell office:value-type="float" office:value="11.84" calcext:value-type="float">
            <text:p>11.84</text:p>
          </table:table-cell>
          <table:table-cell office:value-type="float" office:value="8.0858" calcext:value-type="float">
            <text:p>8.0858</text:p>
          </table:table-cell>
          <table:table-cell office:value-type="float" office:value="8.2819" calcext:value-type="float">
            <text:p>8.2819</text:p>
          </table:table-cell>
          <table:table-cell office:value-type="float" office:value="7.5542" calcext:value-type="float">
            <text:p>7.5542</text:p>
          </table:table-cell>
          <table:table-cell table:number-columns-repeated="2" office:value-type="float" office:value="7.6719" calcext:value-type="float">
            <text:p>7.6719</text:p>
          </table:table-cell>
          <table:table-cell office:value-type="float" office:value="5.1122" calcext:value-type="float">
            <text:p>5.1122</text:p>
          </table:table-cell>
          <table:table-cell office:value-type="float" office:value="5.1975" calcext:value-type="float">
            <text:p>5.1975</text:p>
          </table:table-cell>
          <table:table-cell office:value-type="float" office:value="5.022" calcext:value-type="float">
            <text:p>5.022</text:p>
          </table:table-cell>
          <table:table-cell office:value-type="float" office:value="9.6965" calcext:value-type="float">
            <text:p>9.6965</text:p>
          </table:table-cell>
          <table:table-cell office:value-type="float" office:value="5.2415" calcext:value-type="float">
            <text:p>5.2415</text:p>
          </table:table-cell>
          <table:table-cell office:value-type="float" office:value="5.8549" calcext:value-type="float">
            <text:p>5.8549</text:p>
          </table:table-cell>
          <table:table-cell office:value-type="float" office:value="5.3752" calcext:value-type="float">
            <text:p>5.375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table:style-name="ce3" office:value-type="string" calcext:value-type="string">
            <text:p>2024-04-15 21:00</text:p>
          </table:table-cell>
          <table:table-cell table:style-name="ce3"/>
          <table:table-cell office:value-type="float" office:value="8.3889" calcext:value-type="float">
            <text:p>8.3889</text:p>
          </table:table-cell>
          <table:table-cell office:value-type="float" office:value="8.0736" calcext:value-type="float">
            <text:p>8.0736</text:p>
          </table:table-cell>
          <table:table-cell office:value-type="float" office:value="8.3718" calcext:value-type="float">
            <text:p>8.3718</text:p>
          </table:table-cell>
          <table:table-cell office:value-type="float" office:value="6.0834" calcext:value-type="float">
            <text:p>6.0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533" calcext:value-type="float">
            <text:p>0.0533</text:p>
          </table:table-cell>
          <table:table-cell office:value-type="float" office:value="8.0892" calcext:value-type="float">
            <text:p>8.0892</text:p>
          </table:table-cell>
          <table:table-cell office:value-type="float" office:value="15.2999" calcext:value-type="float">
            <text:p>15.2999</text:p>
          </table:table-cell>
          <table:table-cell office:value-type="float" office:value="24.4387" calcext:value-type="float">
            <text:p>24.4387</text:p>
          </table:table-cell>
          <table:table-cell office:value-type="float" office:value="11.3053" calcext:value-type="float">
            <text:p>11.3053</text:p>
          </table:table-cell>
          <table:table-cell office:value-type="float" office:value="14.1089" calcext:value-type="float">
            <text:p>14.1089</text:p>
          </table:table-cell>
          <table:table-cell office:value-type="float" office:value="6.739" calcext:value-type="float">
            <text:p>6.739</text:p>
          </table:table-cell>
          <table:table-cell office:value-type="float" office:value="0.0231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7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0.0264" calcext:value-type="float">
            <text:p>0.0264</text:p>
          </table:table-cell>
          <table:table-cell office:value-type="float" office:value="11.9576" calcext:value-type="float">
            <text:p>11.9576</text:p>
          </table:table-cell>
          <table:table-cell office:value-type="float" office:value="13.5894" calcext:value-type="float">
            <text:p>13.5894</text:p>
          </table:table-cell>
          <table:table-cell office:value-type="float" office:value="27.9951" calcext:value-type="float">
            <text:p>27.9951</text:p>
          </table:table-cell>
          <table:table-cell office:value-type="float" office:value="8.8872" calcext:value-type="float">
            <text:p>8.8872</text:p>
          </table:table-cell>
          <table:table-cell office:value-type="float" office:value="14.1736" calcext:value-type="float">
            <text:p>14.1736</text:p>
          </table:table-cell>
          <table:table-cell office:value-type="float" office:value="13.6566" calcext:value-type="float">
            <text:p>13.6566</text:p>
          </table:table-cell>
          <table:table-cell office:value-type="float" office:value="12.0323" calcext:value-type="float">
            <text:p>12.0323</text:p>
          </table:table-cell>
          <table:table-cell office:value-type="float" office:value="12.3789" calcext:value-type="float">
            <text:p>12.3789</text:p>
          </table:table-cell>
          <table:table-cell office:value-type="float" office:value="12.2945" calcext:value-type="float">
            <text:p>12.2945</text:p>
          </table:table-cell>
          <table:table-cell office:value-type="float" office:value="7.6106" calcext:value-type="float">
            <text:p>7.6106</text:p>
          </table:table-cell>
          <table:table-cell office:value-type="float" office:value="7.2909" calcext:value-type="float">
            <text:p>7.2909</text:p>
          </table:table-cell>
          <table:table-cell office:value-type="float" office:value="8.0233" calcext:value-type="float">
            <text:p>8.0233</text:p>
          </table:table-cell>
          <table:table-cell office:value-type="float" office:value="9.9412" calcext:value-type="float">
            <text:p>9.9412</text:p>
          </table:table-cell>
          <table:table-cell office:value-type="float" office:value="7.6867" calcext:value-type="float">
            <text:p>7.6867</text:p>
          </table:table-cell>
          <table:table-cell office:value-type="float" office:value="9.0371" calcext:value-type="float">
            <text:p>9.0371</text:p>
          </table:table-cell>
          <table:table-cell office:value-type="float" office:value="9.7129" calcext:value-type="float">
            <text:p>9.7129</text:p>
          </table:table-cell>
          <table:table-cell office:value-type="float" office:value="17.2391" calcext:value-type="float">
            <text:p>17.2391</text:p>
          </table:table-cell>
          <table:table-cell office:value-type="float" office:value="25.7641" calcext:value-type="float">
            <text:p>25.7641</text:p>
          </table:table-cell>
          <table:table-cell office:value-type="float" office:value="10.5988" calcext:value-type="float">
            <text:p>10.5988</text:p>
          </table:table-cell>
          <table:table-cell office:value-type="float" office:value="9.834" calcext:value-type="float">
            <text:p>9.834</text:p>
          </table:table-cell>
          <table:table-cell office:value-type="float" office:value="19.9177" calcext:value-type="float">
            <text:p>19.9177</text:p>
          </table:table-cell>
          <table:table-cell office:value-type="float" office:value="10.414" calcext:value-type="float">
            <text:p>10.414</text:p>
          </table:table-cell>
          <table:table-cell office:value-type="float" office:value="10.346" calcext:value-type="float">
            <text:p>10.346</text:p>
          </table:table-cell>
          <table:table-cell office:value-type="float" office:value="9.7587" calcext:value-type="float">
            <text:p>9.7587</text:p>
          </table:table-cell>
          <table:table-cell office:value-type="float" office:value="9.4176" calcext:value-type="float">
            <text:p>9.4176</text:p>
          </table:table-cell>
          <table:table-cell office:value-type="float" office:value="8.8344" calcext:value-type="float">
            <text:p>8.8344</text:p>
          </table:table-cell>
          <table:table-cell office:value-type="float" office:value="14.7344" calcext:value-type="float">
            <text:p>14.7344</text:p>
          </table:table-cell>
          <table:table-cell office:value-type="float" office:value="15.7493" calcext:value-type="float">
            <text:p>15.7493</text:p>
          </table:table-cell>
          <table:table-cell office:value-type="float" office:value="15.3612" calcext:value-type="float">
            <text:p>15.3612</text:p>
          </table:table-cell>
          <table:table-cell office:value-type="float" office:value="13.7213" calcext:value-type="float">
            <text:p>13.7213</text:p>
          </table:table-cell>
          <table:table-cell office:value-type="float" office:value="10.3637" calcext:value-type="float">
            <text:p>10.3637</text:p>
          </table:table-cell>
          <table:table-cell office:value-type="float" office:value="9.834" calcext:value-type="float">
            <text:p>9.834</text:p>
          </table:table-cell>
          <table:table-cell office:value-type="float" office:value="9.7587" calcext:value-type="float">
            <text:p>9.7587</text:p>
          </table:table-cell>
          <table:table-cell office:value-type="float" office:value="12.4165" calcext:value-type="float">
            <text:p>12.4165</text:p>
          </table:table-cell>
          <table:table-cell office:value-type="float" office:value="15.7504" calcext:value-type="float">
            <text:p>15.7504</text:p>
          </table:table-cell>
          <table:table-cell office:value-type="float" office:value="12.3075" calcext:value-type="float">
            <text:p>12.3075</text:p>
          </table:table-cell>
          <table:table-cell office:value-type="float" office:value="13.7954" calcext:value-type="float">
            <text:p>13.7954</text:p>
          </table:table-cell>
          <table:table-cell office:value-type="float" office:value="6.7307" calcext:value-type="float">
            <text:p>6.7307</text:p>
          </table:table-cell>
          <table:table-cell office:value-type="float" office:value="9.0361" calcext:value-type="float">
            <text:p>9.0361</text:p>
          </table:table-cell>
          <table:table-cell office:value-type="float" office:value="7.3906" calcext:value-type="float">
            <text:p>7.3906</text:p>
          </table:table-cell>
          <table:table-cell office:value-type="float" office:value="6.1001" calcext:value-type="float">
            <text:p>6.1001</text:p>
          </table:table-cell>
          <table:table-cell office:value-type="float" office:value="6.8362" calcext:value-type="float">
            <text:p>6.8362</text:p>
          </table:table-cell>
          <table:table-cell office:value-type="float" office:value="9.2147" calcext:value-type="float">
            <text:p>9.2147</text:p>
          </table:table-cell>
          <table:table-cell office:value-type="float" office:value="7.5512" calcext:value-type="float">
            <text:p>7.5512</text:p>
          </table:table-cell>
          <table:table-cell office:value-type="float" office:value="7.7024" calcext:value-type="float">
            <text:p>7.7024</text:p>
          </table:table-cell>
          <table:table-cell office:value-type="float" office:value="6.1914" calcext:value-type="float">
            <text:p>6.1914</text:p>
          </table:table-cell>
          <table:table-cell office:value-type="float" office:value="7.8654" calcext:value-type="float">
            <text:p>7.8654</text:p>
          </table:table-cell>
          <table:table-cell office:value-type="float" office:value="10.5434" calcext:value-type="float">
            <text:p>10.5434</text:p>
          </table:table-cell>
          <table:table-cell office:value-type="float" office:value="8.6387" calcext:value-type="float">
            <text:p>8.6387</text:p>
          </table:table-cell>
          <table:table-cell office:value-type="float" office:value="8.787" calcext:value-type="float">
            <text:p>8.787</text:p>
          </table:table-cell>
          <table:table-cell office:value-type="float" office:value="8.7307" calcext:value-type="float">
            <text:p>8.7307</text:p>
          </table:table-cell>
          <table:table-cell table:number-columns-repeated="2" office:value-type="float" office:value="7.3464" calcext:value-type="float">
            <text:p>7.3464</text:p>
          </table:table-cell>
          <table:table-cell office:value-type="float" office:value="6.6829" calcext:value-type="float">
            <text:p>6.6829</text:p>
          </table:table-cell>
          <table:table-cell office:value-type="float" office:value="6.3568" calcext:value-type="float">
            <text:p>6.3568</text:p>
          </table:table-cell>
          <table:table-cell office:value-type="float" office:value="6.088" calcext:value-type="float">
            <text:p>6.088</text:p>
          </table:table-cell>
          <table:table-cell office:value-type="float" office:value="10.0067" calcext:value-type="float">
            <text:p>10.0067</text:p>
          </table:table-cell>
          <table:table-cell office:value-type="float" office:value="7.678" calcext:value-type="float">
            <text:p>7.678</text:p>
          </table:table-cell>
          <table:table-cell office:value-type="float" office:value="8.7419" calcext:value-type="float">
            <text:p>8.7419</text:p>
          </table:table-cell>
          <table:table-cell office:value-type="float" office:value="7.5546" calcext:value-type="float">
            <text:p>7.5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22:00</text:p>
          </table:table-cell>
          <table:table-cell table:style-name="ce3"/>
          <table:table-cell office:value-type="float" office:value="8.8095" calcext:value-type="float">
            <text:p>8.8095</text:p>
          </table:table-cell>
          <table:table-cell office:value-type="float" office:value="2.2875" calcext:value-type="float">
            <text:p>2.2875</text:p>
          </table:table-cell>
          <table:table-cell office:value-type="float" office:value="4.6266" calcext:value-type="float">
            <text:p>4.62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0906" calcext:value-type="float">
            <text:p>6.0906</text:p>
          </table:table-cell>
          <table:table-cell office:value-type="float" office:value="11.5731" calcext:value-type="float">
            <text:p>11.5731</text:p>
          </table:table-cell>
          <table:table-cell office:value-type="float" office:value="9.0809" calcext:value-type="float">
            <text:p>9.0809</text:p>
          </table:table-cell>
          <table:table-cell office:value-type="float" office:value="18.2132" calcext:value-type="float">
            <text:p>18.2132</text:p>
          </table:table-cell>
          <table:table-cell office:value-type="float" office:value="7.6174" calcext:value-type="float">
            <text:p>7.61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21" calcext:value-type="float">
            <text:p>0.1421</text:p>
          </table:table-cell>
          <table:table-cell office:value-type="float" office:value="3.5396" calcext:value-type="float">
            <text:p>3.5396</text:p>
          </table:table-cell>
          <table:table-cell office:value-type="float" office:value="5.5455" calcext:value-type="float">
            <text:p>5.5455</text:p>
          </table:table-cell>
          <table:table-cell office:value-type="float" office:value="6.2152" calcext:value-type="float">
            <text:p>6.2152</text:p>
          </table:table-cell>
          <table:table-cell office:value-type="float" office:value="10.9017" calcext:value-type="float">
            <text:p>10.9017</text:p>
          </table:table-cell>
          <table:table-cell office:value-type="float" office:value="12.5418" calcext:value-type="float">
            <text:p>12.5418</text:p>
          </table:table-cell>
          <table:table-cell office:value-type="float" office:value="12.2188" calcext:value-type="float">
            <text:p>12.2188</text:p>
          </table:table-cell>
          <table:table-cell office:value-type="float" office:value="11.2593" calcext:value-type="float">
            <text:p>11.2593</text:p>
          </table:table-cell>
          <table:table-cell office:value-type="float" office:value="10.812" calcext:value-type="float">
            <text:p>10.812</text:p>
          </table:table-cell>
          <table:table-cell office:value-type="float" office:value="6.3269" calcext:value-type="float">
            <text:p>6.3269</text:p>
          </table:table-cell>
          <table:table-cell office:value-type="float" office:value="8.2351" calcext:value-type="float">
            <text:p>8.2351</text:p>
          </table:table-cell>
          <table:table-cell office:value-type="float" office:value="10.7699" calcext:value-type="float">
            <text:p>10.7699</text:p>
          </table:table-cell>
          <table:table-cell office:value-type="float" office:value="7.9664" calcext:value-type="float">
            <text:p>7.9664</text:p>
          </table:table-cell>
          <table:table-cell office:value-type="float" office:value="6.4576" calcext:value-type="float">
            <text:p>6.4576</text:p>
          </table:table-cell>
          <table:table-cell office:value-type="float" office:value="9.451" calcext:value-type="float">
            <text:p>9.451</text:p>
          </table:table-cell>
          <table:table-cell office:value-type="float" office:value="10.4948" calcext:value-type="float">
            <text:p>10.4948</text:p>
          </table:table-cell>
          <table:table-cell office:value-type="float" office:value="13.4721" calcext:value-type="float">
            <text:p>13.4721</text:p>
          </table:table-cell>
          <table:table-cell office:value-type="float" office:value="16.3271" calcext:value-type="float">
            <text:p>16.3271</text:p>
          </table:table-cell>
          <table:table-cell office:value-type="float" office:value="14.5034" calcext:value-type="float">
            <text:p>14.5034</text:p>
          </table:table-cell>
          <table:table-cell office:value-type="float" office:value="14.4387" calcext:value-type="float">
            <text:p>14.4387</text:p>
          </table:table-cell>
          <table:table-cell office:value-type="float" office:value="37.5614" calcext:value-type="float">
            <text:p>37.5614</text:p>
          </table:table-cell>
          <table:table-cell office:value-type="float" office:value="20.6003" calcext:value-type="float">
            <text:p>20.6003</text:p>
          </table:table-cell>
          <table:table-cell office:value-type="float" office:value="26.2896" calcext:value-type="float">
            <text:p>26.2896</text:p>
          </table:table-cell>
          <table:table-cell office:value-type="float" office:value="18.8669" calcext:value-type="float">
            <text:p>18.8669</text:p>
          </table:table-cell>
          <table:table-cell office:value-type="float" office:value="13.8129" calcext:value-type="float">
            <text:p>13.8129</text:p>
          </table:table-cell>
          <table:table-cell office:value-type="float" office:value="17.2385" calcext:value-type="float">
            <text:p>17.2385</text:p>
          </table:table-cell>
          <table:table-cell office:value-type="float" office:value="17.9341" calcext:value-type="float">
            <text:p>17.9341</text:p>
          </table:table-cell>
          <table:table-cell office:value-type="float" office:value="17.9911" calcext:value-type="float">
            <text:p>17.9911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5.4194" calcext:value-type="float">
            <text:p>15.4194</text:p>
          </table:table-cell>
          <table:table-cell office:value-type="float" office:value="18.4543" calcext:value-type="float">
            <text:p>18.4543</text:p>
          </table:table-cell>
          <table:table-cell office:value-type="float" office:value="14.4387" calcext:value-type="float">
            <text:p>14.4387</text:p>
          </table:table-cell>
          <table:table-cell office:value-type="float" office:value="18.8669" calcext:value-type="float">
            <text:p>18.8669</text:p>
          </table:table-cell>
          <table:table-cell office:value-type="float" office:value="13.1743" calcext:value-type="float">
            <text:p>13.1743</text:p>
          </table:table-cell>
          <table:table-cell office:value-type="float" office:value="16.7917" calcext:value-type="float">
            <text:p>16.7917</text:p>
          </table:table-cell>
          <table:table-cell office:value-type="float" office:value="14.4881" calcext:value-type="float">
            <text:p>14.4881</text:p>
          </table:table-cell>
          <table:table-cell office:value-type="float" office:value="14.6969" calcext:value-type="float">
            <text:p>14.6969</text:p>
          </table:table-cell>
          <table:table-cell office:value-type="float" office:value="9.9111" calcext:value-type="float">
            <text:p>9.9111</text:p>
          </table:table-cell>
          <table:table-cell office:value-type="float" office:value="11.8621" calcext:value-type="float">
            <text:p>11.8621</text:p>
          </table:table-cell>
          <table:table-cell office:value-type="float" office:value="9.2622" calcext:value-type="float">
            <text:p>9.2622</text:p>
          </table:table-cell>
          <table:table-cell office:value-type="float" office:value="7.0073" calcext:value-type="float">
            <text:p>7.0073</text:p>
          </table:table-cell>
          <table:table-cell office:value-type="float" office:value="8.2976" calcext:value-type="float">
            <text:p>8.2976</text:p>
          </table:table-cell>
          <table:table-cell office:value-type="float" office:value="7.8877" calcext:value-type="float">
            <text:p>7.8877</text:p>
          </table:table-cell>
          <table:table-cell office:value-type="float" office:value="7.745" calcext:value-type="float">
            <text:p>7.745</text:p>
          </table:table-cell>
          <table:table-cell office:value-type="float" office:value="10.6454" calcext:value-type="float">
            <text:p>10.6454</text:p>
          </table:table-cell>
          <table:table-cell office:value-type="float" office:value="6.9949" calcext:value-type="float">
            <text:p>6.9949</text:p>
          </table:table-cell>
          <table:table-cell office:value-type="float" office:value="10.7345" calcext:value-type="float">
            <text:p>10.7345</text:p>
          </table:table-cell>
          <table:table-cell office:value-type="float" office:value="17.9587" calcext:value-type="float">
            <text:p>17.9587</text:p>
          </table:table-cell>
          <table:table-cell office:value-type="float" office:value="9.1323" calcext:value-type="float">
            <text:p>9.1323</text:p>
          </table:table-cell>
          <table:table-cell office:value-type="float" office:value="9.6201" calcext:value-type="float">
            <text:p>9.6201</text:p>
          </table:table-cell>
          <table:table-cell office:value-type="float" office:value="10.9646" calcext:value-type="float">
            <text:p>10.9646</text:p>
          </table:table-cell>
          <table:table-cell table:number-columns-repeated="2" office:value-type="float" office:value="8.2404" calcext:value-type="float">
            <text:p>8.2404</text:p>
          </table:table-cell>
          <table:table-cell office:value-type="float" office:value="8.8943" calcext:value-type="float">
            <text:p>8.8943</text:p>
          </table:table-cell>
          <table:table-cell office:value-type="float" office:value="8.8935" calcext:value-type="float">
            <text:p>8.8935</text:p>
          </table:table-cell>
          <table:table-cell office:value-type="float" office:value="8.5387" calcext:value-type="float">
            <text:p>8.5387</text:p>
          </table:table-cell>
          <table:table-cell office:value-type="float" office:value="10.4728" calcext:value-type="float">
            <text:p>10.4728</text:p>
          </table:table-cell>
          <table:table-cell office:value-type="float" office:value="6.3826" calcext:value-type="float">
            <text:p>6.3826</text:p>
          </table:table-cell>
          <table:table-cell office:value-type="float" office:value="9.5219" calcext:value-type="float">
            <text:p>9.5219</text:p>
          </table:table-cell>
          <table:table-cell office:value-type="float" office:value="8.253" calcext:value-type="float">
            <text:p>8.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5 23:00</text:p>
          </table:table-cell>
          <table:table-cell table:style-name="ce3"/>
          <table:table-cell office:value-type="float" office:value="5.658" calcext:value-type="float">
            <text:p>5.658</text:p>
          </table:table-cell>
          <table:table-cell office:value-type="float" office:value="1.2819" calcext:value-type="float">
            <text:p>1.28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78" calcext:value-type="float">
            <text:p>0.578</text:p>
          </table:table-cell>
          <table:table-cell office:value-type="float" office:value="0.3111" calcext:value-type="float">
            <text:p>0.3111</text:p>
          </table:table-cell>
          <table:table-cell office:value-type="float" office:value="1.0086" calcext:value-type="float">
            <text:p>1.0086</text:p>
          </table:table-cell>
          <table:table-cell office:value-type="float" office:value="5.346" calcext:value-type="float">
            <text:p>5.346</text:p>
          </table:table-cell>
          <table:table-cell office:value-type="float" office:value="7.3682" calcext:value-type="float">
            <text:p>7.36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4087" calcext:value-type="float">
            <text:p>0.4087</text:p>
          </table:table-cell>
          <table:table-cell office:value-type="float" office:value="5.8001" calcext:value-type="float">
            <text:p>5.8001</text:p>
          </table:table-cell>
          <table:table-cell office:value-type="float" office:value="2.2709" calcext:value-type="float">
            <text:p>2.2709</text:p>
          </table:table-cell>
          <table:table-cell office:value-type="float" office:value="1.895" calcext:value-type="float">
            <text:p>1.895</text:p>
          </table:table-cell>
          <table:table-cell office:value-type="float" office:value="3.6068" calcext:value-type="float">
            <text:p>3.6068</text:p>
          </table:table-cell>
          <table:table-cell office:value-type="float" office:value="2.9132" calcext:value-type="float">
            <text:p>2.9132</text:p>
          </table:table-cell>
          <table:table-cell office:value-type="float" office:value="8.195" calcext:value-type="float">
            <text:p>8.195</text:p>
          </table:table-cell>
          <table:table-cell office:value-type="float" office:value="7.4359" calcext:value-type="float">
            <text:p>7.4359</text:p>
          </table:table-cell>
          <table:table-cell office:value-type="float" office:value="7.9384" calcext:value-type="float">
            <text:p>7.9384</text:p>
          </table:table-cell>
          <table:table-cell office:value-type="float" office:value="9.0293" calcext:value-type="float">
            <text:p>9.0293</text:p>
          </table:table-cell>
          <table:table-cell office:value-type="float" office:value="8.1453" calcext:value-type="float">
            <text:p>8.1453</text:p>
          </table:table-cell>
          <table:table-cell office:value-type="float" office:value="9.4495" calcext:value-type="float">
            <text:p>9.4495</text:p>
          </table:table-cell>
          <table:table-cell office:value-type="float" office:value="6.7989" calcext:value-type="float">
            <text:p>6.7989</text:p>
          </table:table-cell>
          <table:table-cell office:value-type="float" office:value="9.7625" calcext:value-type="float">
            <text:p>9.7625</text:p>
          </table:table-cell>
          <table:table-cell office:value-type="float" office:value="11.2037" calcext:value-type="float">
            <text:p>11.2037</text:p>
          </table:table-cell>
          <table:table-cell office:value-type="float" office:value="17.5097" calcext:value-type="float">
            <text:p>17.5097</text:p>
          </table:table-cell>
          <table:table-cell office:value-type="float" office:value="21.6192" calcext:value-type="float">
            <text:p>21.6192</text:p>
          </table:table-cell>
          <table:table-cell office:value-type="float" office:value="18.941" calcext:value-type="float">
            <text:p>18.941</text:p>
          </table:table-cell>
          <table:table-cell office:value-type="float" office:value="15.7181" calcext:value-type="float">
            <text:p>15.7181</text:p>
          </table:table-cell>
          <table:table-cell office:value-type="float" office:value="11.4556" calcext:value-type="float">
            <text:p>11.4556</text:p>
          </table:table-cell>
          <table:table-cell office:value-type="float" office:value="34.7354" calcext:value-type="float">
            <text:p>34.7354</text:p>
          </table:table-cell>
          <table:table-cell office:value-type="float" office:value="30.2261" calcext:value-type="float">
            <text:p>30.2261</text:p>
          </table:table-cell>
          <table:table-cell office:value-type="float" office:value="12.553" calcext:value-type="float">
            <text:p>12.553</text:p>
          </table:table-cell>
          <table:table-cell office:value-type="float" office:value="20.7019" calcext:value-type="float">
            <text:p>20.7019</text:p>
          </table:table-cell>
          <table:table-cell office:value-type="float" office:value="18.8633" calcext:value-type="float">
            <text:p>18.8633</text:p>
          </table:table-cell>
          <table:table-cell office:value-type="float" office:value="17.7564" calcext:value-type="float">
            <text:p>17.7564</text:p>
          </table:table-cell>
          <table:table-cell office:value-type="float" office:value="9.763" calcext:value-type="float">
            <text:p>9.763</text:p>
          </table:table-cell>
          <table:table-cell office:value-type="float" office:value="8.9969" calcext:value-type="float">
            <text:p>8.9969</text:p>
          </table:table-cell>
          <table:table-cell office:value-type="float" office:value="19.9084" calcext:value-type="float">
            <text:p>19.9084</text:p>
          </table:table-cell>
          <table:table-cell office:value-type="float" office:value="18.941" calcext:value-type="float">
            <text:p>18.941</text:p>
          </table:table-cell>
          <table:table-cell office:value-type="float" office:value="30.2261" calcext:value-type="float">
            <text:p>30.2261</text:p>
          </table:table-cell>
          <table:table-cell office:value-type="float" office:value="8.0377" calcext:value-type="float">
            <text:p>8.0377</text:p>
          </table:table-cell>
          <table:table-cell office:value-type="float" office:value="17.5372" calcext:value-type="float">
            <text:p>17.5372</text:p>
          </table:table-cell>
          <table:table-cell office:value-type="float" office:value="16.0236" calcext:value-type="float">
            <text:p>16.0236</text:p>
          </table:table-cell>
          <table:table-cell office:value-type="float" office:value="14.8889" calcext:value-type="float">
            <text:p>14.8889</text:p>
          </table:table-cell>
          <table:table-cell office:value-type="float" office:value="12.4344" calcext:value-type="float">
            <text:p>12.4344</text:p>
          </table:table-cell>
          <table:table-cell office:value-type="float" office:value="12.4627" calcext:value-type="float">
            <text:p>12.4627</text:p>
          </table:table-cell>
          <table:table-cell office:value-type="float" office:value="8.6274" calcext:value-type="float">
            <text:p>8.6274</text:p>
          </table:table-cell>
          <table:table-cell office:value-type="float" office:value="7.0508" calcext:value-type="float">
            <text:p>7.0508</text:p>
          </table:table-cell>
          <table:table-cell office:value-type="float" office:value="9.4412" calcext:value-type="float">
            <text:p>9.4412</text:p>
          </table:table-cell>
          <table:table-cell office:value-type="float" office:value="8.7837" calcext:value-type="float">
            <text:p>8.7837</text:p>
          </table:table-cell>
          <table:table-cell office:value-type="float" office:value="8.245" calcext:value-type="float">
            <text:p>8.245</text:p>
          </table:table-cell>
          <table:table-cell office:value-type="float" office:value="9.8886" calcext:value-type="float">
            <text:p>9.8886</text:p>
          </table:table-cell>
          <table:table-cell office:value-type="float" office:value="7.6486" calcext:value-type="float">
            <text:p>7.6486</text:p>
          </table:table-cell>
          <table:table-cell office:value-type="float" office:value="6.4884" calcext:value-type="float">
            <text:p>6.4884</text:p>
          </table:table-cell>
          <table:table-cell office:value-type="float" office:value="12.4651" calcext:value-type="float">
            <text:p>12.4651</text:p>
          </table:table-cell>
          <table:table-cell office:value-type="float" office:value="7.141" calcext:value-type="float">
            <text:p>7.141</text:p>
          </table:table-cell>
          <table:table-cell office:value-type="float" office:value="6.7408" calcext:value-type="float">
            <text:p>6.7408</text:p>
          </table:table-cell>
          <table:table-cell office:value-type="float" office:value="6.7269" calcext:value-type="float">
            <text:p>6.7269</text:p>
          </table:table-cell>
          <table:table-cell table:number-columns-repeated="2" office:value-type="float" office:value="8.4949" calcext:value-type="float">
            <text:p>8.4949</text:p>
          </table:table-cell>
          <table:table-cell office:value-type="float" office:value="8.9594" calcext:value-type="float">
            <text:p>8.9594</text:p>
          </table:table-cell>
          <table:table-cell office:value-type="float" office:value="8.0203" calcext:value-type="float">
            <text:p>8.0203</text:p>
          </table:table-cell>
          <table:table-cell office:value-type="float" office:value="6.4436" calcext:value-type="float">
            <text:p>6.4436</text:p>
          </table:table-cell>
          <table:table-cell office:value-type="float" office:value="12.7625" calcext:value-type="float">
            <text:p>12.7625</text:p>
          </table:table-cell>
          <table:table-cell office:value-type="float" office:value="8.0896" calcext:value-type="float">
            <text:p>8.0896</text:p>
          </table:table-cell>
          <table:table-cell office:value-type="float" office:value="6.8799" calcext:value-type="float">
            <text:p>6.8799</text:p>
          </table:table-cell>
          <table:table-cell office:value-type="float" office:value="7.0008" calcext:value-type="float">
            <text:p>7.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00:00</text:p>
          </table:table-cell>
          <table:table-cell table:style-name="ce3"/>
          <table:table-cell table:number-columns-repeated="13" office:value-type="float" office:value="0" calcext:value-type="float">
            <text:p>0</text:p>
          </table:table-cell>
          <table:table-cell office:value-type="float" office:value="5.1934" calcext:value-type="float">
            <text:p>5.19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968" calcext:value-type="float">
            <text:p>2.1968</text:p>
          </table:table-cell>
          <table:table-cell office:value-type="float" office:value="1.6675" calcext:value-type="float">
            <text:p>1.6675</text:p>
          </table:table-cell>
          <table:table-cell office:value-type="float" office:value="0.6417" calcext:value-type="float">
            <text:p>0.6417</text:p>
          </table:table-cell>
          <table:table-cell office:value-type="float" office:value="1.3836" calcext:value-type="float">
            <text:p>1.3836</text:p>
          </table:table-cell>
          <table:table-cell office:value-type="float" office:value="2.7708" calcext:value-type="float">
            <text:p>2.7708</text:p>
          </table:table-cell>
          <table:table-cell office:value-type="float" office:value="3.8759" calcext:value-type="float">
            <text:p>3.8759</text:p>
          </table:table-cell>
          <table:table-cell office:value-type="float" office:value="3.9101" calcext:value-type="float">
            <text:p>3.9101</text:p>
          </table:table-cell>
          <table:table-cell office:value-type="float" office:value="1.5167" calcext:value-type="float">
            <text:p>1.5167</text:p>
          </table:table-cell>
          <table:table-cell office:value-type="float" office:value="5.0081" calcext:value-type="float">
            <text:p>5.0081</text:p>
          </table:table-cell>
          <table:table-cell office:value-type="float" office:value="5.0779" calcext:value-type="float">
            <text:p>5.0779</text:p>
          </table:table-cell>
          <table:table-cell office:value-type="float" office:value="6.041" calcext:value-type="float">
            <text:p>6.041</text:p>
          </table:table-cell>
          <table:table-cell office:value-type="float" office:value="8.7064" calcext:value-type="float">
            <text:p>8.7064</text:p>
          </table:table-cell>
          <table:table-cell office:value-type="float" office:value="8.237" calcext:value-type="float">
            <text:p>8.237</text:p>
          </table:table-cell>
          <table:table-cell office:value-type="float" office:value="8.3055" calcext:value-type="float">
            <text:p>8.3055</text:p>
          </table:table-cell>
          <table:table-cell office:value-type="float" office:value="8.6173" calcext:value-type="float">
            <text:p>8.6173</text:p>
          </table:table-cell>
          <table:table-cell office:value-type="float" office:value="8.285" calcext:value-type="float">
            <text:p>8.285</text:p>
          </table:table-cell>
          <table:table-cell office:value-type="float" office:value="9.5778" calcext:value-type="float">
            <text:p>9.5778</text:p>
          </table:table-cell>
          <table:table-cell office:value-type="float" office:value="9.5735" calcext:value-type="float">
            <text:p>9.5735</text:p>
          </table:table-cell>
          <table:table-cell office:value-type="float" office:value="7.8632" calcext:value-type="float">
            <text:p>7.8632</text:p>
          </table:table-cell>
          <table:table-cell office:value-type="float" office:value="9.5059" calcext:value-type="float">
            <text:p>9.5059</text:p>
          </table:table-cell>
          <table:table-cell office:value-type="float" office:value="9.7308" calcext:value-type="float">
            <text:p>9.7308</text:p>
          </table:table-cell>
          <table:table-cell office:value-type="float" office:value="10.2023" calcext:value-type="float">
            <text:p>10.2023</text:p>
          </table:table-cell>
          <table:table-cell office:value-type="float" office:value="8.5671" calcext:value-type="float">
            <text:p>8.5671</text:p>
          </table:table-cell>
          <table:table-cell office:value-type="float" office:value="8.3183" calcext:value-type="float">
            <text:p>8.3183</text:p>
          </table:table-cell>
          <table:table-cell office:value-type="float" office:value="7.0785" calcext:value-type="float">
            <text:p>7.0785</text:p>
          </table:table-cell>
          <table:table-cell office:value-type="float" office:value="7.2703" calcext:value-type="float">
            <text:p>7.2703</text:p>
          </table:table-cell>
          <table:table-cell office:value-type="float" office:value="5.3449" calcext:value-type="float">
            <text:p>5.3449</text:p>
          </table:table-cell>
          <table:table-cell office:value-type="float" office:value="8.0977" calcext:value-type="float">
            <text:p>8.0977</text:p>
          </table:table-cell>
          <table:table-cell office:value-type="float" office:value="9.5778" calcext:value-type="float">
            <text:p>9.5778</text:p>
          </table:table-cell>
          <table:table-cell office:value-type="float" office:value="9.7308" calcext:value-type="float">
            <text:p>9.7308</text:p>
          </table:table-cell>
          <table:table-cell office:value-type="float" office:value="5.3066" calcext:value-type="float">
            <text:p>5.3066</text:p>
          </table:table-cell>
          <table:table-cell office:value-type="float" office:value="8.4647" calcext:value-type="float">
            <text:p>8.4647</text:p>
          </table:table-cell>
          <table:table-cell office:value-type="float" office:value="8.2797" calcext:value-type="float">
            <text:p>8.2797</text:p>
          </table:table-cell>
          <table:table-cell office:value-type="float" office:value="7.5319" calcext:value-type="float">
            <text:p>7.5319</text:p>
          </table:table-cell>
          <table:table-cell office:value-type="float" office:value="7.6262" calcext:value-type="float">
            <text:p>7.6262</text:p>
          </table:table-cell>
          <table:table-cell office:value-type="float" office:value="7.8133" calcext:value-type="float">
            <text:p>7.8133</text:p>
          </table:table-cell>
          <table:table-cell office:value-type="float" office:value="7.3942" calcext:value-type="float">
            <text:p>7.3942</text:p>
          </table:table-cell>
          <table:table-cell office:value-type="float" office:value="7.3276" calcext:value-type="float">
            <text:p>7.3276</text:p>
          </table:table-cell>
          <table:table-cell office:value-type="float" office:value="7.6086" calcext:value-type="float">
            <text:p>7.6086</text:p>
          </table:table-cell>
          <table:table-cell office:value-type="float" office:value="4.7608" calcext:value-type="float">
            <text:p>4.7608</text:p>
          </table:table-cell>
          <table:table-cell office:value-type="float" office:value="3.3811" calcext:value-type="float">
            <text:p>3.3811</text:p>
          </table:table-cell>
          <table:table-cell office:value-type="float" office:value="2.612" calcext:value-type="float">
            <text:p>2.612</text:p>
          </table:table-cell>
          <table:table-cell office:value-type="float" office:value="2.5868" calcext:value-type="float">
            <text:p>2.5868</text:p>
          </table:table-cell>
          <table:table-cell office:value-type="float" office:value="2.3656" calcext:value-type="float">
            <text:p>2.3656</text:p>
          </table:table-cell>
          <table:table-cell office:value-type="float" office:value="0.5331" calcext:value-type="float">
            <text:p>0.5331</text:p>
          </table:table-cell>
          <table:table-cell office:value-type="float" office:value="5.559" calcext:value-type="float">
            <text:p>5.559</text:p>
          </table:table-cell>
          <table:table-cell office:value-type="float" office:value="5.6433" calcext:value-type="float">
            <text:p>5.6433</text:p>
          </table:table-cell>
          <table:table-cell office:value-type="float" office:value="5.7098" calcext:value-type="float">
            <text:p>5.7098</text:p>
          </table:table-cell>
          <table:table-cell table:number-columns-repeated="2" office:value-type="float" office:value="4.7635" calcext:value-type="float">
            <text:p>4.7635</text:p>
          </table:table-cell>
          <table:table-cell office:value-type="float" office:value="5.1647" calcext:value-type="float">
            <text:p>5.1647</text:p>
          </table:table-cell>
          <table:table-cell office:value-type="float" office:value="5.5146" calcext:value-type="float">
            <text:p>5.5146</text:p>
          </table:table-cell>
          <table:table-cell office:value-type="float" office:value="5.4447" calcext:value-type="float">
            <text:p>5.4447</text:p>
          </table:table-cell>
          <table:table-cell office:value-type="float" office:value="1.2776" calcext:value-type="float">
            <text:p>1.2776</text:p>
          </table:table-cell>
          <table:table-cell office:value-type="float" office:value="3.0922" calcext:value-type="float">
            <text:p>3.0922</text:p>
          </table:table-cell>
          <table:table-cell office:value-type="float" office:value="5.5638" calcext:value-type="float">
            <text:p>5.5638</text:p>
          </table:table-cell>
          <table:table-cell office:value-type="float" office:value="5.1969" calcext:value-type="float">
            <text:p>5.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01:00</text:p>
          </table:table-cell>
          <table:table-cell table:style-name="ce3"/>
          <table:table-cell table:number-columns-repeated="13"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10.0106" calcext:value-type="float">
            <text:p>10.01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53" calcext:value-type="float">
            <text:p>0.1153</text:p>
          </table:table-cell>
          <table:table-cell office:value-type="float" office:value="2.2088" calcext:value-type="float">
            <text:p>2.2088</text:p>
          </table:table-cell>
          <table:table-cell office:value-type="float" office:value="0.8351" calcext:value-type="float">
            <text:p>0.8351</text:p>
          </table:table-cell>
          <table:table-cell office:value-type="float" office:value="1.0179" calcext:value-type="float">
            <text:p>1.0179</text:p>
          </table:table-cell>
          <table:table-cell office:value-type="float" office:value="3.2447" calcext:value-type="float">
            <text:p>3.2447</text:p>
          </table:table-cell>
          <table:table-cell office:value-type="float" office:value="1.2443" calcext:value-type="float">
            <text:p>1.2443</text:p>
          </table:table-cell>
          <table:table-cell office:value-type="float" office:value="3.8129" calcext:value-type="float">
            <text:p>3.8129</text:p>
          </table:table-cell>
          <table:table-cell office:value-type="float" office:value="7.0434" calcext:value-type="float">
            <text:p>7.0434</text:p>
          </table:table-cell>
          <table:table-cell office:value-type="float" office:value="6.6307" calcext:value-type="float">
            <text:p>6.6307</text:p>
          </table:table-cell>
          <table:table-cell office:value-type="float" office:value="7.4583" calcext:value-type="float">
            <text:p>7.4583</text:p>
          </table:table-cell>
          <table:table-cell office:value-type="float" office:value="6.8137" calcext:value-type="float">
            <text:p>6.8137</text:p>
          </table:table-cell>
          <table:table-cell office:value-type="float" office:value="7.2569" calcext:value-type="float">
            <text:p>7.2569</text:p>
          </table:table-cell>
          <table:table-cell office:value-type="float" office:value="8.0649" calcext:value-type="float">
            <text:p>8.0649</text:p>
          </table:table-cell>
          <table:table-cell office:value-type="float" office:value="8.0842" calcext:value-type="float">
            <text:p>8.0842</text:p>
          </table:table-cell>
          <table:table-cell office:value-type="float" office:value="8.1053" calcext:value-type="float">
            <text:p>8.1053</text:p>
          </table:table-cell>
          <table:table-cell office:value-type="float" office:value="7.2311" calcext:value-type="float">
            <text:p>7.2311</text:p>
          </table:table-cell>
          <table:table-cell office:value-type="float" office:value="6.1495" calcext:value-type="float">
            <text:p>6.1495</text:p>
          </table:table-cell>
          <table:table-cell office:value-type="float" office:value="4.0413" calcext:value-type="float">
            <text:p>4.0413</text:p>
          </table:table-cell>
          <table:table-cell office:value-type="float" office:value="6.0347" calcext:value-type="float">
            <text:p>6.0347</text:p>
          </table:table-cell>
          <table:table-cell office:value-type="float" office:value="6.6364" calcext:value-type="float">
            <text:p>6.6364</text:p>
          </table:table-cell>
          <table:table-cell office:value-type="float" office:value="7.4169" calcext:value-type="float">
            <text:p>7.4169</text:p>
          </table:table-cell>
          <table:table-cell office:value-type="float" office:value="6.1788" calcext:value-type="float">
            <text:p>6.1788</text:p>
          </table:table-cell>
          <table:table-cell office:value-type="float" office:value="2.5202" calcext:value-type="float">
            <text:p>2.5202</text:p>
          </table:table-cell>
          <table:table-cell office:value-type="float" office:value="7.2569" calcext:value-type="float">
            <text:p>7.2569</text:p>
          </table:table-cell>
          <table:table-cell office:value-type="float" office:value="7.2311" calcext:value-type="float">
            <text:p>7.2311</text:p>
          </table:table-cell>
          <table:table-cell office:value-type="float" office:value="1.8336" calcext:value-type="float">
            <text:p>1.8336</text:p>
          </table:table-cell>
          <table:table-cell office:value-type="float" office:value="3.7712" calcext:value-type="float">
            <text:p>3.7712</text:p>
          </table:table-cell>
          <table:table-cell office:value-type="float" office:value="2.4028" calcext:value-type="float">
            <text:p>2.4028</text:p>
          </table:table-cell>
          <table:table-cell office:value-type="float" office:value="2.3401" calcext:value-type="float">
            <text:p>2.3401</text:p>
          </table:table-cell>
          <table:table-cell office:value-type="float" office:value="1.2111" calcext:value-type="float">
            <text:p>1.2111</text:p>
          </table:table-cell>
          <table:table-cell office:value-type="float" office:value="1.8646" calcext:value-type="float">
            <text:p>1.8646</text:p>
          </table:table-cell>
          <table:table-cell office:value-type="float" office:value="1.176" calcext:value-type="float">
            <text:p>1.176</text:p>
          </table:table-cell>
          <table:table-cell office:value-type="float" office:value="0.6831" calcext:value-type="float">
            <text:p>0.6831</text:p>
          </table:table-cell>
          <table:table-cell office:value-type="float" office:value="1.3039" calcext:value-type="float">
            <text:p>1.3039</text:p>
          </table:table-cell>
          <table:table-cell office:value-type="float" office:value="2.0763" calcext:value-type="float">
            <text:p>2.0763</text:p>
          </table:table-cell>
          <table:table-cell office:value-type="float" office:value="3.9987" calcext:value-type="float">
            <text:p>3.9987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1303" calcext:value-type="float">
            <text:p>0.1303</text:p>
          </table:table-cell>
          <table:table-cell office:value-type="float" office:value="0" calcext:value-type="float">
            <text:p>0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383" calcext:value-type="float">
            <text:p>0.0383</text:p>
          </table:table-cell>
          <table:table-cell table:number-columns-repeated="2" office:value-type="float" office:value="0.0688" calcext:value-type="float">
            <text:p>0.0688</text:p>
          </table:table-cell>
          <table:table-cell office:value-type="float" office:value="0.4517" calcext:value-type="float">
            <text:p>0.4517</text:p>
          </table:table-cell>
          <table:table-cell office:value-type="float" office:value="3.4879" calcext:value-type="float">
            <text:p>3.4879</text:p>
          </table:table-cell>
          <table:table-cell office:value-type="float" office:value="4.0944" calcext:value-type="float">
            <text:p>4.0944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043" calcext:value-type="float">
            <text:p>0.043</text:p>
          </table:table-cell>
          <table:table-cell office:value-type="float" office:value="2.1928" calcext:value-type="float">
            <text:p>2.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02:00</text:p>
          </table:table-cell>
          <table:table-cell table:style-name="ce3"/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9.7253" calcext:value-type="float">
            <text:p>19.7253</text:p>
          </table:table-cell>
          <table:table-cell office:value-type="float" office:value="0" calcext:value-type="float">
            <text:p>0</text:p>
          </table:table-cell>
          <table:table-cell office:value-type="float" office:value="13.0557" calcext:value-type="float">
            <text:p>13.0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45" calcext:value-type="float">
            <text:p>0.92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101" calcext:value-type="float">
            <text:p>0.8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98" calcext:value-type="float">
            <text:p>2.8398</text:p>
          </table:table-cell>
          <table:table-cell office:value-type="float" office:value="1.0836" calcext:value-type="float">
            <text:p>1.0836</text:p>
          </table:table-cell>
          <table:table-cell office:value-type="float" office:value="2.0629" calcext:value-type="float">
            <text:p>2.0629</text:p>
          </table:table-cell>
          <table:table-cell office:value-type="float" office:value="2.8617" calcext:value-type="float">
            <text:p>2.8617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2769" calcext:value-type="float">
            <text:p>0.2769</text:p>
          </table:table-cell>
          <table:table-cell office:value-type="float" office:value="1.504" calcext:value-type="float">
            <text:p>1.504</text:p>
          </table:table-cell>
          <table:table-cell office:value-type="float" office:value="2.1237" calcext:value-type="float">
            <text:p>2.1237</text:p>
          </table:table-cell>
          <table:table-cell office:value-type="float" office:value="1.4771" calcext:value-type="float">
            <text:p>1.4771</text:p>
          </table:table-cell>
          <table:table-cell office:value-type="float" office:value="5.0938" calcext:value-type="float">
            <text:p>5.0938</text:p>
          </table:table-cell>
          <table:table-cell office:value-type="float" office:value="4.3543" calcext:value-type="float">
            <text:p>4.3543</text:p>
          </table:table-cell>
          <table:table-cell office:value-type="float" office:value="5.1582" calcext:value-type="float">
            <text:p>5.1582</text:p>
          </table:table-cell>
          <table:table-cell office:value-type="float" office:value="5.3757" calcext:value-type="float">
            <text:p>5.3757</text:p>
          </table:table-cell>
          <table:table-cell office:value-type="float" office:value="1.6353" calcext:value-type="float">
            <text:p>1.6353</text:p>
          </table:table-cell>
          <table:table-cell office:value-type="float" office:value="3.6177" calcext:value-type="float">
            <text:p>3.6177</text:p>
          </table:table-cell>
          <table:table-cell office:value-type="float" office:value="2.5679" calcext:value-type="float">
            <text:p>2.5679</text:p>
          </table:table-cell>
          <table:table-cell office:value-type="float" office:value="0" calcext:value-type="float">
            <text:p>0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5919" calcext:value-type="float">
            <text:p>0.5919</text:p>
          </table:table-cell>
          <table:table-cell office:value-type="float" office:value="2.1237" calcext:value-type="float">
            <text:p>2.1237</text:p>
          </table:table-cell>
          <table:table-cell office:value-type="float" office:value="5.1582" calcext:value-type="float">
            <text:p>5.1582</text:p>
          </table:table-cell>
          <table:table-cell office:value-type="float" office:value="1.9468" calcext:value-type="float">
            <text:p>1.9468</text:p>
          </table:table-cell>
          <table:table-cell office:value-type="float" office:value="2.3274" calcext:value-type="float">
            <text:p>2.3274</text:p>
          </table:table-cell>
          <table:table-cell office:value-type="float" office:value="1.6625" calcext:value-type="float">
            <text:p>1.6625</text:p>
          </table:table-cell>
          <table:table-cell office:value-type="float" office:value="2.5334" calcext:value-type="float">
            <text:p>2.5334</text:p>
          </table:table-cell>
          <table:table-cell office:value-type="float" office:value="0" calcext:value-type="float">
            <text:p>0</text:p>
          </table:table-cell>
          <table:table-cell office:value-type="float" office:value="1.6596" calcext:value-type="float">
            <text:p>1.6596</text:p>
          </table:table-cell>
          <table:table-cell office:value-type="float" office:value="2.8829" calcext:value-type="float">
            <text:p>2.8829</text:p>
          </table:table-cell>
          <table:table-cell office:value-type="float" office:value="3.3818" calcext:value-type="float">
            <text:p>3.3818</text:p>
          </table:table-cell>
          <table:table-cell office:value-type="float" office:value="1.6082" calcext:value-type="float">
            <text:p>1.6082</text:p>
          </table:table-cell>
          <table:table-cell office:value-type="float" office:value="2.9457" calcext:value-type="float">
            <text:p>2.9457</text:p>
          </table:table-cell>
          <table:table-cell office:value-type="float" office:value="3.0013" calcext:value-type="float">
            <text:p>3.0013</text:p>
          </table:table-cell>
          <table:table-cell office:value-type="float" office:value="1.8448" calcext:value-type="float">
            <text:p>1.8448</text:p>
          </table:table-cell>
          <table:table-cell office:value-type="float" office:value="3.8869" calcext:value-type="float">
            <text:p>3.88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953" calcext:value-type="float">
            <text:p>0.59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03:00</text:p>
          </table:table-cell>
          <table:table-cell table:style-name="ce3"/>
          <table:table-cell table:number-columns-repeated="7" office:value-type="float" office:value="0" calcext:value-type="float">
            <text:p>0</text:p>
          </table:table-cell>
          <table:table-cell office:value-type="float" office:value="0.0276" calcext:value-type="float">
            <text:p>0.02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769" calcext:value-type="float">
            <text:p>0.769</text:p>
          </table:table-cell>
          <table:table-cell office:value-type="float" office:value="5.9805" calcext:value-type="float">
            <text:p>5.9805</text:p>
          </table:table-cell>
          <table:table-cell office:value-type="float" office:value="21.1471" calcext:value-type="float">
            <text:p>21.1471</text:p>
          </table:table-cell>
          <table:table-cell office:value-type="float" office:value="6.7944" calcext:value-type="float">
            <text:p>6.7944</text:p>
          </table:table-cell>
          <table:table-cell office:value-type="float" office:value="0.012" calcext:value-type="float">
            <text:p>0.012</text:p>
          </table:table-cell>
          <table:table-cell office:value-type="float" office:value="0.1891" calcext:value-type="float">
            <text:p>0.1891</text:p>
          </table:table-cell>
          <table:table-cell office:value-type="float" office:value="2.7629" calcext:value-type="float">
            <text:p>2.7629</text:p>
          </table:table-cell>
          <table:table-cell office:value-type="float" office:value="13.1841" calcext:value-type="float">
            <text:p>13.1841</text:p>
          </table:table-cell>
          <table:table-cell office:value-type="float" office:value="3.6311" calcext:value-type="float">
            <text:p>3.6311</text:p>
          </table:table-cell>
          <table:table-cell office:value-type="float" office:value="2.1492" calcext:value-type="float">
            <text:p>2.1492</text:p>
          </table:table-cell>
          <table:table-cell office:value-type="float" office:value="15.0832" calcext:value-type="float">
            <text:p>15.0832</text:p>
          </table:table-cell>
          <table:table-cell office:value-type="float" office:value="5.9958" calcext:value-type="float">
            <text:p>5.9958</text:p>
          </table:table-cell>
          <table:table-cell office:value-type="float" office:value="11.251" calcext:value-type="float">
            <text:p>11.251</text:p>
          </table:table-cell>
          <table:table-cell office:value-type="float" office:value="7.9495" calcext:value-type="float">
            <text:p>7.9495</text:p>
          </table:table-cell>
          <table:table-cell office:value-type="float" office:value="5.1368" calcext:value-type="float">
            <text:p>5.1368</text:p>
          </table:table-cell>
          <table:table-cell office:value-type="float" office:value="6.0785" calcext:value-type="float">
            <text:p>6.0785</text:p>
          </table:table-cell>
          <table:table-cell office:value-type="float" office:value="3.797" calcext:value-type="float">
            <text:p>3.797</text:p>
          </table:table-cell>
          <table:table-cell office:value-type="float" office:value="4.4049" calcext:value-type="float">
            <text:p>4.4049</text:p>
          </table:table-cell>
          <table:table-cell office:value-type="float" office:value="2.817" calcext:value-type="float">
            <text:p>2.817</text:p>
          </table:table-cell>
          <table:table-cell office:value-type="float" office:value="6.3362" calcext:value-type="float">
            <text:p>6.3362</text:p>
          </table:table-cell>
          <table:table-cell office:value-type="float" office:value="6.244" calcext:value-type="float">
            <text:p>6.244</text:p>
          </table:table-cell>
          <table:table-cell office:value-type="float" office:value="6.3239" calcext:value-type="float">
            <text:p>6.3239</text:p>
          </table:table-cell>
          <table:table-cell office:value-type="float" office:value="6.123" calcext:value-type="float">
            <text:p>6.123</text:p>
          </table:table-cell>
          <table:table-cell office:value-type="float" office:value="5.0816" calcext:value-type="float">
            <text:p>5.0816</text:p>
          </table:table-cell>
          <table:table-cell office:value-type="float" office:value="4.0214" calcext:value-type="float">
            <text:p>4.0214</text:p>
          </table:table-cell>
          <table:table-cell office:value-type="float" office:value="5.9385" calcext:value-type="float">
            <text:p>5.9385</text:p>
          </table:table-cell>
          <table:table-cell office:value-type="float" office:value="6.6108" calcext:value-type="float">
            <text:p>6.6108</text:p>
          </table:table-cell>
          <table:table-cell office:value-type="float" office:value="7.1714" calcext:value-type="float">
            <text:p>7.1714</text:p>
          </table:table-cell>
          <table:table-cell office:value-type="float" office:value="6.1648" calcext:value-type="float">
            <text:p>6.1648</text:p>
          </table:table-cell>
          <table:table-cell office:value-type="float" office:value="3.2774" calcext:value-type="float">
            <text:p>3.2774</text:p>
          </table:table-cell>
          <table:table-cell office:value-type="float" office:value="2.817" calcext:value-type="float">
            <text:p>2.817</text:p>
          </table:table-cell>
          <table:table-cell office:value-type="float" office:value="6.123" calcext:value-type="float">
            <text:p>6.123</text:p>
          </table:table-cell>
          <table:table-cell office:value-type="float" office:value="4.9186" calcext:value-type="float">
            <text:p>4.9186</text:p>
          </table:table-cell>
          <table:table-cell office:value-type="float" office:value="5.6548" calcext:value-type="float">
            <text:p>5.6548</text:p>
          </table:table-cell>
          <table:table-cell office:value-type="float" office:value="3.6032" calcext:value-type="float">
            <text:p>3.6032</text:p>
          </table:table-cell>
          <table:table-cell office:value-type="float" office:value="4.5251" calcext:value-type="float">
            <text:p>4.5251</text:p>
          </table:table-cell>
          <table:table-cell office:value-type="float" office:value="0.8116" calcext:value-type="float">
            <text:p>0.8116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4545" calcext:value-type="float">
            <text:p>0.4545</text:p>
          </table:table-cell>
          <table:table-cell office:value-type="float" office:value="5.8471" calcext:value-type="float">
            <text:p>5.8471</text:p>
          </table:table-cell>
          <table:table-cell office:value-type="float" office:value="6.0476" calcext:value-type="float">
            <text:p>6.0476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1594" calcext:value-type="float">
            <text:p>0.1594</text:p>
          </table:table-cell>
          <table:table-cell office:value-type="float" office:value="0.0112" calcext:value-type="float">
            <text:p>0.0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04" calcext:value-type="float">
            <text:p>0.0204</text:p>
          </table:table-cell>
          <table:table-cell table:number-columns-repeated="2" office:value-type="float" office:value="0.0255" calcext:value-type="float">
            <text:p>0.02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04:00</text:p>
          </table:table-cell>
          <table:table-cell table:style-name="ce3"/>
          <table:table-cell table:number-columns-repeated="7" office:value-type="float" office:value="0" calcext:value-type="float">
            <text:p>0</text:p>
          </table:table-cell>
          <table:table-cell office:value-type="float" office:value="0.0184" calcext:value-type="float">
            <text:p>0.0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88" calcext:value-type="float">
            <text:p>0.05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4661" calcext:value-type="float">
            <text:p>0.4661</text:p>
          </table:table-cell>
          <table:table-cell office:value-type="float" office:value="14.9296" calcext:value-type="float">
            <text:p>14.9296</text:p>
          </table:table-cell>
          <table:table-cell office:value-type="float" office:value="32.1086" calcext:value-type="float">
            <text:p>32.1086</text:p>
          </table:table-cell>
          <table:table-cell office:value-type="float" office:value="41.6395" calcext:value-type="float">
            <text:p>41.6395</text:p>
          </table:table-cell>
          <table:table-cell office:value-type="float" office:value="24.7143" calcext:value-type="float">
            <text:p>24.7143</text:p>
          </table:table-cell>
          <table:table-cell office:value-type="float" office:value="13.835" calcext:value-type="float">
            <text:p>13.835</text:p>
          </table:table-cell>
          <table:table-cell office:value-type="float" office:value="14.7597" calcext:value-type="float">
            <text:p>14.7597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56.6289" calcext:value-type="float">
            <text:p>56.6289</text:p>
          </table:table-cell>
          <table:table-cell office:value-type="float" office:value="47.3708" calcext:value-type="float">
            <text:p>47.3708</text:p>
          </table:table-cell>
          <table:table-cell office:value-type="float" office:value="33.0989" calcext:value-type="float">
            <text:p>33.0989</text:p>
          </table:table-cell>
          <table:table-cell office:value-type="float" office:value="11.1072" calcext:value-type="float">
            <text:p>11.1072</text:p>
          </table:table-cell>
          <table:table-cell office:value-type="float" office:value="22.6384" calcext:value-type="float">
            <text:p>22.6384</text:p>
          </table:table-cell>
          <table:table-cell office:value-type="float" office:value="16.503" calcext:value-type="float">
            <text:p>16.503</text:p>
          </table:table-cell>
          <table:table-cell office:value-type="float" office:value="13.9328" calcext:value-type="float">
            <text:p>13.9328</text:p>
          </table:table-cell>
          <table:table-cell office:value-type="float" office:value="12.6399" calcext:value-type="float">
            <text:p>12.6399</text:p>
          </table:table-cell>
          <table:table-cell office:value-type="float" office:value="10.423" calcext:value-type="float">
            <text:p>10.423</text:p>
          </table:table-cell>
          <table:table-cell office:value-type="float" office:value="8.4205" calcext:value-type="float">
            <text:p>8.4205</text:p>
          </table:table-cell>
          <table:table-cell office:value-type="float" office:value="8.668" calcext:value-type="float">
            <text:p>8.668</text:p>
          </table:table-cell>
          <table:table-cell office:value-type="float" office:value="10.8589" calcext:value-type="float">
            <text:p>10.8589</text:p>
          </table:table-cell>
          <table:table-cell office:value-type="float" office:value="12.0875" calcext:value-type="float">
            <text:p>12.0875</text:p>
          </table:table-cell>
          <table:table-cell office:value-type="float" office:value="9.1477" calcext:value-type="float">
            <text:p>9.1477</text:p>
          </table:table-cell>
          <table:table-cell office:value-type="float" office:value="7.9954" calcext:value-type="float">
            <text:p>7.9954</text:p>
          </table:table-cell>
          <table:table-cell office:value-type="float" office:value="5.9437" calcext:value-type="float">
            <text:p>5.9437</text:p>
          </table:table-cell>
          <table:table-cell office:value-type="float" office:value="8.7202" calcext:value-type="float">
            <text:p>8.7202</text:p>
          </table:table-cell>
          <table:table-cell office:value-type="float" office:value="10.7617" calcext:value-type="float">
            <text:p>10.7617</text:p>
          </table:table-cell>
          <table:table-cell office:value-type="float" office:value="8.0887" calcext:value-type="float">
            <text:p>8.0887</text:p>
          </table:table-cell>
          <table:table-cell office:value-type="float" office:value="17.0458" calcext:value-type="float">
            <text:p>17.0458</text:p>
          </table:table-cell>
          <table:table-cell office:value-type="float" office:value="12.6695" calcext:value-type="float">
            <text:p>12.6695</text:p>
          </table:table-cell>
          <table:table-cell office:value-type="float" office:value="8.8989" calcext:value-type="float">
            <text:p>8.8989</text:p>
          </table:table-cell>
          <table:table-cell office:value-type="float" office:value="8.668" calcext:value-type="float">
            <text:p>8.668</text:p>
          </table:table-cell>
          <table:table-cell office:value-type="float" office:value="7.9954" calcext:value-type="float">
            <text:p>7.9954</text:p>
          </table:table-cell>
          <table:table-cell office:value-type="float" office:value="11.1258" calcext:value-type="float">
            <text:p>11.1258</text:p>
          </table:table-cell>
          <table:table-cell office:value-type="float" office:value="9.5154" calcext:value-type="float">
            <text:p>9.5154</text:p>
          </table:table-cell>
          <table:table-cell office:value-type="float" office:value="6.6367" calcext:value-type="float">
            <text:p>6.6367</text:p>
          </table:table-cell>
          <table:table-cell office:value-type="float" office:value="7.2077" calcext:value-type="float">
            <text:p>7.2077</text:p>
          </table:table-cell>
          <table:table-cell office:value-type="float" office:value="8.5429" calcext:value-type="float">
            <text:p>8.5429</text:p>
          </table:table-cell>
          <table:table-cell office:value-type="float" office:value="5.1795" calcext:value-type="float">
            <text:p>5.1795</text:p>
          </table:table-cell>
          <table:table-cell office:value-type="float" office:value="3.9768" calcext:value-type="float">
            <text:p>3.9768</text:p>
          </table:table-cell>
          <table:table-cell office:value-type="float" office:value="3.6718" calcext:value-type="float">
            <text:p>3.6718</text:p>
          </table:table-cell>
          <table:table-cell office:value-type="float" office:value="7.4836" calcext:value-type="float">
            <text:p>7.4836</text:p>
          </table:table-cell>
          <table:table-cell office:value-type="float" office:value="9.5969" calcext:value-type="float">
            <text:p>9.5969</text:p>
          </table:table-cell>
          <table:table-cell office:value-type="float" office:value="8.1547" calcext:value-type="float">
            <text:p>8.1547</text:p>
          </table:table-cell>
          <table:table-cell office:value-type="float" office:value="7.0884" calcext:value-type="float">
            <text:p>7.0884</text:p>
          </table:table-cell>
          <table:table-cell office:value-type="float" office:value="6.668" calcext:value-type="float">
            <text:p>6.668</text:p>
          </table:table-cell>
          <table:table-cell office:value-type="float" office:value="12.7566" calcext:value-type="float">
            <text:p>12.7566</text:p>
          </table:table-cell>
          <table:table-cell office:value-type="float" office:value="3.0658" calcext:value-type="float">
            <text:p>3.0658</text:p>
          </table:table-cell>
          <table:table-cell office:value-type="float" office:value="3.475" calcext:value-type="float">
            <text:p>3.475</text:p>
          </table:table-cell>
          <table:table-cell office:value-type="float" office:value="2.6923" calcext:value-type="float">
            <text:p>2.6923</text:p>
          </table:table-cell>
          <table:table-cell office:value-type="float" office:value="3.3966" calcext:value-type="float">
            <text:p>3.3966</text:p>
          </table:table-cell>
          <table:table-cell table:number-columns-repeated="2" office:value-type="float" office:value="3.2818" calcext:value-type="float">
            <text:p>3.2818</text:p>
          </table:table-cell>
          <table:table-cell office:value-type="float" office:value="1.848" calcext:value-type="float">
            <text:p>1.848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1088" calcext:value-type="float">
            <text:p>0.1088</text:p>
          </table:table-cell>
          <table:table-cell office:value-type="float" office:value="3.7371" calcext:value-type="float">
            <text:p>3.7371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05:00</text:p>
          </table:table-cell>
          <table:table-cell table:style-name="ce3"/>
          <table:table-cell table:number-columns-repeated="8" office:value-type="float" office:value="0" calcext:value-type="float">
            <text:p>0</text:p>
          </table:table-cell>
          <table:table-cell office:value-type="float" office:value="0.0253" calcext:value-type="float">
            <text:p>0.0253</text:p>
          </table:table-cell>
          <table:table-cell office:value-type="float" office:value="0" calcext:value-type="float">
            <text:p>0</text:p>
          </table:table-cell>
          <table:table-cell office:value-type="float" office:value="0.0301" calcext:value-type="float">
            <text:p>0.0301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83" calcext:value-type="float">
            <text:p>0.0183</text:p>
          </table:table-cell>
          <table:table-cell office:value-type="float" office:value="0" calcext:value-type="float">
            <text:p>0</text:p>
          </table:table-cell>
          <table:table-cell office:value-type="float" office:value="0.6932" calcext:value-type="float">
            <text:p>0.6932</text:p>
          </table:table-cell>
          <table:table-cell office:value-type="float" office:value="1.4213" calcext:value-type="float">
            <text:p>1.4213</text:p>
          </table:table-cell>
          <table:table-cell office:value-type="float" office:value="20.2005" calcext:value-type="float">
            <text:p>20.2005</text:p>
          </table:table-cell>
          <table:table-cell office:value-type="float" office:value="46.4809" calcext:value-type="float">
            <text:p>46.4809</text:p>
          </table:table-cell>
          <table:table-cell office:value-type="float" office:value="26.6072" calcext:value-type="float">
            <text:p>26.6072</text:p>
          </table:table-cell>
          <table:table-cell office:value-type="float" office:value="16.4179" calcext:value-type="float">
            <text:p>16.4179</text:p>
          </table:table-cell>
          <table:table-cell office:value-type="float" office:value="18.5006" calcext:value-type="float">
            <text:p>18.5006</text:p>
          </table:table-cell>
          <table:table-cell office:value-type="float" office:value="55.932" calcext:value-type="float">
            <text:p>55.932</text:p>
          </table:table-cell>
          <table:table-cell office:value-type="float" office:value="17.9023" calcext:value-type="float">
            <text:p>17.9023</text:p>
          </table:table-cell>
          <table:table-cell office:value-type="float" office:value="45.8542" calcext:value-type="float">
            <text:p>45.8542</text:p>
          </table:table-cell>
          <table:table-cell office:value-type="float" office:value="17.0389" calcext:value-type="float">
            <text:p>17.0389</text:p>
          </table:table-cell>
          <table:table-cell office:value-type="float" office:value="16.8331" calcext:value-type="float">
            <text:p>16.8331</text:p>
          </table:table-cell>
          <table:table-cell office:value-type="float" office:value="16.4916" calcext:value-type="float">
            <text:p>16.4916</text:p>
          </table:table-cell>
          <table:table-cell office:value-type="float" office:value="15.393" calcext:value-type="float">
            <text:p>15.393</text:p>
          </table:table-cell>
          <table:table-cell office:value-type="float" office:value="14.6917" calcext:value-type="float">
            <text:p>14.6917</text:p>
          </table:table-cell>
          <table:table-cell office:value-type="float" office:value="11.6385" calcext:value-type="float">
            <text:p>11.6385</text:p>
          </table:table-cell>
          <table:table-cell office:value-type="float" office:value="13.4554" calcext:value-type="float">
            <text:p>13.4554</text:p>
          </table:table-cell>
          <table:table-cell office:value-type="float" office:value="14.7239" calcext:value-type="float">
            <text:p>14.7239</text:p>
          </table:table-cell>
          <table:table-cell office:value-type="float" office:value="14.637" calcext:value-type="float">
            <text:p>14.637</text:p>
          </table:table-cell>
          <table:table-cell office:value-type="float" office:value="13.9916" calcext:value-type="float">
            <text:p>13.9916</text:p>
          </table:table-cell>
          <table:table-cell office:value-type="float" office:value="13.3542" calcext:value-type="float">
            <text:p>13.3542</text:p>
          </table:table-cell>
          <table:table-cell office:value-type="float" office:value="14.4656" calcext:value-type="float">
            <text:p>14.4656</text:p>
          </table:table-cell>
          <table:table-cell office:value-type="float" office:value="13.9045" calcext:value-type="float">
            <text:p>13.9045</text:p>
          </table:table-cell>
          <table:table-cell office:value-type="float" office:value="21.3655" calcext:value-type="float">
            <text:p>21.3655</text:p>
          </table:table-cell>
          <table:table-cell office:value-type="float" office:value="20.749" calcext:value-type="float">
            <text:p>20.749</text:p>
          </table:table-cell>
          <table:table-cell office:value-type="float" office:value="20.8286" calcext:value-type="float">
            <text:p>20.8286</text:p>
          </table:table-cell>
          <table:table-cell office:value-type="float" office:value="22.8269" calcext:value-type="float">
            <text:p>22.8269</text:p>
          </table:table-cell>
          <table:table-cell office:value-type="float" office:value="11.4628" calcext:value-type="float">
            <text:p>11.4628</text:p>
          </table:table-cell>
          <table:table-cell office:value-type="float" office:value="13.4554" calcext:value-type="float">
            <text:p>13.4554</text:p>
          </table:table-cell>
          <table:table-cell office:value-type="float" office:value="13.3542" calcext:value-type="float">
            <text:p>13.3542</text:p>
          </table:table-cell>
          <table:table-cell office:value-type="float" office:value="30.373" calcext:value-type="float">
            <text:p>30.373</text:p>
          </table:table-cell>
          <table:table-cell office:value-type="float" office:value="22.3655" calcext:value-type="float">
            <text:p>22.3655</text:p>
          </table:table-cell>
          <table:table-cell office:value-type="float" office:value="20.9904" calcext:value-type="float">
            <text:p>20.9904</text:p>
          </table:table-cell>
          <table:table-cell office:value-type="float" office:value="21.0328" calcext:value-type="float">
            <text:p>21.0328</text:p>
          </table:table-cell>
          <table:table-cell office:value-type="float" office:value="10.2262" calcext:value-type="float">
            <text:p>10.2262</text:p>
          </table:table-cell>
          <table:table-cell office:value-type="float" office:value="15.3729" calcext:value-type="float">
            <text:p>15.3729</text:p>
          </table:table-cell>
          <table:table-cell office:value-type="float" office:value="14.1064" calcext:value-type="float">
            <text:p>14.1064</text:p>
          </table:table-cell>
          <table:table-cell office:value-type="float" office:value="11.5883" calcext:value-type="float">
            <text:p>11.5883</text:p>
          </table:table-cell>
          <table:table-cell office:value-type="float" office:value="10.7292" calcext:value-type="float">
            <text:p>10.7292</text:p>
          </table:table-cell>
          <table:table-cell office:value-type="float" office:value="54.6196" calcext:value-type="float">
            <text:p>54.6196</text:p>
          </table:table-cell>
          <table:table-cell office:value-type="float" office:value="72.5465" calcext:value-type="float">
            <text:p>72.5465</text:p>
          </table:table-cell>
          <table:table-cell office:value-type="float" office:value="72.1691" calcext:value-type="float">
            <text:p>72.1691</text:p>
          </table:table-cell>
          <table:table-cell office:value-type="float" office:value="69.3728" calcext:value-type="float">
            <text:p>69.3728</text:p>
          </table:table-cell>
          <table:table-cell office:value-type="float" office:value="30.3867" calcext:value-type="float">
            <text:p>30.3867</text:p>
          </table:table-cell>
          <table:table-cell office:value-type="float" office:value="18.4068" calcext:value-type="float">
            <text:p>18.4068</text:p>
          </table:table-cell>
          <table:table-cell office:value-type="float" office:value="6.1514" calcext:value-type="float">
            <text:p>6.1514</text:p>
          </table:table-cell>
          <table:table-cell office:value-type="float" office:value="5.9004" calcext:value-type="float">
            <text:p>5.9004</text:p>
          </table:table-cell>
          <table:table-cell office:value-type="float" office:value="5.2995" calcext:value-type="float">
            <text:p>5.2995</text:p>
          </table:table-cell>
          <table:table-cell table:number-columns-repeated="2" office:value-type="float" office:value="4.7239" calcext:value-type="float">
            <text:p>4.7239</text:p>
          </table:table-cell>
          <table:table-cell office:value-type="float" office:value="3.2183" calcext:value-type="float">
            <text:p>3.2183</text:p>
          </table:table-cell>
          <table:table-cell office:value-type="float" office:value="3.8545" calcext:value-type="float">
            <text:p>3.8545</text:p>
          </table:table-cell>
          <table:table-cell office:value-type="float" office:value="4.9233" calcext:value-type="float">
            <text:p>4.9233</text:p>
          </table:table-cell>
          <table:table-cell office:value-type="float" office:value="6.7164" calcext:value-type="float">
            <text:p>6.7164</text:p>
          </table:table-cell>
          <table:table-cell office:value-type="float" office:value="1.704" calcext:value-type="float">
            <text:p>1.704</text:p>
          </table:table-cell>
          <table:table-cell office:value-type="float" office:value="4.1836" calcext:value-type="float">
            <text:p>4.1836</text:p>
          </table:table-cell>
          <table:table-cell office:value-type="float" office:value="3.656" calcext:value-type="float">
            <text:p>3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06:00</text:p>
          </table:table-cell>
          <table:table-cell table:style-name="ce3"/>
          <table:table-cell table:number-columns-repeated="11" office:value-type="float" office:value="0" calcext:value-type="float">
            <text:p>0</text:p>
          </table:table-cell>
          <table:table-cell office:value-type="float" office:value="1.8581" calcext:value-type="float">
            <text:p>1.8581</text:p>
          </table:table-cell>
          <table:table-cell office:value-type="float" office:value="34.5046" calcext:value-type="float">
            <text:p>34.50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2445" calcext:value-type="float">
            <text:p>7.24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455" calcext:value-type="float">
            <text:p>1.4455</text:p>
          </table:table-cell>
          <table:table-cell office:value-type="float" office:value="15.1702" calcext:value-type="float">
            <text:p>15.1702</text:p>
          </table:table-cell>
          <table:table-cell office:value-type="float" office:value="16.2439" calcext:value-type="float">
            <text:p>16.2439</text:p>
          </table:table-cell>
          <table:table-cell office:value-type="float" office:value="10.8667" calcext:value-type="float">
            <text:p>10.8667</text:p>
          </table:table-cell>
          <table:table-cell office:value-type="float" office:value="14.9554" calcext:value-type="float">
            <text:p>14.9554</text:p>
          </table:table-cell>
          <table:table-cell office:value-type="float" office:value="14.1096" calcext:value-type="float">
            <text:p>14.1096</text:p>
          </table:table-cell>
          <table:table-cell office:value-type="float" office:value="11.6333" calcext:value-type="float">
            <text:p>11.6333</text:p>
          </table:table-cell>
          <table:table-cell office:value-type="float" office:value="22.293" calcext:value-type="float">
            <text:p>22.293</text:p>
          </table:table-cell>
          <table:table-cell office:value-type="float" office:value="11.6704" calcext:value-type="float">
            <text:p>11.6704</text:p>
          </table:table-cell>
          <table:table-cell office:value-type="float" office:value="14.4417" calcext:value-type="float">
            <text:p>14.4417</text:p>
          </table:table-cell>
          <table:table-cell office:value-type="float" office:value="15.9681" calcext:value-type="float">
            <text:p>15.9681</text:p>
          </table:table-cell>
          <table:table-cell office:value-type="float" office:value="14.3309" calcext:value-type="float">
            <text:p>14.3309</text:p>
          </table:table-cell>
          <table:table-cell office:value-type="float" office:value="13.9913" calcext:value-type="float">
            <text:p>13.9913</text:p>
          </table:table-cell>
          <table:table-cell office:value-type="float" office:value="13.6028" calcext:value-type="float">
            <text:p>13.6028</text:p>
          </table:table-cell>
          <table:table-cell office:value-type="float" office:value="14.5587" calcext:value-type="float">
            <text:p>14.5587</text:p>
          </table:table-cell>
          <table:table-cell office:value-type="float" office:value="15.8155" calcext:value-type="float">
            <text:p>15.8155</text:p>
          </table:table-cell>
          <table:table-cell office:value-type="float" office:value="17.7236" calcext:value-type="float">
            <text:p>17.7236</text:p>
          </table:table-cell>
          <table:table-cell office:value-type="float" office:value="15.9105" calcext:value-type="float">
            <text:p>15.9105</text:p>
          </table:table-cell>
          <table:table-cell office:value-type="float" office:value="14.7602" calcext:value-type="float">
            <text:p>14.7602</text:p>
          </table:table-cell>
          <table:table-cell office:value-type="float" office:value="16.243" calcext:value-type="float">
            <text:p>16.243</text:p>
          </table:table-cell>
          <table:table-cell office:value-type="float" office:value="22.8751" calcext:value-type="float">
            <text:p>22.8751</text:p>
          </table:table-cell>
          <table:table-cell office:value-type="float" office:value="23.3725" calcext:value-type="float">
            <text:p>23.3725</text:p>
          </table:table-cell>
          <table:table-cell office:value-type="float" office:value="23.4044" calcext:value-type="float">
            <text:p>23.4044</text:p>
          </table:table-cell>
          <table:table-cell office:value-type="float" office:value="19.7548" calcext:value-type="float">
            <text:p>19.7548</text:p>
          </table:table-cell>
          <table:table-cell office:value-type="float" office:value="24.978" calcext:value-type="float">
            <text:p>24.978</text:p>
          </table:table-cell>
          <table:table-cell office:value-type="float" office:value="25.9127" calcext:value-type="float">
            <text:p>25.9127</text:p>
          </table:table-cell>
          <table:table-cell office:value-type="float" office:value="14.5587" calcext:value-type="float">
            <text:p>14.5587</text:p>
          </table:table-cell>
          <table:table-cell office:value-type="float" office:value="14.7602" calcext:value-type="float">
            <text:p>14.7602</text:p>
          </table:table-cell>
          <table:table-cell office:value-type="float" office:value="45.8368" calcext:value-type="float">
            <text:p>45.8368</text:p>
          </table:table-cell>
          <table:table-cell office:value-type="float" office:value="26.0229" calcext:value-type="float">
            <text:p>26.0229</text:p>
          </table:table-cell>
          <table:table-cell office:value-type="float" office:value="37.0351" calcext:value-type="float">
            <text:p>37.0351</text:p>
          </table:table-cell>
          <table:table-cell office:value-type="float" office:value="45.1763" calcext:value-type="float">
            <text:p>45.1763</text:p>
          </table:table-cell>
          <table:table-cell office:value-type="float" office:value="19.9417" calcext:value-type="float">
            <text:p>19.9417</text:p>
          </table:table-cell>
          <table:table-cell office:value-type="float" office:value="68.1138" calcext:value-type="float">
            <text:p>68.1138</text:p>
          </table:table-cell>
          <table:table-cell office:value-type="float" office:value="63.7717" calcext:value-type="float">
            <text:p>63.7717</text:p>
          </table:table-cell>
          <table:table-cell office:value-type="float" office:value="54.8586" calcext:value-type="float">
            <text:p>54.8586</text:p>
          </table:table-cell>
          <table:table-cell office:value-type="float" office:value="18.9603" calcext:value-type="float">
            <text:p>18.9603</text:p>
          </table:table-cell>
          <table:table-cell office:value-type="float" office:value="44.6161" calcext:value-type="float">
            <text:p>44.6161</text:p>
          </table:table-cell>
          <table:table-cell office:value-type="float" office:value="21.3589" calcext:value-type="float">
            <text:p>21.3589</text:p>
          </table:table-cell>
          <table:table-cell office:value-type="float" office:value="53.1939" calcext:value-type="float">
            <text:p>53.1939</text:p>
          </table:table-cell>
          <table:table-cell office:value-type="float" office:value="113.5433" calcext:value-type="float">
            <text:p>113.5433</text:p>
          </table:table-cell>
          <table:table-cell office:value-type="float" office:value="22.3933" calcext:value-type="float">
            <text:p>22.3933</text:p>
          </table:table-cell>
          <table:table-cell office:value-type="float" office:value="11.0509" calcext:value-type="float">
            <text:p>11.0509</text:p>
          </table:table-cell>
          <table:table-cell office:value-type="float" office:value="12.7636" calcext:value-type="float">
            <text:p>12.7636</text:p>
          </table:table-cell>
          <table:table-cell table:number-columns-repeated="2" office:value-type="float" office:value="7.8816" calcext:value-type="float">
            <text:p>7.8816</text:p>
          </table:table-cell>
          <table:table-cell table:number-columns-repeated="2" office:value-type="float" office:value="11.1358" calcext:value-type="float">
            <text:p>11.1358</text:p>
          </table:table-cell>
          <table:table-cell office:value-type="float" office:value="5.646" calcext:value-type="float">
            <text:p>5.646</text:p>
          </table:table-cell>
          <table:table-cell office:value-type="float" office:value="4.1355" calcext:value-type="float">
            <text:p>4.1355</text:p>
          </table:table-cell>
          <table:table-cell office:value-type="float" office:value="4.9124" calcext:value-type="float">
            <text:p>4.9124</text:p>
          </table:table-cell>
          <table:table-cell office:value-type="float" office:value="18.6573" calcext:value-type="float">
            <text:p>18.6573</text:p>
          </table:table-cell>
          <table:table-cell office:value-type="float" office:value="0.2558" calcext:value-type="float">
            <text:p>0.2558</text:p>
          </table:table-cell>
          <table:table-cell office:value-type="float" office:value="6.1132" calcext:value-type="float">
            <text:p>6.1132</text:p>
          </table:table-cell>
          <table:table-cell office:value-type="float" office:value="5.0212" calcext:value-type="float">
            <text:p>5.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07:00</text:p>
          </table:table-cell>
          <table:table-cell table:style-name="ce3"/>
          <table:table-cell table:number-columns-repeated="10" office:value-type="float" office:value="0" calcext:value-type="float">
            <text:p>0</text:p>
          </table:table-cell>
          <table:table-cell office:value-type="float" office:value="0.0204" calcext:value-type="float">
            <text:p>0.0204</text:p>
          </table:table-cell>
          <table:table-cell office:value-type="float" office:value="0" calcext:value-type="float">
            <text:p>0</text:p>
          </table:table-cell>
          <table:table-cell office:value-type="float" office:value="0.0124" calcext:value-type="float">
            <text:p>0.012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782" calcext:value-type="float">
            <text:p>0.9782</text:p>
          </table:table-cell>
          <table:table-cell office:value-type="float" office:value="2.4835" calcext:value-type="float">
            <text:p>2.4835</text:p>
          </table:table-cell>
          <table:table-cell office:value-type="float" office:value="1.5464" calcext:value-type="float">
            <text:p>1.5464</text:p>
          </table:table-cell>
          <table:table-cell office:value-type="float" office:value="8.5204" calcext:value-type="float">
            <text:p>8.5204</text:p>
          </table:table-cell>
          <table:table-cell office:value-type="float" office:value="7.4418" calcext:value-type="float">
            <text:p>7.4418</text:p>
          </table:table-cell>
          <table:table-cell office:value-type="float" office:value="4.3267" calcext:value-type="float">
            <text:p>4.3267</text:p>
          </table:table-cell>
          <table:table-cell office:value-type="float" office:value="8.4377" calcext:value-type="float">
            <text:p>8.4377</text:p>
          </table:table-cell>
          <table:table-cell office:value-type="float" office:value="5.0827" calcext:value-type="float">
            <text:p>5.0827</text:p>
          </table:table-cell>
          <table:table-cell office:value-type="float" office:value="7.6924" calcext:value-type="float">
            <text:p>7.6924</text:p>
          </table:table-cell>
          <table:table-cell office:value-type="float" office:value="11.7415" calcext:value-type="float">
            <text:p>11.7415</text:p>
          </table:table-cell>
          <table:table-cell office:value-type="float" office:value="11.6829" calcext:value-type="float">
            <text:p>11.6829</text:p>
          </table:table-cell>
          <table:table-cell office:value-type="float" office:value="12.0708" calcext:value-type="float">
            <text:p>12.0708</text:p>
          </table:table-cell>
          <table:table-cell office:value-type="float" office:value="9.0012" calcext:value-type="float">
            <text:p>9.0012</text:p>
          </table:table-cell>
          <table:table-cell office:value-type="float" office:value="10.9529" calcext:value-type="float">
            <text:p>10.9529</text:p>
          </table:table-cell>
          <table:table-cell office:value-type="float" office:value="13.7468" calcext:value-type="float">
            <text:p>13.7468</text:p>
          </table:table-cell>
          <table:table-cell office:value-type="float" office:value="16.2098" calcext:value-type="float">
            <text:p>16.2098</text:p>
          </table:table-cell>
          <table:table-cell office:value-type="float" office:value="14.5691" calcext:value-type="float">
            <text:p>14.5691</text:p>
          </table:table-cell>
          <table:table-cell office:value-type="float" office:value="14.2776" calcext:value-type="float">
            <text:p>14.2776</text:p>
          </table:table-cell>
          <table:table-cell office:value-type="float" office:value="15.468" calcext:value-type="float">
            <text:p>15.468</text:p>
          </table:table-cell>
          <table:table-cell office:value-type="float" office:value="20.4217" calcext:value-type="float">
            <text:p>20.4217</text:p>
          </table:table-cell>
          <table:table-cell office:value-type="float" office:value="18.7475" calcext:value-type="float">
            <text:p>18.7475</text:p>
          </table:table-cell>
          <table:table-cell office:value-type="float" office:value="19.6274" calcext:value-type="float">
            <text:p>19.6274</text:p>
          </table:table-cell>
          <table:table-cell office:value-type="float" office:value="14.9916" calcext:value-type="float">
            <text:p>14.9916</text:p>
          </table:table-cell>
          <table:table-cell office:value-type="float" office:value="15.3906" calcext:value-type="float">
            <text:p>15.3906</text:p>
          </table:table-cell>
          <table:table-cell office:value-type="float" office:value="22.2871" calcext:value-type="float">
            <text:p>22.2871</text:p>
          </table:table-cell>
          <table:table-cell office:value-type="float" office:value="10.9529" calcext:value-type="float">
            <text:p>10.9529</text:p>
          </table:table-cell>
          <table:table-cell office:value-type="float" office:value="14.2776" calcext:value-type="float">
            <text:p>14.2776</text:p>
          </table:table-cell>
          <table:table-cell office:value-type="float" office:value="16.5197" calcext:value-type="float">
            <text:p>16.5197</text:p>
          </table:table-cell>
          <table:table-cell office:value-type="float" office:value="18.2523" calcext:value-type="float">
            <text:p>18.2523</text:p>
          </table:table-cell>
          <table:table-cell office:value-type="float" office:value="32.2754" calcext:value-type="float">
            <text:p>32.2754</text:p>
          </table:table-cell>
          <table:table-cell office:value-type="float" office:value="26.6504" calcext:value-type="float">
            <text:p>26.6504</text:p>
          </table:table-cell>
          <table:table-cell office:value-type="float" office:value="23.9967" calcext:value-type="float">
            <text:p>23.9967</text:p>
          </table:table-cell>
          <table:table-cell office:value-type="float" office:value="48.9514" calcext:value-type="float">
            <text:p>48.9514</text:p>
          </table:table-cell>
          <table:table-cell office:value-type="float" office:value="67.1662" calcext:value-type="float">
            <text:p>67.1662</text:p>
          </table:table-cell>
          <table:table-cell office:value-type="float" office:value="62.8953" calcext:value-type="float">
            <text:p>62.8953</text:p>
          </table:table-cell>
          <table:table-cell office:value-type="float" office:value="45.677" calcext:value-type="float">
            <text:p>45.677</text:p>
          </table:table-cell>
          <table:table-cell office:value-type="float" office:value="11.0673" calcext:value-type="float">
            <text:p>11.0673</text:p>
          </table:table-cell>
          <table:table-cell office:value-type="float" office:value="2.0319" calcext:value-type="float">
            <text:p>2.0319</text:p>
          </table:table-cell>
          <table:table-cell office:value-type="float" office:value="13.8534" calcext:value-type="float">
            <text:p>13.8534</text:p>
          </table:table-cell>
          <table:table-cell office:value-type="float" office:value="11.1192" calcext:value-type="float">
            <text:p>11.1192</text:p>
          </table:table-cell>
          <table:table-cell office:value-type="float" office:value="13.7762" calcext:value-type="float">
            <text:p>13.7762</text:p>
          </table:table-cell>
          <table:table-cell office:value-type="float" office:value="0" calcext:value-type="float">
            <text:p>0</text:p>
          </table:table-cell>
          <table:table-cell office:value-type="float" office:value="24.2925" calcext:value-type="float">
            <text:p>24.2925</text:p>
          </table:table-cell>
          <table:table-cell office:value-type="float" office:value="11.0464" calcext:value-type="float">
            <text:p>11.0464</text:p>
          </table:table-cell>
          <table:table-cell office:value-type="float" office:value="9.3208" calcext:value-type="float">
            <text:p>9.3208</text:p>
          </table:table-cell>
          <table:table-cell table:number-columns-repeated="2" office:value-type="float" office:value="39.6196" calcext:value-type="float">
            <text:p>39.6196</text:p>
          </table:table-cell>
          <table:table-cell office:value-type="float" office:value="6.6634" calcext:value-type="float">
            <text:p>6.6634</text:p>
          </table:table-cell>
          <table:table-cell office:value-type="float" office:value="4.1669" calcext:value-type="float">
            <text:p>4.1669</text:p>
          </table:table-cell>
          <table:table-cell office:value-type="float" office:value="3.9287" calcext:value-type="float">
            <text:p>3.9287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0395" calcext:value-type="float">
            <text:p>0.0395</text:p>
          </table:table-cell>
          <table:table-cell office:value-type="float" office:value="5.0496" calcext:value-type="float">
            <text:p>5.0496</text:p>
          </table:table-cell>
          <table:table-cell office:value-type="float" office:value="2.8049" calcext:value-type="float">
            <text:p>2.8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08:00</text:p>
          </table:table-cell>
          <table:table-cell table:style-name="ce3"/>
          <table:table-cell table:number-columns-repeated="28" office:value-type="float" office:value="0" calcext:value-type="float">
            <text:p>0</text:p>
          </table:table-cell>
          <table:table-cell office:value-type="float" office:value="3.6003" calcext:value-type="float">
            <text:p>3.6003</text:p>
          </table:table-cell>
          <table:table-cell office:value-type="float" office:value="0" calcext:value-type="float">
            <text:p>0</text:p>
          </table:table-cell>
          <table:table-cell office:value-type="float" office:value="4.4261" calcext:value-type="float">
            <text:p>4.4261</text:p>
          </table:table-cell>
          <table:table-cell office:value-type="float" office:value="2.1629" calcext:value-type="float">
            <text:p>2.1629</text:p>
          </table:table-cell>
          <table:table-cell office:value-type="float" office:value="5.5742" calcext:value-type="float">
            <text:p>5.5742</text:p>
          </table:table-cell>
          <table:table-cell office:value-type="float" office:value="0" calcext:value-type="float">
            <text:p>0</text:p>
          </table:table-cell>
          <table:table-cell office:value-type="float" office:value="2.1553" calcext:value-type="float">
            <text:p>2.1553</text:p>
          </table:table-cell>
          <table:table-cell office:value-type="float" office:value="4.1961" calcext:value-type="float">
            <text:p>4.1961</text:p>
          </table:table-cell>
          <table:table-cell office:value-type="float" office:value="0" calcext:value-type="float">
            <text:p>0</text:p>
          </table:table-cell>
          <table:table-cell office:value-type="float" office:value="3.522" calcext:value-type="float">
            <text:p>3.522</text:p>
          </table:table-cell>
          <table:table-cell office:value-type="float" office:value="5.1075" calcext:value-type="float">
            <text:p>5.1075</text:p>
          </table:table-cell>
          <table:table-cell office:value-type="float" office:value="5.0795" calcext:value-type="float">
            <text:p>5.0795</text:p>
          </table:table-cell>
          <table:table-cell office:value-type="float" office:value="7.4894" calcext:value-type="float">
            <text:p>7.4894</text:p>
          </table:table-cell>
          <table:table-cell office:value-type="float" office:value="8.3647" calcext:value-type="float">
            <text:p>8.3647</text:p>
          </table:table-cell>
          <table:table-cell office:value-type="float" office:value="8.539" calcext:value-type="float">
            <text:p>8.539</text:p>
          </table:table-cell>
          <table:table-cell office:value-type="float" office:value="10.1301" calcext:value-type="float">
            <text:p>10.1301</text:p>
          </table:table-cell>
          <table:table-cell office:value-type="float" office:value="9.5318" calcext:value-type="float">
            <text:p>9.5318</text:p>
          </table:table-cell>
          <table:table-cell office:value-type="float" office:value="11.4664" calcext:value-type="float">
            <text:p>11.4664</text:p>
          </table:table-cell>
          <table:table-cell office:value-type="float" office:value="10.3876" calcext:value-type="float">
            <text:p>10.3876</text:p>
          </table:table-cell>
          <table:table-cell office:value-type="float" office:value="8.7893" calcext:value-type="float">
            <text:p>8.7893</text:p>
          </table:table-cell>
          <table:table-cell office:value-type="float" office:value="6.4573" calcext:value-type="float">
            <text:p>6.4573</text:p>
          </table:table-cell>
          <table:table-cell office:value-type="float" office:value="7.3944" calcext:value-type="float">
            <text:p>7.3944</text:p>
          </table:table-cell>
          <table:table-cell office:value-type="float" office:value="10.4854" calcext:value-type="float">
            <text:p>10.4854</text:p>
          </table:table-cell>
          <table:table-cell office:value-type="float" office:value="5.0795" calcext:value-type="float">
            <text:p>5.0795</text:p>
          </table:table-cell>
          <table:table-cell office:value-type="float" office:value="10.1301" calcext:value-type="float">
            <text:p>10.1301</text:p>
          </table:table-cell>
          <table:table-cell office:value-type="float" office:value="6.1836" calcext:value-type="float">
            <text:p>6.1836</text:p>
          </table:table-cell>
          <table:table-cell office:value-type="float" office:value="11.5574" calcext:value-type="float">
            <text:p>11.5574</text:p>
          </table:table-cell>
          <table:table-cell office:value-type="float" office:value="18.199" calcext:value-type="float">
            <text:p>18.199</text:p>
          </table:table-cell>
          <table:table-cell office:value-type="float" office:value="11.0603" calcext:value-type="float">
            <text:p>11.0603</text:p>
          </table:table-cell>
          <table:table-cell office:value-type="float" office:value="25.8194" calcext:value-type="float">
            <text:p>25.8194</text:p>
          </table:table-cell>
          <table:table-cell office:value-type="float" office:value="21.8988" calcext:value-type="float">
            <text:p>21.8988</text:p>
          </table:table-cell>
          <table:table-cell office:value-type="float" office:value="33.3327" calcext:value-type="float">
            <text:p>33.3327</text:p>
          </table:table-cell>
          <table:table-cell office:value-type="float" office:value="36.6738" calcext:value-type="float">
            <text:p>36.6738</text:p>
          </table:table-cell>
          <table:table-cell office:value-type="float" office:value="31.9237" calcext:value-type="float">
            <text:p>31.9237</text:p>
          </table:table-cell>
          <table:table-cell office:value-type="float" office:value="6.4766" calcext:value-type="float">
            <text:p>6.4766</text:p>
          </table:table-cell>
          <table:table-cell office:value-type="float" office:value="4.7141" calcext:value-type="float">
            <text:p>4.7141</text:p>
          </table:table-cell>
          <table:table-cell office:value-type="float" office:value="2.2546" calcext:value-type="float">
            <text:p>2.2546</text:p>
          </table:table-cell>
          <table:table-cell office:value-type="float" office:value="2.5514" calcext:value-type="float">
            <text:p>2.5514</text:p>
          </table:table-cell>
          <table:table-cell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18" calcext:value-type="float">
            <text:p>0.0218</text:p>
          </table:table-cell>
          <table:table-cell office:value-type="float" office:value="2.0896" calcext:value-type="float">
            <text:p>2.0896</text:p>
          </table:table-cell>
          <table:table-cell table:number-columns-repeated="2" office:value-type="float" office:value="4.4714" calcext:value-type="float">
            <text:p>4.4714</text:p>
          </table:table-cell>
          <table:table-cell office:value-type="float" office:value="5.0945" calcext:value-type="float">
            <text:p>5.0945</text:p>
          </table:table-cell>
          <table:table-cell office:value-type="float" office:value="1.9932" calcext:value-type="float">
            <text:p>1.9932</text:p>
          </table:table-cell>
          <table:table-cell office:value-type="float" office:value="0.0207" calcext:value-type="float">
            <text:p>0.0207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2162" calcext:value-type="float">
            <text:p>0.2162</text:p>
          </table:table-cell>
          <table:table-cell office:value-type="float" office:value="0.0181" calcext:value-type="float">
            <text:p>0.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09:00</text:p>
          </table:table-cell>
          <table:table-cell table:style-name="ce3"/>
          <table:table-cell table:number-columns-repeated="28" office:value-type="float" office:value="0" calcext:value-type="float">
            <text:p>0</text:p>
          </table:table-cell>
          <table:table-cell office:value-type="float" office:value="4.8525" calcext:value-type="float">
            <text:p>4.8525</text:p>
          </table:table-cell>
          <table:table-cell office:value-type="float" office:value="3.1151" calcext:value-type="float">
            <text:p>3.1151</text:p>
          </table:table-cell>
          <table:table-cell office:value-type="float" office:value="0.3753" calcext:value-type="float">
            <text:p>0.3753</text:p>
          </table:table-cell>
          <table:table-cell office:value-type="float" office:value="3.8017" calcext:value-type="float">
            <text:p>3.8017</text:p>
          </table:table-cell>
          <table:table-cell office:value-type="float" office:value="0" calcext:value-type="float">
            <text:p>0</text:p>
          </table:table-cell>
          <table:table-cell office:value-type="float" office:value="15.2614" calcext:value-type="float">
            <text:p>15.2614</text:p>
          </table:table-cell>
          <table:table-cell office:value-type="float" office:value="0" calcext:value-type="float">
            <text:p>0</text:p>
          </table:table-cell>
          <table:table-cell office:value-type="float" office:value="0.3509" calcext:value-type="float">
            <text:p>0.35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6336" calcext:value-type="float">
            <text:p>0.6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31" calcext:value-type="float">
            <text:p>1.3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01" calcext:value-type="float">
            <text:p>1.701</text:p>
          </table:table-cell>
          <table:table-cell office:value-type="float" office:value="1.2064" calcext:value-type="float">
            <text:p>1.2064</text:p>
          </table:table-cell>
          <table:table-cell office:value-type="float" office:value="1.4037" calcext:value-type="float">
            <text:p>1.4037</text:p>
          </table:table-cell>
          <table:table-cell office:value-type="float" office:value="2.4521" calcext:value-type="float">
            <text:p>2.4521</text:p>
          </table:table-cell>
          <table:table-cell office:value-type="float" office:value="1.0802" calcext:value-type="float">
            <text:p>1.0802</text:p>
          </table:table-cell>
          <table:table-cell office:value-type="float" office:value="1.5454" calcext:value-type="float">
            <text:p>1.5454</text:p>
          </table:table-cell>
          <table:table-cell office:value-type="float" office:value="0.3567" calcext:value-type="float">
            <text:p>0.3567</text:p>
          </table:table-cell>
          <table:table-cell office:value-type="float" office:value="2.8735" calcext:value-type="float">
            <text:p>2.873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10:00</text:p>
          </table:table-cell>
          <table:table-cell table:style-name="ce3"/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266" calcext:value-type="float">
            <text:p>0.0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167" calcext:value-type="float">
            <text:p>0.8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345" calcext:value-type="float">
            <text:p>9.345</text:p>
          </table:table-cell>
          <table:table-cell office:value-type="float" office:value="21.9375" calcext:value-type="float">
            <text:p>21.9375</text:p>
          </table:table-cell>
          <table:table-cell office:value-type="float" office:value="13.647" calcext:value-type="float">
            <text:p>13.647</text:p>
          </table:table-cell>
          <table:table-cell office:value-type="float" office:value="35.6288" calcext:value-type="float">
            <text:p>35.6288</text:p>
          </table:table-cell>
          <table:table-cell office:value-type="float" office:value="17.0078" calcext:value-type="float">
            <text:p>17.0078</text:p>
          </table:table-cell>
          <table:table-cell office:value-type="float" office:value="75.1212" calcext:value-type="float">
            <text:p>75.1212</text:p>
          </table:table-cell>
          <table:table-cell office:value-type="float" office:value="103.859" calcext:value-type="float">
            <text:p>103.859</text:p>
          </table:table-cell>
          <table:table-cell office:value-type="float" office:value="18.0677" calcext:value-type="float">
            <text:p>18.0677</text:p>
          </table:table-cell>
          <table:table-cell office:value-type="float" office:value="12.091" calcext:value-type="float">
            <text:p>12.091</text:p>
          </table:table-cell>
          <table:table-cell office:value-type="float" office:value="8.7534" calcext:value-type="float">
            <text:p>8.7534</text:p>
          </table:table-cell>
          <table:table-cell office:value-type="float" office:value="7.0125" calcext:value-type="float">
            <text:p>7.0125</text:p>
          </table:table-cell>
          <table:table-cell office:value-type="float" office:value="6.7514" calcext:value-type="float">
            <text:p>6.7514</text:p>
          </table:table-cell>
          <table:table-cell office:value-type="float" office:value="7.8344" calcext:value-type="float">
            <text:p>7.8344</text:p>
          </table:table-cell>
          <table:table-cell office:value-type="float" office:value="9.3907" calcext:value-type="float">
            <text:p>9.3907</text:p>
          </table:table-cell>
          <table:table-cell office:value-type="float" office:value="7.7394" calcext:value-type="float">
            <text:p>7.7394</text:p>
          </table:table-cell>
          <table:table-cell office:value-type="float" office:value="7.6493" calcext:value-type="float">
            <text:p>7.6493</text:p>
          </table:table-cell>
          <table:table-cell office:value-type="float" office:value="6.3223" calcext:value-type="float">
            <text:p>6.3223</text:p>
          </table:table-cell>
          <table:table-cell office:value-type="float" office:value="5.4561" calcext:value-type="float">
            <text:p>5.4561</text:p>
          </table:table-cell>
          <table:table-cell office:value-type="float" office:value="5.8915" calcext:value-type="float">
            <text:p>5.8915</text:p>
          </table:table-cell>
          <table:table-cell office:value-type="float" office:value="7.0768" calcext:value-type="float">
            <text:p>7.0768</text:p>
          </table:table-cell>
          <table:table-cell office:value-type="float" office:value="11.9686" calcext:value-type="float">
            <text:p>11.9686</text:p>
          </table:table-cell>
          <table:table-cell office:value-type="float" office:value="12.1969" calcext:value-type="float">
            <text:p>12.1969</text:p>
          </table:table-cell>
          <table:table-cell office:value-type="float" office:value="5.8117" calcext:value-type="float">
            <text:p>5.8117</text:p>
          </table:table-cell>
          <table:table-cell office:value-type="float" office:value="6.7514" calcext:value-type="float">
            <text:p>6.7514</text:p>
          </table:table-cell>
          <table:table-cell office:value-type="float" office:value="7.6493" calcext:value-type="float">
            <text:p>7.6493</text:p>
          </table:table-cell>
          <table:table-cell office:value-type="float" office:value="12.1434" calcext:value-type="float">
            <text:p>12.1434</text:p>
          </table:table-cell>
          <table:table-cell office:value-type="float" office:value="7.7641" calcext:value-type="float">
            <text:p>7.7641</text:p>
          </table:table-cell>
          <table:table-cell office:value-type="float" office:value="7.4741" calcext:value-type="float">
            <text:p>7.4741</text:p>
          </table:table-cell>
          <table:table-cell office:value-type="float" office:value="6.6386" calcext:value-type="float">
            <text:p>6.6386</text:p>
          </table:table-cell>
          <table:table-cell office:value-type="float" office:value="4.2013" calcext:value-type="float">
            <text:p>4.2013</text:p>
          </table:table-cell>
          <table:table-cell office:value-type="float" office:value="7.5054" calcext:value-type="float">
            <text:p>7.5054</text:p>
          </table:table-cell>
          <table:table-cell office:value-type="float" office:value="7.0295" calcext:value-type="float">
            <text:p>7.0295</text:p>
          </table:table-cell>
          <table:table-cell office:value-type="float" office:value="6.4588" calcext:value-type="float">
            <text:p>6.4588</text:p>
          </table:table-cell>
          <table:table-cell office:value-type="float" office:value="4.688" calcext:value-type="float">
            <text:p>4.688</text:p>
          </table:table-cell>
          <table:table-cell office:value-type="float" office:value="15.681" calcext:value-type="float">
            <text:p>15.681</text:p>
          </table:table-cell>
          <table:table-cell office:value-type="float" office:value="11.3327" calcext:value-type="float">
            <text:p>11.3327</text:p>
          </table:table-cell>
          <table:table-cell office:value-type="float" office:value="6.8242" calcext:value-type="float">
            <text:p>6.8242</text:p>
          </table:table-cell>
          <table:table-cell office:value-type="float" office:value="6.9541" calcext:value-type="float">
            <text:p>6.954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table:style-name="ce3" office:value-type="string" calcext:value-type="string">
            <text:p>2024-04-16 11:00</text:p>
          </table:table-cell>
          <table:table-cell table:style-name="ce3"/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34.9241" calcext:value-type="float">
            <text:p>134.9241</text:p>
          </table:table-cell>
          <table:table-cell office:value-type="float" office:value="22.2741" calcext:value-type="float">
            <text:p>22.2741</text:p>
          </table:table-cell>
          <table:table-cell office:value-type="float" office:value="37.493" calcext:value-type="float">
            <text:p>37.4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655" calcext:value-type="float">
            <text:p>0.9655</text:p>
          </table:table-cell>
          <table:table-cell office:value-type="float" office:value="19.0179" calcext:value-type="float">
            <text:p>19.0179</text:p>
          </table:table-cell>
          <table:table-cell office:value-type="float" office:value="11.0741" calcext:value-type="float">
            <text:p>11.0741</text:p>
          </table:table-cell>
          <table:table-cell office:value-type="float" office:value="23.4762" calcext:value-type="float">
            <text:p>23.4762</text:p>
          </table:table-cell>
          <table:table-cell office:value-type="float" office:value="36.2561" calcext:value-type="float">
            <text:p>36.2561</text:p>
          </table:table-cell>
          <table:table-cell office:value-type="float" office:value="23.7801" calcext:value-type="float">
            <text:p>23.7801</text:p>
          </table:table-cell>
          <table:table-cell office:value-type="float" office:value="33.3713" calcext:value-type="float">
            <text:p>33.3713</text:p>
          </table:table-cell>
          <table:table-cell office:value-type="float" office:value="63.0633" calcext:value-type="float">
            <text:p>63.0633</text:p>
          </table:table-cell>
          <table:table-cell office:value-type="float" office:value="22.6827" calcext:value-type="float">
            <text:p>22.6827</text:p>
          </table:table-cell>
          <table:table-cell office:value-type="float" office:value="18.7061" calcext:value-type="float">
            <text:p>18.7061</text:p>
          </table:table-cell>
          <table:table-cell office:value-type="float" office:value="18.2682" calcext:value-type="float">
            <text:p>18.2682</text:p>
          </table:table-cell>
          <table:table-cell office:value-type="float" office:value="15.9783" calcext:value-type="float">
            <text:p>15.9783</text:p>
          </table:table-cell>
          <table:table-cell office:value-type="float" office:value="17.7234" calcext:value-type="float">
            <text:p>17.7234</text:p>
          </table:table-cell>
          <table:table-cell office:value-type="float" office:value="20.9273" calcext:value-type="float">
            <text:p>20.9273</text:p>
          </table:table-cell>
          <table:table-cell office:value-type="float" office:value="14.6663" calcext:value-type="float">
            <text:p>14.6663</text:p>
          </table:table-cell>
          <table:table-cell office:value-type="float" office:value="14.146" calcext:value-type="float">
            <text:p>14.146</text:p>
          </table:table-cell>
          <table:table-cell office:value-type="float" office:value="13.4128" calcext:value-type="float">
            <text:p>13.4128</text:p>
          </table:table-cell>
          <table:table-cell office:value-type="float" office:value="12.1032" calcext:value-type="float">
            <text:p>12.1032</text:p>
          </table:table-cell>
          <table:table-cell office:value-type="float" office:value="21.8578" calcext:value-type="float">
            <text:p>21.8578</text:p>
          </table:table-cell>
          <table:table-cell office:value-type="float" office:value="32.0281" calcext:value-type="float">
            <text:p>32.0281</text:p>
          </table:table-cell>
          <table:table-cell office:value-type="float" office:value="70.8225" calcext:value-type="float">
            <text:p>70.8225</text:p>
          </table:table-cell>
          <table:table-cell office:value-type="float" office:value="41.6682" calcext:value-type="float">
            <text:p>41.6682</text:p>
          </table:table-cell>
          <table:table-cell office:value-type="float" office:value="11.7436" calcext:value-type="float">
            <text:p>11.7436</text:p>
          </table:table-cell>
          <table:table-cell office:value-type="float" office:value="15.9783" calcext:value-type="float">
            <text:p>15.9783</text:p>
          </table:table-cell>
          <table:table-cell office:value-type="float" office:value="14.146" calcext:value-type="float">
            <text:p>14.146</text:p>
          </table:table-cell>
          <table:table-cell office:value-type="float" office:value="43.9815" calcext:value-type="float">
            <text:p>43.9815</text:p>
          </table:table-cell>
          <table:table-cell office:value-type="float" office:value="22.2958" calcext:value-type="float">
            <text:p>22.2958</text:p>
          </table:table-cell>
          <table:table-cell office:value-type="float" office:value="22.8757" calcext:value-type="float">
            <text:p>22.8757</text:p>
          </table:table-cell>
          <table:table-cell office:value-type="float" office:value="22.7501" calcext:value-type="float">
            <text:p>22.7501</text:p>
          </table:table-cell>
          <table:table-cell office:value-type="float" office:value="11.1997" calcext:value-type="float">
            <text:p>11.1997</text:p>
          </table:table-cell>
          <table:table-cell office:value-type="float" office:value="18.9272" calcext:value-type="float">
            <text:p>18.9272</text:p>
          </table:table-cell>
          <table:table-cell office:value-type="float" office:value="18.7469" calcext:value-type="float">
            <text:p>18.7469</text:p>
          </table:table-cell>
          <table:table-cell office:value-type="float" office:value="12.5048" calcext:value-type="float">
            <text:p>12.5048</text:p>
          </table:table-cell>
          <table:table-cell office:value-type="float" office:value="13.9705" calcext:value-type="float">
            <text:p>13.9705</text:p>
          </table:table-cell>
          <table:table-cell office:value-type="float" office:value="31.0774" calcext:value-type="float">
            <text:p>31.0774</text:p>
          </table:table-cell>
          <table:table-cell office:value-type="float" office:value="21.7563" calcext:value-type="float">
            <text:p>21.7563</text:p>
          </table:table-cell>
          <table:table-cell office:value-type="float" office:value="3.4766" calcext:value-type="float">
            <text:p>3.4766</text:p>
          </table:table-cell>
          <table:table-cell office:value-type="float" office:value="10.2925" calcext:value-type="float">
            <text:p>10.29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12:00</text:p>
          </table:table-cell>
          <table:table-cell table:style-name="ce3"/>
          <table:table-cell table:number-columns-repeated="7" office:value-type="float" office:value="0" calcext:value-type="float">
            <text:p>0</text:p>
          </table:table-cell>
          <table:table-cell office:value-type="float" office:value="72.0309" calcext:value-type="float">
            <text:p>72.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74" calcext:value-type="float">
            <text:p>1.4674</text:p>
          </table:table-cell>
          <table:table-cell office:value-type="float" office:value="0.5763" calcext:value-type="float">
            <text:p>0.5763</text:p>
          </table:table-cell>
          <table:table-cell office:value-type="float" office:value="1.8706" calcext:value-type="float">
            <text:p>1.87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06" calcext:value-type="float">
            <text:p>0.0606</text:p>
          </table:table-cell>
          <table:table-cell office:value-type="float" office:value="26.0451" calcext:value-type="float">
            <text:p>26.0451</text:p>
          </table:table-cell>
          <table:table-cell office:value-type="float" office:value="0" calcext:value-type="float">
            <text:p>0</text:p>
          </table:table-cell>
          <table:table-cell office:value-type="float" office:value="5.8723" calcext:value-type="float">
            <text:p>5.8723</text:p>
          </table:table-cell>
          <table:table-cell office:value-type="float" office:value="1.323" calcext:value-type="float">
            <text:p>1.323</text:p>
          </table:table-cell>
          <table:table-cell office:value-type="float" office:value="4.7686" calcext:value-type="float">
            <text:p>4.768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0.918" calcext:value-type="float">
            <text:p>0.918</text:p>
          </table:table-cell>
          <table:table-cell office:value-type="float" office:value="0.2286" calcext:value-type="float">
            <text:p>0.2286</text:p>
          </table:table-cell>
          <table:table-cell office:value-type="float" office:value="6.688" calcext:value-type="float">
            <text:p>6.68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511" calcext:value-type="float">
            <text:p>0.0511</text:p>
          </table:table-cell>
          <table:table-cell office:value-type="float" office:value="2.0636" calcext:value-type="float">
            <text:p>2.0636</text:p>
          </table:table-cell>
          <table:table-cell office:value-type="float" office:value="5.575" calcext:value-type="float">
            <text:p>5.575</text:p>
          </table:table-cell>
          <table:table-cell office:value-type="float" office:value="5.5847" calcext:value-type="float">
            <text:p>5.5847</text:p>
          </table:table-cell>
          <table:table-cell office:value-type="float" office:value="6.9564" calcext:value-type="float">
            <text:p>6.9564</text:p>
          </table:table-cell>
          <table:table-cell office:value-type="float" office:value="12.9325" calcext:value-type="float">
            <text:p>12.9325</text:p>
          </table:table-cell>
          <table:table-cell office:value-type="float" office:value="14.4987" calcext:value-type="float">
            <text:p>14.4987</text:p>
          </table:table-cell>
          <table:table-cell office:value-type="float" office:value="20.012" calcext:value-type="float">
            <text:p>20.012</text:p>
          </table:table-cell>
          <table:table-cell office:value-type="float" office:value="15.7816" calcext:value-type="float">
            <text:p>15.7816</text:p>
          </table:table-cell>
          <table:table-cell office:value-type="float" office:value="21.7554" calcext:value-type="float">
            <text:p>21.7554</text:p>
          </table:table-cell>
          <table:table-cell office:value-type="float" office:value="36.3947" calcext:value-type="float">
            <text:p>36.3947</text:p>
          </table:table-cell>
          <table:table-cell office:value-type="float" office:value="99.1937" calcext:value-type="float">
            <text:p>99.1937</text:p>
          </table:table-cell>
          <table:table-cell office:value-type="float" office:value="52.7754" calcext:value-type="float">
            <text:p>52.7754</text:p>
          </table:table-cell>
          <table:table-cell office:value-type="float" office:value="46.2511" calcext:value-type="float">
            <text:p>46.2511</text:p>
          </table:table-cell>
          <table:table-cell office:value-type="float" office:value="40.888" calcext:value-type="float">
            <text:p>40.888</text:p>
          </table:table-cell>
          <table:table-cell office:value-type="float" office:value="26.6356" calcext:value-type="float">
            <text:p>26.6356</text:p>
          </table:table-cell>
          <table:table-cell office:value-type="float" office:value="94.189" calcext:value-type="float">
            <text:p>94.189</text:p>
          </table:table-cell>
          <table:table-cell office:value-type="float" office:value="69.3674" calcext:value-type="float">
            <text:p>69.3674</text:p>
          </table:table-cell>
          <table:table-cell office:value-type="float" office:value="33.4117" calcext:value-type="float">
            <text:p>33.4117</text:p>
          </table:table-cell>
          <table:table-cell office:value-type="float" office:value="38.6886" calcext:value-type="float">
            <text:p>38.6886</text:p>
          </table:table-cell>
          <table:table-cell office:value-type="float" office:value="29.6351" calcext:value-type="float">
            <text:p>29.6351</text:p>
          </table:table-cell>
          <table:table-cell office:value-type="float" office:value="21.7554" calcext:value-type="float">
            <text:p>21.7554</text:p>
          </table:table-cell>
          <table:table-cell office:value-type="float" office:value="46.2511" calcext:value-type="float">
            <text:p>46.2511</text:p>
          </table:table-cell>
          <table:table-cell office:value-type="float" office:value="31.3792" calcext:value-type="float">
            <text:p>31.3792</text:p>
          </table:table-cell>
          <table:table-cell office:value-type="float" office:value="79.8356" calcext:value-type="float">
            <text:p>79.8356</text:p>
          </table:table-cell>
          <table:table-cell office:value-type="float" office:value="29.6481" calcext:value-type="float">
            <text:p>29.6481</text:p>
          </table:table-cell>
          <table:table-cell office:value-type="float" office:value="33.9088" calcext:value-type="float">
            <text:p>33.9088</text:p>
          </table:table-cell>
          <table:table-cell office:value-type="float" office:value="30.4271" calcext:value-type="float">
            <text:p>30.4271</text:p>
          </table:table-cell>
          <table:table-cell office:value-type="float" office:value="29.6545" calcext:value-type="float">
            <text:p>29.6545</text:p>
          </table:table-cell>
          <table:table-cell office:value-type="float" office:value="17.3157" calcext:value-type="float">
            <text:p>17.3157</text:p>
          </table:table-cell>
          <table:table-cell office:value-type="float" office:value="9.1767" calcext:value-type="float">
            <text:p>9.1767</text:p>
          </table:table-cell>
          <table:table-cell office:value-type="float" office:value="20.5745" calcext:value-type="float">
            <text:p>20.5745</text:p>
          </table:table-cell>
          <table:table-cell office:value-type="float" office:value="14.5534" calcext:value-type="float">
            <text:p>14.5534</text:p>
          </table:table-cell>
          <table:table-cell office:value-type="float" office:value="3.3105" calcext:value-type="float">
            <text:p>3.3105</text:p>
          </table:table-cell>
          <table:table-cell office:value-type="float" office:value="1.0837" calcext:value-type="float">
            <text:p>1.0837</text:p>
          </table:table-cell>
          <table:table-cell office:value-type="float" office:value="7.3018" calcext:value-type="float">
            <text:p>7.3018</text:p>
          </table:table-cell>
          <table:table-cell office:value-type="float" office:value="0.0585" calcext:value-type="float">
            <text:p>0.0585</text:p>
          </table:table-cell>
          <table:table-cell office:value-type="float" office:value="4.0369" calcext:value-type="float">
            <text:p>4.0369</text:p>
          </table:table-cell>
          <table:table-cell office:value-type="float" office:value="0.0204" calcext:value-type="float">
            <text:p>0.0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64" calcext:value-type="float">
            <text:p>1.66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13:00</text:p>
          </table:table-cell>
          <table:table-cell table:style-name="ce3"/>
          <table:table-cell office:value-type="float" office:value="1.295" calcext:value-type="float">
            <text:p>1.295</text:p>
          </table:table-cell>
          <table:table-cell office:value-type="float" office:value="0.6715" calcext:value-type="float">
            <text:p>0.67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.6387" calcext:value-type="float">
            <text:p>88.6387</text:p>
          </table:table-cell>
          <table:table-cell office:value-type="float" office:value="0" calcext:value-type="float">
            <text:p>0</text:p>
          </table:table-cell>
          <table:table-cell office:value-type="float" office:value="16.8208" calcext:value-type="float">
            <text:p>16.8208</text:p>
          </table:table-cell>
          <table:table-cell office:value-type="float" office:value="2.6432" calcext:value-type="float">
            <text:p>2.6432</text:p>
          </table:table-cell>
          <table:table-cell office:value-type="float" office:value="4.2143" calcext:value-type="float">
            <text:p>4.2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92" calcext:value-type="float">
            <text:p>0.0292</text:p>
          </table:table-cell>
          <table:table-cell office:value-type="float" office:value="5.5205" calcext:value-type="float">
            <text:p>5.5205</text:p>
          </table:table-cell>
          <table:table-cell office:value-type="float" office:value="2.9484" calcext:value-type="float">
            <text:p>2.9484</text:p>
          </table:table-cell>
          <table:table-cell office:value-type="float" office:value="8.1655" calcext:value-type="float">
            <text:p>8.1655</text:p>
          </table:table-cell>
          <table:table-cell office:value-type="float" office:value="3.4038" calcext:value-type="float">
            <text:p>3.4038</text:p>
          </table:table-cell>
          <table:table-cell office:value-type="float" office:value="7.027" calcext:value-type="float">
            <text:p>7.027</text:p>
          </table:table-cell>
          <table:table-cell office:value-type="float" office:value="9.2501" calcext:value-type="float">
            <text:p>9.2501</text:p>
          </table:table-cell>
          <table:table-cell office:value-type="float" office:value="10.642" calcext:value-type="float">
            <text:p>10.642</text:p>
          </table:table-cell>
          <table:table-cell office:value-type="float" office:value="17.4532" calcext:value-type="float">
            <text:p>17.4532</text:p>
          </table:table-cell>
          <table:table-cell office:value-type="float" office:value="19.7417" calcext:value-type="float">
            <text:p>19.7417</text:p>
          </table:table-cell>
          <table:table-cell office:value-type="float" office:value="9.6235" calcext:value-type="float">
            <text:p>9.6235</text:p>
          </table:table-cell>
          <table:table-cell office:value-type="float" office:value="18.3743" calcext:value-type="float">
            <text:p>18.3743</text:p>
          </table:table-cell>
          <table:table-cell office:value-type="float" office:value="9.1695" calcext:value-type="float">
            <text:p>9.1695</text:p>
          </table:table-cell>
          <table:table-cell office:value-type="float" office:value="17.4314" calcext:value-type="float">
            <text:p>17.4314</text:p>
          </table:table-cell>
          <table:table-cell office:value-type="float" office:value="15.0458" calcext:value-type="float">
            <text:p>15.0458</text:p>
          </table:table-cell>
          <table:table-cell office:value-type="float" office:value="13.6982" calcext:value-type="float">
            <text:p>13.6982</text:p>
          </table:table-cell>
          <table:table-cell office:value-type="float" office:value="13.5549" calcext:value-type="float">
            <text:p>13.5549</text:p>
          </table:table-cell>
          <table:table-cell office:value-type="float" office:value="13.3759" calcext:value-type="float">
            <text:p>13.3759</text:p>
          </table:table-cell>
          <table:table-cell office:value-type="float" office:value="10.232" calcext:value-type="float">
            <text:p>10.232</text:p>
          </table:table-cell>
          <table:table-cell office:value-type="float" office:value="15.4764" calcext:value-type="float">
            <text:p>15.4764</text:p>
          </table:table-cell>
          <table:table-cell office:value-type="float" office:value="14.5677" calcext:value-type="float">
            <text:p>14.5677</text:p>
          </table:table-cell>
          <table:table-cell office:value-type="float" office:value="19.5419" calcext:value-type="float">
            <text:p>19.5419</text:p>
          </table:table-cell>
          <table:table-cell office:value-type="float" office:value="20.0362" calcext:value-type="float">
            <text:p>20.0362</text:p>
          </table:table-cell>
          <table:table-cell office:value-type="float" office:value="19.4654" calcext:value-type="float">
            <text:p>19.4654</text:p>
          </table:table-cell>
          <table:table-cell office:value-type="float" office:value="27.7015" calcext:value-type="float">
            <text:p>27.7015</text:p>
          </table:table-cell>
          <table:table-cell office:value-type="float" office:value="35.518" calcext:value-type="float">
            <text:p>35.518</text:p>
          </table:table-cell>
          <table:table-cell office:value-type="float" office:value="17.2599" calcext:value-type="float">
            <text:p>17.2599</text:p>
          </table:table-cell>
          <table:table-cell office:value-type="float" office:value="18.9948" calcext:value-type="float">
            <text:p>18.9948</text:p>
          </table:table-cell>
          <table:table-cell office:value-type="float" office:value="11.6961" calcext:value-type="float">
            <text:p>11.6961</text:p>
          </table:table-cell>
          <table:table-cell office:value-type="float" office:value="10.8666" calcext:value-type="float">
            <text:p>10.8666</text:p>
          </table:table-cell>
          <table:table-cell office:value-type="float" office:value="23.494" calcext:value-type="float">
            <text:p>23.494</text:p>
          </table:table-cell>
          <table:table-cell office:value-type="float" office:value="15.4764" calcext:value-type="float">
            <text:p>15.4764</text:p>
          </table:table-cell>
          <table:table-cell office:value-type="float" office:value="19.4654" calcext:value-type="float">
            <text:p>19.4654</text:p>
          </table:table-cell>
          <table:table-cell office:value-type="float" office:value="10.1996" calcext:value-type="float">
            <text:p>10.1996</text:p>
          </table:table-cell>
          <table:table-cell office:value-type="float" office:value="17.8001" calcext:value-type="float">
            <text:p>17.8001</text:p>
          </table:table-cell>
          <table:table-cell office:value-type="float" office:value="10.55" calcext:value-type="float">
            <text:p>10.55</text:p>
          </table:table-cell>
          <table:table-cell office:value-type="float" office:value="12.7149" calcext:value-type="float">
            <text:p>12.7149</text:p>
          </table:table-cell>
          <table:table-cell office:value-type="float" office:value="13.0777" calcext:value-type="float">
            <text:p>13.0777</text:p>
          </table:table-cell>
          <table:table-cell office:value-type="float" office:value="10.4863" calcext:value-type="float">
            <text:p>10.4863</text:p>
          </table:table-cell>
          <table:table-cell office:value-type="float" office:value="10.3068" calcext:value-type="float">
            <text:p>10.3068</text:p>
          </table:table-cell>
          <table:table-cell office:value-type="float" office:value="14.5345" calcext:value-type="float">
            <text:p>14.5345</text:p>
          </table:table-cell>
          <table:table-cell office:value-type="float" office:value="5.511" calcext:value-type="float">
            <text:p>5.511</text:p>
          </table:table-cell>
          <table:table-cell office:value-type="float" office:value="5.7227" calcext:value-type="float">
            <text:p>5.7227</text:p>
          </table:table-cell>
          <table:table-cell office:value-type="float" office:value="5.5116" calcext:value-type="float">
            <text:p>5.5116</text:p>
          </table:table-cell>
          <table:table-cell office:value-type="float" office:value="10.8858" calcext:value-type="float">
            <text:p>10.8858</text:p>
          </table:table-cell>
          <table:table-cell office:value-type="float" office:value="7.2871" calcext:value-type="float">
            <text:p>7.2871</text:p>
          </table:table-cell>
          <table:table-cell office:value-type="float" office:value="30.7251" calcext:value-type="float">
            <text:p>30.7251</text:p>
          </table:table-cell>
          <table:table-cell office:value-type="float" office:value="10.9741" calcext:value-type="float">
            <text:p>10.9741</text:p>
          </table:table-cell>
          <table:table-cell office:value-type="float" office:value="36.5172" calcext:value-type="float">
            <text:p>36.5172</text:p>
          </table:table-cell>
          <table:table-cell office:value-type="float" office:value="19.0719" calcext:value-type="float">
            <text:p>19.0719</text:p>
          </table:table-cell>
          <table:table-cell office:value-type="float" office:value="13.4618" calcext:value-type="float">
            <text:p>13.4618</text:p>
          </table:table-cell>
          <table:table-cell table:number-columns-repeated="2" office:value-type="float" office:value="18.6059" calcext:value-type="float">
            <text:p>18.6059</text:p>
          </table:table-cell>
          <table:table-cell office:value-type="float" office:value="6.6726" calcext:value-type="float">
            <text:p>6.6726</text:p>
          </table:table-cell>
          <table:table-cell office:value-type="float" office:value="5.7016" calcext:value-type="float">
            <text:p>5.7016</text:p>
          </table:table-cell>
          <table:table-cell office:value-type="float" office:value="4.6257" calcext:value-type="float">
            <text:p>4.6257</text:p>
          </table:table-cell>
          <table:table-cell office:value-type="float" office:value="22.3359" calcext:value-type="float">
            <text:p>22.3359</text:p>
          </table:table-cell>
          <table:table-cell office:value-type="float" office:value="4.3898" calcext:value-type="float">
            <text:p>4.3898</text:p>
          </table:table-cell>
          <table:table-cell office:value-type="float" office:value="6.5059" calcext:value-type="float">
            <text:p>6.5059</text:p>
          </table:table-cell>
          <table:table-cell office:value-type="float" office:value="4.8175" calcext:value-type="float">
            <text:p>4.8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14:00</text:p>
          </table:table-cell>
          <table:table-cell table:style-name="ce3"/>
          <table:table-cell office:value-type="float" office:value="0.0796" calcext:value-type="float">
            <text:p>0.07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.2983" calcext:value-type="float">
            <text:p>12.2983</text:p>
          </table:table-cell>
          <table:table-cell office:value-type="float" office:value="16.5061" calcext:value-type="float">
            <text:p>16.50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944" calcext:value-type="float">
            <text:p>0.0944</text:p>
          </table:table-cell>
          <table:table-cell office:value-type="float" office:value="10.2455" calcext:value-type="float">
            <text:p>10.2455</text:p>
          </table:table-cell>
          <table:table-cell office:value-type="float" office:value="5.3348" calcext:value-type="float">
            <text:p>5.3348</text:p>
          </table:table-cell>
          <table:table-cell office:value-type="float" office:value="0" calcext:value-type="float">
            <text:p>0</text:p>
          </table:table-cell>
          <table:table-cell office:value-type="float" office:value="4.0585" calcext:value-type="float">
            <text:p>4.0585</text:p>
          </table:table-cell>
          <table:table-cell office:value-type="float" office:value="8.1156" calcext:value-type="float">
            <text:p>8.1156</text:p>
          </table:table-cell>
          <table:table-cell office:value-type="float" office:value="29.1381" calcext:value-type="float">
            <text:p>29.1381</text:p>
          </table:table-cell>
          <table:table-cell office:value-type="float" office:value="22.118" calcext:value-type="float">
            <text:p>22.118</text:p>
          </table:table-cell>
          <table:table-cell office:value-type="float" office:value="23.328" calcext:value-type="float">
            <text:p>23.328</text:p>
          </table:table-cell>
          <table:table-cell office:value-type="float" office:value="37.5001" calcext:value-type="float">
            <text:p>37.5001</text:p>
          </table:table-cell>
          <table:table-cell office:value-type="float" office:value="21.1985" calcext:value-type="float">
            <text:p>21.1985</text:p>
          </table:table-cell>
          <table:table-cell office:value-type="float" office:value="37.1408" calcext:value-type="float">
            <text:p>37.1408</text:p>
          </table:table-cell>
          <table:table-cell office:value-type="float" office:value="26.3663" calcext:value-type="float">
            <text:p>26.3663</text:p>
          </table:table-cell>
          <table:table-cell office:value-type="float" office:value="25.4187" calcext:value-type="float">
            <text:p>25.4187</text:p>
          </table:table-cell>
          <table:table-cell office:value-type="float" office:value="46.1957" calcext:value-type="float">
            <text:p>46.1957</text:p>
          </table:table-cell>
          <table:table-cell office:value-type="float" office:value="21.9331" calcext:value-type="float">
            <text:p>21.9331</text:p>
          </table:table-cell>
          <table:table-cell office:value-type="float" office:value="18.2988" calcext:value-type="float">
            <text:p>18.2988</text:p>
          </table:table-cell>
          <table:table-cell office:value-type="float" office:value="18.8709" calcext:value-type="float">
            <text:p>18.8709</text:p>
          </table:table-cell>
          <table:table-cell office:value-type="float" office:value="19.4952" calcext:value-type="float">
            <text:p>19.4952</text:p>
          </table:table-cell>
          <table:table-cell office:value-type="float" office:value="16.8501" calcext:value-type="float">
            <text:p>16.8501</text:p>
          </table:table-cell>
          <table:table-cell office:value-type="float" office:value="21.1561" calcext:value-type="float">
            <text:p>21.1561</text:p>
          </table:table-cell>
          <table:table-cell office:value-type="float" office:value="18.934" calcext:value-type="float">
            <text:p>18.934</text:p>
          </table:table-cell>
          <table:table-cell office:value-type="float" office:value="15.2461" calcext:value-type="float">
            <text:p>15.2461</text:p>
          </table:table-cell>
          <table:table-cell office:value-type="float" office:value="11.0356" calcext:value-type="float">
            <text:p>11.0356</text:p>
          </table:table-cell>
          <table:table-cell office:value-type="float" office:value="14.4912" calcext:value-type="float">
            <text:p>14.4912</text:p>
          </table:table-cell>
          <table:table-cell office:value-type="float" office:value="14.2279" calcext:value-type="float">
            <text:p>14.2279</text:p>
          </table:table-cell>
          <table:table-cell office:value-type="float" office:value="19.9482" calcext:value-type="float">
            <text:p>19.9482</text:p>
          </table:table-cell>
          <table:table-cell office:value-type="float" office:value="23.2269" calcext:value-type="float">
            <text:p>23.2269</text:p>
          </table:table-cell>
          <table:table-cell office:value-type="float" office:value="13.3131" calcext:value-type="float">
            <text:p>13.3131</text:p>
          </table:table-cell>
          <table:table-cell office:value-type="float" office:value="18.8709" calcext:value-type="float">
            <text:p>18.8709</text:p>
          </table:table-cell>
          <table:table-cell office:value-type="float" office:value="18.934" calcext:value-type="float">
            <text:p>18.934</text:p>
          </table:table-cell>
          <table:table-cell office:value-type="float" office:value="20.0434" calcext:value-type="float">
            <text:p>20.0434</text:p>
          </table:table-cell>
          <table:table-cell office:value-type="float" office:value="14.1437" calcext:value-type="float">
            <text:p>14.1437</text:p>
          </table:table-cell>
          <table:table-cell office:value-type="float" office:value="13.9832" calcext:value-type="float">
            <text:p>13.9832</text:p>
          </table:table-cell>
          <table:table-cell office:value-type="float" office:value="13.7909" calcext:value-type="float">
            <text:p>13.7909</text:p>
          </table:table-cell>
          <table:table-cell office:value-type="float" office:value="10.7699" calcext:value-type="float">
            <text:p>10.7699</text:p>
          </table:table-cell>
          <table:table-cell office:value-type="float" office:value="7.1856" calcext:value-type="float">
            <text:p>7.1856</text:p>
          </table:table-cell>
          <table:table-cell office:value-type="float" office:value="7.2446" calcext:value-type="float">
            <text:p>7.2446</text:p>
          </table:table-cell>
          <table:table-cell office:value-type="float" office:value="9.2333" calcext:value-type="float">
            <text:p>9.2333</text:p>
          </table:table-cell>
          <table:table-cell office:value-type="float" office:value="9.7536" calcext:value-type="float">
            <text:p>9.7536</text:p>
          </table:table-cell>
          <table:table-cell office:value-type="float" office:value="22.1686" calcext:value-type="float">
            <text:p>22.1686</text:p>
          </table:table-cell>
          <table:table-cell office:value-type="float" office:value="24.541" calcext:value-type="float">
            <text:p>24.541</text:p>
          </table:table-cell>
          <table:table-cell office:value-type="float" office:value="18.7469" calcext:value-type="float">
            <text:p>18.7469</text:p>
          </table:table-cell>
          <table:table-cell office:value-type="float" office:value="16.757" calcext:value-type="float">
            <text:p>16.757</text:p>
          </table:table-cell>
          <table:table-cell office:value-type="float" office:value="16.071" calcext:value-type="float">
            <text:p>16.071</text:p>
          </table:table-cell>
          <table:table-cell office:value-type="float" office:value="0" calcext:value-type="float">
            <text:p>0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34.5478" calcext:value-type="float">
            <text:p>34.5478</text:p>
          </table:table-cell>
          <table:table-cell office:value-type="float" office:value="56.0064" calcext:value-type="float">
            <text:p>56.0064</text:p>
          </table:table-cell>
          <table:table-cell table:number-columns-repeated="2" office:value-type="float" office:value="72.5852" calcext:value-type="float">
            <text:p>72.5852</text:p>
          </table:table-cell>
          <table:table-cell office:value-type="float" office:value="55.2027" calcext:value-type="float">
            <text:p>55.2027</text:p>
          </table:table-cell>
          <table:table-cell office:value-type="float" office:value="18.2691" calcext:value-type="float">
            <text:p>18.2691</text:p>
          </table:table-cell>
          <table:table-cell office:value-type="float" office:value="15.5581" calcext:value-type="float">
            <text:p>15.5581</text:p>
          </table:table-cell>
          <table:table-cell office:value-type="float" office:value="17.5144" calcext:value-type="float">
            <text:p>17.5144</text:p>
          </table:table-cell>
          <table:table-cell office:value-type="float" office:value="3.7001" calcext:value-type="float">
            <text:p>3.7001</text:p>
          </table:table-cell>
          <table:table-cell office:value-type="float" office:value="33.311" calcext:value-type="float">
            <text:p>33.311</text:p>
          </table:table-cell>
          <table:table-cell office:value-type="float" office:value="15.2608" calcext:value-type="float">
            <text:p>15.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15:00</text:p>
          </table:table-cell>
          <table:table-cell table:style-name="ce3"/>
          <table:table-cell table:number-columns-repeated="10" office:value-type="float" office:value="0" calcext:value-type="float">
            <text:p>0</text:p>
          </table:table-cell>
          <table:table-cell office:value-type="float" office:value="0.0396" calcext:value-type="float">
            <text:p>0.0396</text:p>
          </table:table-cell>
          <table:table-cell office:value-type="float" office:value="11.9802" calcext:value-type="float">
            <text:p>11.9802</text:p>
          </table:table-cell>
          <table:table-cell office:value-type="float" office:value="10.3617" calcext:value-type="float">
            <text:p>10.36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9" calcext:value-type="float">
            <text:p>0.029</text:p>
          </table:table-cell>
          <table:table-cell office:value-type="float" office:value="4.2422" calcext:value-type="float">
            <text:p>4.2422</text:p>
          </table:table-cell>
          <table:table-cell office:value-type="float" office:value="7.2217" calcext:value-type="float">
            <text:p>7.2217</text:p>
          </table:table-cell>
          <table:table-cell office:value-type="float" office:value="14.4378" calcext:value-type="float">
            <text:p>14.4378</text:p>
          </table:table-cell>
          <table:table-cell office:value-type="float" office:value="22.5442" calcext:value-type="float">
            <text:p>22.5442</text:p>
          </table:table-cell>
          <table:table-cell office:value-type="float" office:value="24.2139" calcext:value-type="float">
            <text:p>24.2139</text:p>
          </table:table-cell>
          <table:table-cell office:value-type="float" office:value="39.5153" calcext:value-type="float">
            <text:p>39.5153</text:p>
          </table:table-cell>
          <table:table-cell office:value-type="float" office:value="20.1985" calcext:value-type="float">
            <text:p>20.1985</text:p>
          </table:table-cell>
          <table:table-cell office:value-type="float" office:value="50.5826" calcext:value-type="float">
            <text:p>50.5826</text:p>
          </table:table-cell>
          <table:table-cell office:value-type="float" office:value="37.5507" calcext:value-type="float">
            <text:p>37.5507</text:p>
          </table:table-cell>
          <table:table-cell office:value-type="float" office:value="23.5073" calcext:value-type="float">
            <text:p>23.5073</text:p>
          </table:table-cell>
          <table:table-cell office:value-type="float" office:value="29.2909" calcext:value-type="float">
            <text:p>29.2909</text:p>
          </table:table-cell>
          <table:table-cell office:value-type="float" office:value="36.0632" calcext:value-type="float">
            <text:p>36.0632</text:p>
          </table:table-cell>
          <table:table-cell office:value-type="float" office:value="20.9414" calcext:value-type="float">
            <text:p>20.9414</text:p>
          </table:table-cell>
          <table:table-cell office:value-type="float" office:value="21.5149" calcext:value-type="float">
            <text:p>21.5149</text:p>
          </table:table-cell>
          <table:table-cell office:value-type="float" office:value="20.568" calcext:value-type="float">
            <text:p>20.568</text:p>
          </table:table-cell>
          <table:table-cell office:value-type="float" office:value="23.2795" calcext:value-type="float">
            <text:p>23.2795</text:p>
          </table:table-cell>
          <table:table-cell office:value-type="float" office:value="22.9566" calcext:value-type="float">
            <text:p>22.9566</text:p>
          </table:table-cell>
          <table:table-cell office:value-type="float" office:value="23.155" calcext:value-type="float">
            <text:p>23.155</text:p>
          </table:table-cell>
          <table:table-cell office:value-type="float" office:value="19.2111" calcext:value-type="float">
            <text:p>19.2111</text:p>
          </table:table-cell>
          <table:table-cell office:value-type="float" office:value="15.5642" calcext:value-type="float">
            <text:p>15.5642</text:p>
          </table:table-cell>
          <table:table-cell office:value-type="float" office:value="21.3144" calcext:value-type="float">
            <text:p>21.3144</text:p>
          </table:table-cell>
          <table:table-cell office:value-type="float" office:value="23.8889" calcext:value-type="float">
            <text:p>23.8889</text:p>
          </table:table-cell>
          <table:table-cell office:value-type="float" office:value="25.0481" calcext:value-type="float">
            <text:p>25.0481</text:p>
          </table:table-cell>
          <table:table-cell office:value-type="float" office:value="20.7708" calcext:value-type="float">
            <text:p>20.7708</text:p>
          </table:table-cell>
          <table:table-cell office:value-type="float" office:value="14.8844" calcext:value-type="float">
            <text:p>14.8844</text:p>
          </table:table-cell>
          <table:table-cell office:value-type="float" office:value="21.5149" calcext:value-type="float">
            <text:p>21.5149</text:p>
          </table:table-cell>
          <table:table-cell office:value-type="float" office:value="23.155" calcext:value-type="float">
            <text:p>23.155</text:p>
          </table:table-cell>
          <table:table-cell office:value-type="float" office:value="18.4369" calcext:value-type="float">
            <text:p>18.4369</text:p>
          </table:table-cell>
          <table:table-cell office:value-type="float" office:value="24.9008" calcext:value-type="float">
            <text:p>24.9008</text:p>
          </table:table-cell>
          <table:table-cell office:value-type="float" office:value="22.9359" calcext:value-type="float">
            <text:p>22.9359</text:p>
          </table:table-cell>
          <table:table-cell office:value-type="float" office:value="23.1975" calcext:value-type="float">
            <text:p>23.1975</text:p>
          </table:table-cell>
          <table:table-cell office:value-type="float" office:value="12.5199" calcext:value-type="float">
            <text:p>12.5199</text:p>
          </table:table-cell>
          <table:table-cell office:value-type="float" office:value="20.2356" calcext:value-type="float">
            <text:p>20.2356</text:p>
          </table:table-cell>
          <table:table-cell office:value-type="float" office:value="21.6244" calcext:value-type="float">
            <text:p>21.6244</text:p>
          </table:table-cell>
          <table:table-cell office:value-type="float" office:value="20.6343" calcext:value-type="float">
            <text:p>20.6343</text:p>
          </table:table-cell>
          <table:table-cell office:value-type="float" office:value="12.5905" calcext:value-type="float">
            <text:p>12.5905</text:p>
          </table:table-cell>
          <table:table-cell office:value-type="float" office:value="20.7309" calcext:value-type="float">
            <text:p>20.7309</text:p>
          </table:table-cell>
          <table:table-cell office:value-type="float" office:value="31.4513" calcext:value-type="float">
            <text:p>31.4513</text:p>
          </table:table-cell>
          <table:table-cell office:value-type="float" office:value="25.502" calcext:value-type="float">
            <text:p>25.502</text:p>
          </table:table-cell>
          <table:table-cell office:value-type="float" office:value="21.7324" calcext:value-type="float">
            <text:p>21.7324</text:p>
          </table:table-cell>
          <table:table-cell office:value-type="float" office:value="9.917" calcext:value-type="float">
            <text:p>9.917</text:p>
          </table:table-cell>
          <table:table-cell office:value-type="float" office:value="0" calcext:value-type="float">
            <text:p>0</text:p>
          </table:table-cell>
          <table:table-cell office:value-type="float" office:value="18.1681" calcext:value-type="float">
            <text:p>18.1681</text:p>
          </table:table-cell>
          <table:table-cell office:value-type="float" office:value="17.4594" calcext:value-type="float">
            <text:p>17.4594</text:p>
          </table:table-cell>
          <table:table-cell office:value-type="float" office:value="17.45" calcext:value-type="float">
            <text:p>17.45</text:p>
          </table:table-cell>
          <table:table-cell table:number-columns-repeated="2" office:value-type="float" office:value="29.1196" calcext:value-type="float">
            <text:p>29.1196</text:p>
          </table:table-cell>
          <table:table-cell office:value-type="float" office:value="74.2673" calcext:value-type="float">
            <text:p>74.2673</text:p>
          </table:table-cell>
          <table:table-cell office:value-type="float" office:value="43.8368" calcext:value-type="float">
            <text:p>43.8368</text:p>
          </table:table-cell>
          <table:table-cell office:value-type="float" office:value="7.3347" calcext:value-type="float">
            <text:p>7.3347</text:p>
          </table:table-cell>
          <table:table-cell office:value-type="float" office:value="0" calcext:value-type="float">
            <text:p>0</text:p>
          </table:table-cell>
          <table:table-cell office:value-type="float" office:value="5.6764" calcext:value-type="float">
            <text:p>5.6764</text:p>
          </table:table-cell>
          <table:table-cell office:value-type="float" office:value="23.3135" calcext:value-type="float">
            <text:p>23.3135</text:p>
          </table:table-cell>
          <table:table-cell office:value-type="float" office:value="23.2446" calcext:value-type="float">
            <text:p>23.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16:00</text:p>
          </table:table-cell>
          <table:table-cell table:style-name="ce3"/>
          <table:table-cell table:number-columns-repeated="12"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  <table:table-cell office:value-type="float" office:value="13.2638" calcext:value-type="float">
            <text:p>13.2638</text:p>
          </table:table-cell>
          <table:table-cell office:value-type="float" office:value="18.151" calcext:value-type="float">
            <text:p>18.151</text:p>
          </table:table-cell>
          <table:table-cell office:value-type="float" office:value="22.9961" calcext:value-type="float">
            <text:p>22.9961</text:p>
          </table:table-cell>
          <table:table-cell office:value-type="float" office:value="13.33" calcext:value-type="float">
            <text:p>13.33</text:p>
          </table:table-cell>
          <table:table-cell office:value-type="float" office:value="24.3331" calcext:value-type="float">
            <text:p>24.3331</text:p>
          </table:table-cell>
          <table:table-cell office:value-type="float" office:value="71.7645" calcext:value-type="float">
            <text:p>71.7645</text:p>
          </table:table-cell>
          <table:table-cell office:value-type="float" office:value="20.3433" calcext:value-type="float">
            <text:p>20.3433</text:p>
          </table:table-cell>
          <table:table-cell office:value-type="float" office:value="17.1541" calcext:value-type="float">
            <text:p>17.1541</text:p>
          </table:table-cell>
          <table:table-cell office:value-type="float" office:value="20.0594" calcext:value-type="float">
            <text:p>20.0594</text:p>
          </table:table-cell>
          <table:table-cell office:value-type="float" office:value="19.3744" calcext:value-type="float">
            <text:p>19.3744</text:p>
          </table:table-cell>
          <table:table-cell office:value-type="float" office:value="21.7084" calcext:value-type="float">
            <text:p>21.7084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16.9732" calcext:value-type="float">
            <text:p>16.9732</text:p>
          </table:table-cell>
          <table:table-cell office:value-type="float" office:value="18.3785" calcext:value-type="float">
            <text:p>18.3785</text:p>
          </table:table-cell>
          <table:table-cell office:value-type="float" office:value="23.9943" calcext:value-type="float">
            <text:p>23.9943</text:p>
          </table:table-cell>
          <table:table-cell office:value-type="float" office:value="28.718" calcext:value-type="float">
            <text:p>28.718</text:p>
          </table:table-cell>
          <table:table-cell office:value-type="float" office:value="24.53" calcext:value-type="float">
            <text:p>24.53</text:p>
          </table:table-cell>
          <table:table-cell office:value-type="float" office:value="20.413" calcext:value-type="float">
            <text:p>20.413</text:p>
          </table:table-cell>
          <table:table-cell office:value-type="float" office:value="19.258" calcext:value-type="float">
            <text:p>19.258</text:p>
          </table:table-cell>
          <table:table-cell office:value-type="float" office:value="18.3562" calcext:value-type="float">
            <text:p>18.3562</text:p>
          </table:table-cell>
          <table:table-cell office:value-type="float" office:value="20.4895" calcext:value-type="float">
            <text:p>20.4895</text:p>
          </table:table-cell>
          <table:table-cell office:value-type="float" office:value="22.5776" calcext:value-type="float">
            <text:p>22.5776</text:p>
          </table:table-cell>
          <table:table-cell office:value-type="float" office:value="21.7084" calcext:value-type="float">
            <text:p>21.7084</text:p>
          </table:table-cell>
          <table:table-cell office:value-type="float" office:value="23.9943" calcext:value-type="float">
            <text:p>23.9943</text:p>
          </table:table-cell>
          <table:table-cell office:value-type="float" office:value="21.5517" calcext:value-type="float">
            <text:p>21.5517</text:p>
          </table:table-cell>
          <table:table-cell office:value-type="float" office:value="17.5124" calcext:value-type="float">
            <text:p>17.5124</text:p>
          </table:table-cell>
          <table:table-cell office:value-type="float" office:value="17.2909" calcext:value-type="float">
            <text:p>17.2909</text:p>
          </table:table-cell>
          <table:table-cell office:value-type="float" office:value="18.3272" calcext:value-type="float">
            <text:p>18.3272</text:p>
          </table:table-cell>
          <table:table-cell office:value-type="float" office:value="20.7258" calcext:value-type="float">
            <text:p>20.7258</text:p>
          </table:table-cell>
          <table:table-cell office:value-type="float" office:value="18.2795" calcext:value-type="float">
            <text:p>18.2795</text:p>
          </table:table-cell>
          <table:table-cell office:value-type="float" office:value="21.1065" calcext:value-type="float">
            <text:p>21.1065</text:p>
          </table:table-cell>
          <table:table-cell office:value-type="float" office:value="25.1897" calcext:value-type="float">
            <text:p>25.1897</text:p>
          </table:table-cell>
          <table:table-cell office:value-type="float" office:value="20.9159" calcext:value-type="float">
            <text:p>20.9159</text:p>
          </table:table-cell>
          <table:table-cell office:value-type="float" office:value="18.2554" calcext:value-type="float">
            <text:p>18.2554</text:p>
          </table:table-cell>
          <table:table-cell office:value-type="float" office:value="13.5735" calcext:value-type="float">
            <text:p>13.5735</text:p>
          </table:table-cell>
          <table:table-cell office:value-type="float" office:value="14.1409" calcext:value-type="float">
            <text:p>14.1409</text:p>
          </table:table-cell>
          <table:table-cell office:value-type="float" office:value="10.6644" calcext:value-type="float">
            <text:p>10.6644</text:p>
          </table:table-cell>
          <table:table-cell office:value-type="float" office:value="2.8847" calcext:value-type="float">
            <text:p>2.8847</text:p>
          </table:table-cell>
          <table:table-cell office:value-type="float" office:value="0.0169" calcext:value-type="float">
            <text:p>0.01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.4945" calcext:value-type="float">
            <text:p>13.4945</text:p>
          </table:table-cell>
          <table:table-cell office:value-type="float" office:value="20.691" calcext:value-type="float">
            <text:p>20.691</text:p>
          </table:table-cell>
          <table:table-cell office:value-type="float" office:value="23.6635" calcext:value-type="float">
            <text:p>23.6635</text:p>
          </table:table-cell>
          <table:table-cell office:value-type="float" office:value="33.0943" calcext:value-type="float">
            <text:p>33.0943</text:p>
          </table:table-cell>
          <table:table-cell office:value-type="float" office:value="0" calcext:value-type="float">
            <text:p>0</text:p>
          </table:table-cell>
          <table:table-cell office:value-type="float" office:value="38.316" calcext:value-type="float">
            <text:p>38.316</text:p>
          </table:table-cell>
          <table:table-cell office:value-type="float" office:value="23.4316" calcext:value-type="float">
            <text:p>23.4316</text:p>
          </table:table-cell>
          <table:table-cell office:value-type="float" office:value="76.0285" calcext:value-type="float">
            <text:p>76.0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17:00</text:p>
          </table:table-cell>
          <table:table-cell table:style-name="ce3"/>
          <table:table-cell table:number-columns-repeated="26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1" calcext:value-type="float">
            <text:p>0.0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924" calcext:value-type="float">
            <text:p>1.3924</text:p>
          </table:table-cell>
          <table:table-cell office:value-type="float" office:value="49.7401" calcext:value-type="float">
            <text:p>49.7401</text:p>
          </table:table-cell>
          <table:table-cell office:value-type="float" office:value="0.7968" calcext:value-type="float">
            <text:p>0.7968</text:p>
          </table:table-cell>
          <table:table-cell office:value-type="float" office:value="4.5635" calcext:value-type="float">
            <text:p>4.5635</text:p>
          </table:table-cell>
          <table:table-cell office:value-type="float" office:value="10.2705" calcext:value-type="float">
            <text:p>10.2705</text:p>
          </table:table-cell>
          <table:table-cell office:value-type="float" office:value="7.3129" calcext:value-type="float">
            <text:p>7.3129</text:p>
          </table:table-cell>
          <table:table-cell office:value-type="float" office:value="3.9662" calcext:value-type="float">
            <text:p>3.9662</text:p>
          </table:table-cell>
          <table:table-cell office:value-type="float" office:value="2.7403" calcext:value-type="float">
            <text:p>2.7403</text:p>
          </table:table-cell>
          <table:table-cell office:value-type="float" office:value="3.6391" calcext:value-type="float">
            <text:p>3.6391</text:p>
          </table:table-cell>
          <table:table-cell office:value-type="float" office:value="5.1115" calcext:value-type="float">
            <text:p>5.1115</text:p>
          </table:table-cell>
          <table:table-cell office:value-type="float" office:value="9.2562" calcext:value-type="float">
            <text:p>9.2562</text:p>
          </table:table-cell>
          <table:table-cell office:value-type="float" office:value="11.2838" calcext:value-type="float">
            <text:p>11.2838</text:p>
          </table:table-cell>
          <table:table-cell office:value-type="float" office:value="7.4621" calcext:value-type="float">
            <text:p>7.4621</text:p>
          </table:table-cell>
          <table:table-cell office:value-type="float" office:value="4.4029" calcext:value-type="float">
            <text:p>4.4029</text:p>
          </table:table-cell>
          <table:table-cell office:value-type="float" office:value="3.8837" calcext:value-type="float">
            <text:p>3.8837</text:p>
          </table:table-cell>
          <table:table-cell office:value-type="float" office:value="4.1727" calcext:value-type="float">
            <text:p>4.1727</text:p>
          </table:table-cell>
          <table:table-cell office:value-type="float" office:value="11.3653" calcext:value-type="float">
            <text:p>11.3653</text:p>
          </table:table-cell>
          <table:table-cell office:value-type="float" office:value="7.3129" calcext:value-type="float">
            <text:p>7.3129</text:p>
          </table:table-cell>
          <table:table-cell office:value-type="float" office:value="5.1115" calcext:value-type="float">
            <text:p>5.1115</text:p>
          </table:table-cell>
          <table:table-cell office:value-type="float" office:value="1.655" calcext:value-type="float">
            <text:p>1.655</text:p>
          </table:table-cell>
          <table:table-cell office:value-type="float" office:value="7.9791" calcext:value-type="float">
            <text:p>7.9791</text:p>
          </table:table-cell>
          <table:table-cell office:value-type="float" office:value="9.321" calcext:value-type="float">
            <text:p>9.321</text:p>
          </table:table-cell>
          <table:table-cell office:value-type="float" office:value="5.6901" calcext:value-type="float">
            <text:p>5.6901</text:p>
          </table:table-cell>
          <table:table-cell office:value-type="float" office:value="11.6041" calcext:value-type="float">
            <text:p>11.6041</text:p>
          </table:table-cell>
          <table:table-cell office:value-type="float" office:value="9.7092" calcext:value-type="float">
            <text:p>9.7092</text:p>
          </table:table-cell>
          <table:table-cell office:value-type="float" office:value="8.2019" calcext:value-type="float">
            <text:p>8.2019</text:p>
          </table:table-cell>
          <table:table-cell office:value-type="float" office:value="6.6256" calcext:value-type="float">
            <text:p>6.6256</text:p>
          </table:table-cell>
          <table:table-cell office:value-type="float" office:value="11.7606" calcext:value-type="float">
            <text:p>11.7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891" calcext:value-type="float">
            <text:p>0.189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3678" calcext:value-type="float">
            <text:p>1.36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1522" calcext:value-type="float">
            <text:p>1.1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18:00</text:p>
          </table:table-cell>
          <table:table-cell table:style-name="ce3"/>
          <table:table-cell table:number-columns-repeated="39" office:value-type="float" office:value="0" calcext:value-type="float">
            <text:p>0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03" calcext:value-type="float">
            <text:p>0.0603</text:p>
          </table:table-cell>
          <table:table-cell office:value-type="float" office:value="5.2634" calcext:value-type="float">
            <text:p>5.2634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318" calcext:value-type="float">
            <text:p>0.0318</text:p>
          </table:table-cell>
          <table:table-cell office:value-type="float" office:value="1.1918" calcext:value-type="float">
            <text:p>1.1918</text:p>
          </table:table-cell>
          <table:table-cell office:value-type="float" office:value="0.0806" calcext:value-type="float">
            <text:p>0.0806</text:p>
          </table:table-cell>
          <table:table-cell office:value-type="float" office:value="5.2634" calcext:value-type="float">
            <text:p>5.2634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3387" calcext:value-type="float">
            <text:p>0.3387</text:p>
          </table:table-cell>
          <table:table-cell office:value-type="float" office:value="0" calcext:value-type="float">
            <text:p>0</text:p>
          </table:table-cell>
          <table:table-cell office:value-type="float" office:value="2.7308" calcext:value-type="float">
            <text:p>2.730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15" calcext:value-type="float">
            <text:p>0.31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108" calcext:value-type="float">
            <text:p>0.0108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277" calcext:value-type="float">
            <text:p>0.02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19:00</text:p>
          </table:table-cell>
          <table:table-cell table:style-name="ce3"/>
          <table:table-cell table:number-columns-repeated="45" office:value-type="float" office:value="0" calcext:value-type="float">
            <text:p>0</text:p>
          </table:table-cell>
          <table:table-cell office:value-type="float" office:value="0.0358" calcext:value-type="float">
            <text:p>0.03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98" calcext:value-type="float">
            <text:p>0.0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75" calcext:value-type="float">
            <text:p>0.0175</text:p>
          </table:table-cell>
          <table:table-cell office:value-type="float" office:value="0" calcext:value-type="float">
            <text:p>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03" calcext:value-type="float">
            <text:p>0.030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20:00</text:p>
          </table:table-cell>
          <table:table-cell table:style-name="ce3"/>
          <table:table-cell table:number-columns-repeated="50" office:value-type="float" office:value="0" calcext:value-type="float">
            <text:p>0</text:p>
          </table:table-cell>
          <table:table-cell office:value-type="float" office:value="0.0314" calcext:value-type="float">
            <text:p>0.03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05" calcext:value-type="float">
            <text:p>0.0105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21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22:00</text:p>
          </table:table-cell>
          <table:table-cell table:style-name="ce3"/>
          <table:table-cell table:number-columns-repeated="39"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28" calcext:value-type="float">
            <text:p>0.01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31" calcext:value-type="float">
            <text:p>0.013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6 23:00</text:p>
          </table:table-cell>
          <table:table-cell table:style-name="ce3"/>
          <table:table-cell table:number-columns-repeated="37" office:value-type="float" office:value="0" calcext:value-type="float">
            <text:p>0</text:p>
          </table:table-cell>
          <table:table-cell office:value-type="float" office:value="0.0463" calcext:value-type="float">
            <text:p>0.04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394" calcext:value-type="float">
            <text:p>0.03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481" calcext:value-type="float">
            <text:p>0.048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00:00</text:p>
          </table:table-cell>
          <table:table-cell table:style-name="ce3"/>
          <table:table-cell table:number-columns-repeated="39" office:value-type="float" office:value="0" calcext:value-type="float">
            <text:p>0</text:p>
          </table:table-cell>
          <table:table-cell office:value-type="float" office:value="0.3751" calcext:value-type="float">
            <text:p>0.37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751" calcext:value-type="float">
            <text:p>0.375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01:00</text:p>
          </table:table-cell>
          <table:table-cell table:style-name="ce3"/>
          <table:table-cell table:number-columns-repeated="35" office:value-type="float" office:value="0" calcext:value-type="float">
            <text:p>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94" calcext:value-type="float">
            <text:p>0.0294</text:p>
          </table:table-cell>
          <table:table-cell office:value-type="float" office:value="0" calcext:value-type="float">
            <text:p>0</text:p>
          </table:table-cell>
          <table:table-cell office:value-type="float" office:value="0.0255" calcext:value-type="float">
            <text:p>0.02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36" calcext:value-type="float">
            <text:p>0.0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246" calcext:value-type="float">
            <text:p>0.0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82" calcext:value-type="float">
            <text:p>0.0282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02:00</text:p>
          </table:table-cell>
          <table:table-cell table:style-name="ce3"/>
          <table:table-cell table:number-columns-repeated="46" office:value-type="float" office:value="0" calcext:value-type="float">
            <text:p>0</text:p>
          </table:table-cell>
          <table:table-cell office:value-type="float" office:value="0.408" calcext:value-type="float">
            <text:p>0.408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03:00</text:p>
          </table:table-cell>
          <table:table-cell table:style-name="ce3"/>
          <table:table-cell table:number-columns-repeated="36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1316" calcext:value-type="float">
            <text:p>0.131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04:00</text:p>
          </table:table-cell>
          <table:table-cell table:style-name="ce3"/>
          <table:table-cell table:number-columns-repeated="38"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75" calcext:value-type="float">
            <text:p>0.0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05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06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07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08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09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10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11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12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13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14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15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16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17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18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19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20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21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22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7 23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4-04-18 00:00</text:p>
          </table:table-cell>
          <table:table-cell table:style-name="ce3"/>
          <table:table-cell table:number-columns-repeated="81" office:value-type="float" office:value="0" calcext:value-type="float">
            <text:p>0</text:p>
          </table:table-cell>
        </table:table-row>
        <table:table-row table:style-name="ro1" table:number-rows-repeated="1048473">
          <table:table-cell table:number-columns-repeated="83"/>
        </table:table-row>
        <table:table-row table:style-name="ro1">
          <table:table-cell table:number-columns-repeated="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Display" svg:font-family="'Aptos Display'" style:font-family-generic="swiss"/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c1e5f5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3d6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2f1c8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aeefb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2cfee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d9f2d0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3cbeb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6c6ad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84e291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96dcf8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e59edd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b4e5a2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6b1e1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2aa84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47d45a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61cbf4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d86ecc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8ed973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56082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97132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196b24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0f9ed5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a02b93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4ea72e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ptos Narrow" fo:font-family="'Aptos Narrow'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156082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64bee6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46b1e1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e2841" style:text-outline="false" style:text-line-through-style="none" style:text-line-through-type="none" style:font-name="Aptos Display" fo:font-family="'Aptos Display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156082" style:border-line-width-bottom="0.0071in 0.0102in 0.0071in" style:diagonal-bl-tr="none" style:diagonal-tl-br="none" fo:border-left="none" fo:border-right="none" fo:border-top="0.74pt solid #156082"/>
      <style:text-properties fo:color="#00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NCM_5f_rainfall_5f_April14-17" style:display-name="PageStyle_NCM_rainfall_April14-17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Sajid Pareeth</meta:initial-creator>
    <meta:creation-date>2024-07-22T12:50:53</meta:creation-date>
    <dc:date>2024-07-25T13:37:49.470639843</dc:date>
    <meta:generator>LibreOffice/7.3.7.2$Linux_X86_64 LibreOffice_project/30$Build-2</meta:generator>
    <meta:editing-duration>PT1H43M53S</meta:editing-duration>
    <meta:editing-cycles>12</meta:editing-cycles>
    <meta:document-statistic meta:table-count="2" meta:cell-count="9737" meta:object-count="0"/>
    <meta:user-defined meta:name="AppVersion">16.0300</meta:user-defined>
  </office:meta>
</office:document-meta>
</file>